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>
      <style:text-properties fo:background-color="#ffffff"/>
    </style:style>
    <style:style style:name="T3_26" style:family="text">
      <style:text-properties fo:background-color="#ffffff"/>
    </style:style>
    <style:style style:name="T3_27" style:family="text">
      <style:text-properties fo:background-color="#ffffff"/>
    </style:style>
    <style:style style:name="T3_28" style:family="text">
      <style:text-properties fo:background-color="#ffffff"/>
    </style:style>
    <style:style style:name="T3_29" style:family="text">
      <style:text-properties fo:background-color="#ffffff"/>
    </style:style>
    <style:style style:name="T3_30" style:family="text">
      <style:text-properties fo:background-color="#ffffff"/>
    </style:style>
    <style:style style:name="T3_31" style:family="text">
      <style:text-properties fo:background-color="#ffffff"/>
    </style:style>
    <style:style style:name="T3_32" style:family="text">
      <style:text-properties fo:background-color="#ffffff"/>
    </style:style>
    <style:style style:name="T3_33" style:family="text">
      <style:text-properties fo:background-color="#ffffff"/>
    </style:style>
    <style:style style:name="T3_34" style:family="text">
      <style:text-properties fo:background-color="#ffffff"/>
    </style:style>
    <style:style style:name="T3_35" style:family="text">
      <style:text-properties fo:background-color="#ffffff"/>
    </style:style>
    <style:style style:name="T3_36" style:family="text">
      <style:text-properties fo:background-color="#ffffff"/>
    </style:style>
    <style:style style:name="T3_37" style:family="text">
      <style:text-properties fo:background-color="#ffffff"/>
    </style:style>
    <style:style style:name="T3_38" style:family="text">
      <style:text-properties fo:background-color="#ffffff"/>
    </style:style>
    <style:style style:name="T3_39" style:family="text">
      <style:text-properties fo:background-color="#ffffff"/>
    </style:style>
    <style:style style:name="T3_40" style:family="text">
      <style:text-properties fo:background-color="#ffffff"/>
    </style:style>
    <style:style style:name="T3_41" style:family="text">
      <style:text-properties fo:background-color="#ffffff"/>
    </style:style>
    <style:style style:name="T3_42" style:family="text">
      <style:text-properties fo:background-color="#ffffff"/>
    </style:style>
    <style:style style:name="T3_43" style:family="text">
      <style:text-properties fo:background-color="#ffffff"/>
    </style:style>
    <style:style style:name="T3_44" style:family="text">
      <style:text-properties fo:background-color="#ffffff"/>
    </style:style>
    <style:style style:name="T3_45" style:family="text">
      <style:text-properties fo:background-color="#ffffff"/>
    </style:style>
    <style:style style:name="T3_46" style:family="text">
      <style:text-properties fo:background-color="#ffffff"/>
    </style:style>
    <style:style style:name="T3_47" style:family="text">
      <style:text-properties fo:background-color="#ffffff"/>
    </style:style>
    <style:style style:name="T3_48" style:family="text">
      <style:text-properties fo:background-color="#ffffff"/>
    </style:style>
    <style:style style:name="T3_49" style:family="text">
      <style:text-properties fo:background-color="#ffffff"/>
    </style:style>
    <style:style style:name="T3_50" style:family="text">
      <style:text-properties fo:background-color="#ffffff"/>
    </style:style>
    <style:style style:name="T3_51" style:family="text">
      <style:text-properties fo:background-color="#ffffff"/>
    </style:style>
    <style:style style:name="T3_52" style:family="text">
      <style:text-properties fo:background-color="#ffffff"/>
    </style:style>
    <style:style style:name="T3_53" style:family="text">
      <style:text-properties fo:background-color="#ffffff"/>
    </style:style>
    <style:style style:name="T3_54" style:family="text">
      <style:text-properties fo:background-color="#ffffff"/>
    </style:style>
    <style:style style:name="T3_55" style:family="text">
      <style:text-properties fo:background-color="#ffffff"/>
    </style:style>
    <style:style style:name="T3_56" style:family="text">
      <style:text-properties fo:background-color="#ffffff"/>
    </style:style>
    <style:style style:name="T3_57" style:family="text">
      <style:text-properties fo:background-color="#ffffff"/>
    </style:style>
    <style:style style:name="T3_58" style:family="text">
      <style:text-properties fo:background-color="#ffffff"/>
    </style:style>
    <style:style style:name="T3_59" style:family="text">
      <style:text-properties fo:background-color="#ffffff"/>
    </style:style>
    <style:style style:name="T3_60" style:family="text">
      <style:text-properties fo:background-color="#ffffff"/>
    </style:style>
    <style:style style:name="T3_61" style:family="text">
      <style:text-properties fo:background-color="#ffffff"/>
    </style:style>
    <style:style style:name="T3_62" style:family="text">
      <style:text-properties fo:background-color="#ffffff"/>
    </style:style>
    <style:style style:name="T3_63" style:family="text">
      <style:text-properties fo:background-color="#ffffff"/>
    </style:style>
    <style:style style:name="T3_64" style:family="text">
      <style:text-properties fo:background-color="#ffffff"/>
    </style:style>
    <style:style style:name="T3_65" style:family="text">
      <style:text-properties fo:background-color="#ffffff"/>
    </style:style>
    <style:style style:name="T3_66" style:family="text">
      <style:text-properties fo:background-color="#ffffff"/>
    </style:style>
    <style:style style:name="T3_67" style:family="text">
      <style:text-properties fo:background-color="#ffffff"/>
    </style:style>
    <style:style style:name="T3_68" style:family="text">
      <style:text-properties fo:background-color="#ffffff"/>
    </style:style>
    <style:style style:name="T3_69" style:family="text">
      <style:text-properties fo:background-color="#ffffff"/>
    </style:style>
    <style:style style:name="T3_70" style:family="text">
      <style:text-properties fo:background-color="#ffffff"/>
    </style:style>
    <style:style style:name="T3_71" style:family="text">
      <style:text-properties fo:background-color="#ffffff"/>
    </style:style>
    <style:style style:name="T3_72" style:family="text">
      <style:text-properties fo:background-color="#ffffff"/>
    </style:style>
    <style:style style:name="T3_73" style:family="text">
      <style:text-properties fo:background-color="#ffffff"/>
    </style:style>
    <style:style style:name="T3_74" style:family="text">
      <style:text-properties fo:background-color="#ffffff"/>
    </style:style>
    <style:style style:name="T3_75" style:family="text">
      <style:text-properties fo:background-color="#ffffff"/>
    </style:style>
    <style:style style:name="T3_76" style:family="text">
      <style:text-properties fo:background-color="#ffffff"/>
    </style:style>
    <style:style style:name="T3_77" style:family="text">
      <style:text-properties fo:background-color="#ffffff"/>
    </style:style>
    <style:style style:name="T3_78" style:family="text">
      <style:text-properties fo:background-color="#ffffff"/>
    </style:style>
    <style:style style:name="T3_79" style:family="text">
      <style:text-properties fo:background-color="#ffffff"/>
    </style:style>
    <style:style style:name="T3_80" style:family="text">
      <style:text-properties fo:background-color="#ffffff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>
      <style:text-properties fo:background-color="#ffffff"/>
    </style:style>
    <style:style style:name="T5_6" style:family="text">
      <style:text-properties fo:background-color="#ffffff"/>
    </style:style>
    <style:style style:name="T5_7" style:family="text">
      <style:text-properties fo:background-color="#ffffff"/>
    </style:style>
    <style:style style:name="T5_8" style:family="text">
      <style:text-properties fo:background-color="#ffffff"/>
    </style:style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/>
    </style:style>
    <style:style style:name="T5_18" style:family="text">
      <style:text-properties fo:background-color="#ffffff"/>
    </style:style>
    <style:style style:name="T5_19" style:family="text">
      <style:text-properties fo:background-color="#ffffff"/>
    </style:style>
    <style:style style:name="T5_20" style:family="text">
      <style:text-properties fo:background-color="#ffffff"/>
    </style:style>
    <style:style style:name="T5_21" style:family="text">
      <style:text-properties fo:background-color="#ffffff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T5_29" style:family="text">
      <style:text-properties fo:background-color="#ffffff"/>
    </style:style>
    <style:style style:name="T5_30" style:family="text">
      <style:text-properties fo:background-color="#ffffff"/>
    </style:style>
    <style:style style:name="T5_31" style:family="text">
      <style:text-properties fo:background-color="#ffffff"/>
    </style:style>
    <style:style style:name="T5_32" style:family="text">
      <style:text-properties fo:background-color="#ffffff"/>
    </style:style>
    <style:style style:name="T5_33" style:family="text">
      <style:text-properties fo:background-color="#ffffff"/>
    </style:style>
    <style:style style:name="T5_34" style:family="text">
      <style:text-properties fo:background-color="#ffffff"/>
    </style:style>
    <style:style style:name="T5_35" style:family="text">
      <style:text-properties fo:background-color="#ffffff"/>
    </style:style>
    <style:style style:name="T5_36" style:family="text">
      <style:text-properties fo:background-color="#ffffff"/>
    </style:style>
    <style:style style:name="T5_37" style:family="text">
      <style:text-properties fo:background-color="#ffffff"/>
    </style:style>
    <style:style style:name="T5_38" style:family="text">
      <style:text-properties fo:background-color="#ffffff"/>
    </style:style>
    <style:style style:name="T5_39" style:family="text">
      <style:text-properties fo:background-color="#ffffff"/>
    </style:style>
    <style:style style:name="T5_40" style:family="text">
      <style:text-properties fo:background-color="#ffffff"/>
    </style:style>
    <style:style style:name="T5_41" style:family="text">
      <style:text-properties fo:background-color="#ffffff"/>
    </style:style>
    <style:style style:name="T5_42" style:family="text">
      <style:text-properties fo:background-color="#ffffff"/>
    </style:style>
    <style:style style:name="T5_43" style:family="text">
      <style:text-properties fo:background-color="#ffffff"/>
    </style:style>
    <style:style style:name="T5_44" style:family="text">
      <style:text-properties fo:background-color="#ffffff"/>
    </style:style>
    <style:style style:name="T5_45" style:family="text">
      <style:text-properties fo:background-color="#ffffff"/>
    </style:style>
    <style:style style:name="T5_46" style:family="text">
      <style:text-properties fo:background-color="#ffffff"/>
    </style:style>
    <style:style style:name="T5_47" style:family="text">
      <style:text-properties fo:background-color="#ffffff"/>
    </style:style>
    <style:style style:name="T5_48" style:family="text">
      <style:text-properties fo:background-color="#ffffff"/>
    </style:style>
    <style:style style:name="T5_49" style:family="text">
      <style:text-properties fo:background-color="#ffffff"/>
    </style:style>
    <style:style style:name="T5_50" style:family="text">
      <style:text-properties fo:background-color="#ffffff"/>
    </style:style>
    <style:style style:name="T5_51" style:family="text">
      <style:text-properties fo:background-color="#ffffff"/>
    </style:style>
    <style:style style:name="T5_52" style:family="text">
      <style:text-properties fo:background-color="#ffffff"/>
    </style:style>
    <style:style style:name="T5_53" style:family="text">
      <style:text-properties fo:background-color="#ffffff"/>
    </style:style>
    <style:style style:name="T5_54" style:family="text">
      <style:text-properties fo:background-color="#ffffff"/>
    </style:style>
    <style:style style:name="T5_55" style:family="text">
      <style:text-properties fo:background-color="#ffffff"/>
    </style:style>
    <style:style style:name="T5_56" style:family="text">
      <style:text-properties fo:background-color="#ffffff"/>
    </style:style>
    <style:style style:name="T5_57" style:family="text">
      <style:text-properties fo:background-color="#ffffff"/>
    </style:style>
    <style:style style:name="T5_58" style:family="text">
      <style:text-properties fo:background-color="#ffffff"/>
    </style:style>
    <style:style style:name="T5_59" style:family="text">
      <style:text-properties fo:background-color="#ffffff"/>
    </style:style>
    <style:style style:name="T5_60" style:family="text">
      <style:text-properties fo:background-color="#ffffff"/>
    </style:style>
    <style:style style:name="T5_61" style:family="text">
      <style:text-properties fo:background-color="#ffffff"/>
    </style:style>
    <style:style style:name="T5_62" style:family="text">
      <style:text-properties fo:background-color="#ffffff"/>
    </style:style>
    <style:style style:name="T5_63" style:family="text">
      <style:text-properties fo:background-color="#ffffff"/>
    </style:style>
    <style:style style:name="T5_64" style:family="text">
      <style:text-properties fo:background-color="#ffffff"/>
    </style:style>
    <style:style style:name="T5_65" style:family="text">
      <style:text-properties fo:background-color="#ffffff"/>
    </style:style>
    <style:style style:name="T5_66" style:family="text">
      <style:text-properties fo:background-color="#ffffff"/>
    </style:style>
    <style:style style:name="T5_67" style:family="text">
      <style:text-properties fo:background-color="#ffffff"/>
    </style:style>
    <style:style style:name="T5_68" style:family="text">
      <style:text-properties fo:background-color="#ffffff"/>
    </style:style>
    <style:style style:name="T5_69" style:family="text">
      <style:text-properties fo:background-color="#ffffff"/>
    </style:style>
    <style:style style:name="T5_70" style:family="text">
      <style:text-properties fo:background-color="#ffffff"/>
    </style:style>
    <style:style style:name="T5_71" style:family="text">
      <style:text-properties fo:background-color="#ffffff"/>
    </style:style>
    <style:style style:name="T5_72" style:family="text">
      <style:text-properties fo:background-color="#ffffff"/>
    </style:style>
    <style:style style:name="T5_73" style:family="text">
      <style:text-properties fo:background-color="#ffffff"/>
    </style:style>
    <style:style style:name="T5_74" style:family="text">
      <style:text-properties fo:background-color="#ffffff"/>
    </style:style>
    <style:style style:name="T5_75" style:family="text">
      <style:text-properties fo:background-color="#ffffff"/>
    </style:style>
    <style:style style:name="T5_76" style:family="text">
      <style:text-properties fo:background-color="#ffffff"/>
    </style:style>
    <style:style style:name="T5_77" style:family="text">
      <style:text-properties fo:background-color="#ffffff"/>
    </style:style>
    <style:style style:name="T5_78" style:family="text">
      <style:text-properties fo:background-color="#ffffff"/>
    </style:style>
    <style:style style:name="T5_79" style:family="text">
      <style:text-properties fo:background-color="#ffffff"/>
    </style:style>
    <style:style style:name="T5_80" style:family="text">
      <style:text-properties fo:background-color="#ffffff"/>
    </style:style>
    <style:style style:name="T5_81" style:family="text">
      <style:text-properties fo:background-color="#ffffff"/>
    </style:style>
    <style:style style:name="T5_82" style:family="text">
      <style:text-properties fo:background-color="#ffffff"/>
    </style:style>
    <style:style style:name="T5_83" style:family="text">
      <style:text-properties fo:background-color="#ffffff"/>
    </style:style>
    <style:style style:name="T5_84" style:family="text">
      <style:text-properties fo:background-color="#ffffff"/>
    </style:style>
    <style:style style:name="T5_85" style:family="text">
      <style:text-properties fo:background-color="#ffffff"/>
    </style:style>
    <style:style style:name="T5_86" style:family="text">
      <style:text-properties fo:background-color="#ffffff"/>
    </style:style>
    <style:style style:name="T5_87" style:family="text">
      <style:text-properties fo:background-color="#ffffff"/>
    </style:style>
    <style:style style:name="T5_88" style:family="text">
      <style:text-properties fo:background-color="#ffffff"/>
    </style:style>
    <style:style style:name="T5_89" style:family="text">
      <style:text-properties fo:background-color="#ffffff"/>
    </style:style>
    <style:style style:name="T5_90" style:family="text">
      <style:text-properties fo:background-color="#ffffff"/>
    </style:style>
    <style:style style:name="T5_91" style:family="text">
      <style:text-properties fo:background-color="#ffffff"/>
    </style:style>
    <style:style style:name="T5_92" style:family="text">
      <style:text-properties fo:background-color="#ffffff"/>
    </style:style>
    <style:style style:name="T5_93" style:family="text">
      <style:text-properties fo:background-color="#ffffff"/>
    </style:style>
    <style:style style:name="T5_94" style:family="text">
      <style:text-properties fo:background-color="#ffffff"/>
    </style:style>
    <style:style style:name="T5_95" style:family="text">
      <style:text-properties fo:background-color="#ffffff"/>
    </style:style>
    <style:style style:name="T5_96" style:family="text">
      <style:text-properties fo:background-color="#ffffff"/>
    </style:style>
    <style:style style:name="T5_97" style:family="text">
      <style:text-properties fo:background-color="#ffffff"/>
    </style:style>
    <style:style style:name="T5_98" style:family="text">
      <style:text-properties fo:background-color="#ffffff"/>
    </style:style>
    <style:style style:name="T5_99" style:family="text">
      <style:text-properties fo:background-color="#ffffff"/>
    </style:style>
    <style:style style:name="T5_100" style:family="text">
      <style:text-properties fo:background-color="#ffffff"/>
    </style:style>
    <style:style style:name="T5_101" style:family="text">
      <style:text-properties fo:background-color="#ffffff"/>
    </style:style>
    <style:style style:name="T5_102" style:family="text">
      <style:text-properties fo:background-color="#ffffff"/>
    </style:style>
    <style:style style:name="T5_103" style:family="text">
      <style:text-properties fo:background-color="#ffffff"/>
    </style:style>
    <style:style style:name="T5_104" style:family="text">
      <style:text-properties fo:background-color="#ffffff"/>
    </style:style>
    <style:style style:name="T5_105" style:family="text">
      <style:text-properties fo:background-color="#ffffff"/>
    </style:style>
    <style:style style:name="T5_106" style:family="text">
      <style:text-properties fo:background-color="#ffffff"/>
    </style:style>
    <style:style style:name="T5_107" style:family="text">
      <style:text-properties fo:background-color="#ffffff"/>
    </style:style>
    <style:style style:name="T5_108" style:family="text">
      <style:text-properties fo:background-color="#ffffff"/>
    </style:style>
    <style:style style:name="T5_109" style:family="text">
      <style:text-properties fo:background-color="#ffffff"/>
    </style:style>
    <style:style style:name="T5_110" style:family="text">
      <style:text-properties fo:background-color="#ffffff"/>
    </style:style>
    <style:style style:name="T5_111" style:family="text">
      <style:text-properties fo:background-color="#ffffff"/>
    </style:style>
    <style:style style:name="T5_112" style:family="text">
      <style:text-properties fo:background-color="#ffffff"/>
    </style:style>
    <style:style style:name="T5_113" style:family="text">
      <style:text-properties fo:background-color="#ffffff"/>
    </style:style>
    <style:style style:name="T5_114" style:family="text">
      <style:text-properties fo:background-color="#ffffff"/>
    </style:style>
    <style:style style:name="T5_115" style:family="text">
      <style:text-properties fo:background-color="#ffffff"/>
    </style:style>
    <style:style style:name="T5_116" style:family="text">
      <style:text-properties fo:background-color="#ffffff"/>
    </style:style>
    <style:style style:name="T5_117" style:family="text">
      <style:text-properties fo:background-color="#ffffff"/>
    </style:style>
    <style:style style:name="T5_118" style:family="text">
      <style:text-properties fo:background-color="#ffffff"/>
    </style:style>
    <style:style style:name="T5_119" style:family="text">
      <style:text-properties fo:background-color="#ffffff"/>
    </style:style>
    <style:style style:name="T5_120" style:family="text">
      <style:text-properties fo:background-color="#ffffff"/>
    </style:style>
    <style:style style:name="T5_121" style:family="text">
      <style:text-properties fo:background-color="#ffffff"/>
    </style:style>
    <style:style style:name="T5_122" style:family="text">
      <style:text-properties fo:background-color="#ffffff"/>
    </style:style>
    <style:style style:name="T5_123" style:family="text">
      <style:text-properties fo:background-color="#ffffff"/>
    </style:style>
    <style:style style:name="T5_124" style:family="text">
      <style:text-properties fo:background-color="#ffffff"/>
    </style:style>
    <style:style style:name="T5_125" style:family="text">
      <style:text-properties fo:background-color="#ffffff"/>
    </style:style>
    <style:style style:name="T5_126" style:family="text">
      <style:text-properties fo:background-color="#ffffff"/>
    </style:style>
    <style:style style:name="T5_127" style:family="text">
      <style:text-properties fo:background-color="#ffffff"/>
    </style:style>
    <style:style style:name="T5_128" style:family="text">
      <style:text-properties fo:background-color="#ffffff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T7_37" style:family="text">
      <style:text-properties fo:background-color="#ffffff"/>
    </style:style>
    <style:style style:name="T7_38" style:family="text">
      <style:text-properties fo:background-color="#ffffff"/>
    </style:style>
    <style:style style:name="T7_39" style:family="text">
      <style:text-properties fo:background-color="#ffffff"/>
    </style:style>
    <style:style style:name="T7_40" style:family="text">
      <style:text-properties fo:background-color="#ffffff"/>
    </style:style>
    <style:style style:name="T7_41" style:family="text">
      <style:text-properties fo:background-color="#ffffff"/>
    </style:style>
    <style:style style:name="T7_42" style:family="text">
      <style:text-properties fo:background-color="#ffffff"/>
    </style:style>
    <style:style style:name="T7_43" style:family="text">
      <style:text-properties fo:background-color="#ffffff"/>
    </style:style>
    <style:style style:name="T7_44" style:family="text">
      <style:text-properties fo:background-color="#ffffff"/>
    </style:style>
    <style:style style:name="T7_45" style:family="text">
      <style:text-properties fo:background-color="#ffffff"/>
    </style:style>
    <style:style style:name="T7_46" style:family="text">
      <style:text-properties fo:background-color="#ffffff"/>
    </style:style>
    <style:style style:name="T7_47" style:family="text">
      <style:text-properties fo:background-color="#ffffff"/>
    </style:style>
    <style:style style:name="T7_48" style:family="text">
      <style:text-properties fo:background-color="#ffffff"/>
    </style:style>
    <style:style style:name="T7_49" style:family="text">
      <style:text-properties fo:background-color="#ffffff"/>
    </style:style>
    <style:style style:name="T7_50" style:family="text">
      <style:text-properties fo:background-color="#ffffff"/>
    </style:style>
    <style:style style:name="T7_51" style:family="text">
      <style:text-properties fo:background-color="#ffffff"/>
    </style:style>
    <style:style style:name="T7_52" style:family="text">
      <style:text-properties fo:background-color="#ffffff"/>
    </style:style>
    <style:style style:name="T7_53" style:family="text">
      <style:text-properties fo:background-color="#ffffff"/>
    </style:style>
    <style:style style:name="T7_54" style:family="text">
      <style:text-properties fo:background-color="#ffffff"/>
    </style:style>
    <style:style style:name="T7_55" style:family="text">
      <style:text-properties fo:background-color="#ffffff"/>
    </style:style>
    <style:style style:name="T7_56" style:family="text">
      <style:text-properties fo:background-color="#ffffff"/>
    </style:style>
    <style:style style:name="T7_57" style:family="text">
      <style:text-properties fo:background-color="#ffffff"/>
    </style:style>
    <style:style style:name="T7_58" style:family="text">
      <style:text-properties fo:background-color="#ffffff"/>
    </style:style>
    <style:style style:name="T7_59" style:family="text">
      <style:text-properties fo:background-color="#ffffff"/>
    </style:style>
    <style:style style:name="T7_60" style:family="text">
      <style:text-properties fo:background-color="#ffffff"/>
    </style:style>
    <style:style style:name="T7_61" style:family="text">
      <style:text-properties fo:background-color="#ffffff"/>
    </style:style>
    <style:style style:name="T7_62" style:family="text">
      <style:text-properties fo:background-color="#ffffff"/>
    </style:style>
    <style:style style:name="T7_63" style:family="text">
      <style:text-properties fo:background-color="#ffffff"/>
    </style:style>
    <style:style style:name="T7_64" style:family="text">
      <style:text-properties fo:background-color="#ffffff"/>
    </style:style>
    <style:style style:name="T7_65" style:family="text">
      <style:text-properties fo:background-color="#ffffff"/>
    </style:style>
    <style:style style:name="T7_66" style:family="text">
      <style:text-properties fo:background-color="#ffffff"/>
    </style:style>
    <style:style style:name="T7_67" style:family="text">
      <style:text-properties fo:background-color="#ffffff"/>
    </style:style>
    <style:style style:name="T7_68" style:family="text">
      <style:text-properties fo:background-color="#ffffff"/>
    </style:style>
    <style:style style:name="T7_69" style:family="text">
      <style:text-properties fo:background-color="#ffffff"/>
    </style:style>
    <style:style style:name="T7_70" style:family="text">
      <style:text-properties fo:background-color="#ffffff"/>
    </style:style>
    <style:style style:name="T7_71" style:family="text">
      <style:text-properties fo:background-color="#ffffff"/>
    </style:style>
    <style:style style:name="T7_72" style:family="text">
      <style:text-properties fo:background-color="#ffffff"/>
    </style:style>
    <style:style style:name="T7_73" style:family="text">
      <style:text-properties fo:background-color="#ffffff"/>
    </style:style>
    <style:style style:name="T7_74" style:family="text">
      <style:text-properties fo:background-color="#ffffff"/>
    </style:style>
    <style:style style:name="T7_75" style:family="text">
      <style:text-properties fo:background-color="#ffffff"/>
    </style:style>
    <style:style style:name="T7_76" style:family="text">
      <style:text-properties fo:background-color="#ffffff"/>
    </style:style>
    <style:style style:name="T7_77" style:family="text">
      <style:text-properties fo:background-color="#ffffff"/>
    </style:style>
    <style:style style:name="T7_78" style:family="text">
      <style:text-properties fo:background-color="#ffffff"/>
    </style:style>
    <style:style style:name="T7_79" style:family="text">
      <style:text-properties fo:background-color="#ffffff"/>
    </style:style>
    <style:style style:name="T7_80" style:family="text">
      <style:text-properties fo:background-color="#ffffff"/>
    </style:style>
    <style:style style:name="T7_81" style:family="text">
      <style:text-properties fo:background-color="#ffffff"/>
    </style:style>
    <style:style style:name="T7_82" style:family="text">
      <style:text-properties fo:background-color="#ffffff"/>
    </style:style>
    <style:style style:name="T7_83" style:family="text">
      <style:text-properties fo:background-color="#ffffff"/>
    </style:style>
    <style:style style:name="T7_84" style:family="text">
      <style:text-properties fo:background-color="#ffffff"/>
    </style:style>
    <style:style style:name="T7_85" style:family="text">
      <style:text-properties fo:background-color="#ffffff"/>
    </style:style>
    <style:style style:name="T7_86" style:family="text">
      <style:text-properties fo:background-color="#ffffff"/>
    </style:style>
    <style:style style:name="T7_87" style:family="text">
      <style:text-properties fo:background-color="#ffffff"/>
    </style:style>
    <style:style style:name="T7_88" style:family="text">
      <style:text-properties fo:background-color="#ffffff"/>
    </style:style>
    <style:style style:name="T7_89" style:family="text">
      <style:text-properties fo:background-color="#ffffff"/>
    </style:style>
    <style:style style:name="T7_90" style:family="text">
      <style:text-properties fo:background-color="#ffffff"/>
    </style:style>
    <style:style style:name="T7_91" style:family="text">
      <style:text-properties fo:background-color="#ffffff"/>
    </style:style>
    <style:style style:name="T7_92" style:family="text">
      <style:text-properties fo:background-color="#ffffff"/>
    </style:style>
    <style:style style:name="T7_93" style:family="text">
      <style:text-properties fo:background-color="#ffffff"/>
    </style:style>
    <style:style style:name="T7_94" style:family="text">
      <style:text-properties fo:background-color="#ffffff"/>
    </style:style>
    <style:style style:name="T7_95" style:family="text">
      <style:text-properties fo:background-color="#ffffff"/>
    </style:style>
    <style:style style:name="T7_96" style:family="text">
      <style:text-properties fo:background-color="#ffffff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T9_42" style:family="text">
      <style:text-properties fo:background-color="#ffffff"/>
    </style:style>
    <style:style style:name="T9_43" style:family="text">
      <style:text-properties fo:background-color="#ffffff"/>
    </style:style>
    <style:style style:name="T9_44" style:family="text">
      <style:text-properties fo:background-color="#ffffff"/>
    </style:style>
    <style:style style:name="T9_45" style:family="text">
      <style:text-properties fo:background-color="#ffffff"/>
    </style:style>
    <style:style style:name="T9_46" style:family="text">
      <style:text-properties fo:background-color="#ffffff"/>
    </style:style>
    <style:style style:name="T9_47" style:family="text">
      <style:text-properties fo:background-color="#ffffff"/>
    </style:style>
    <style:style style:name="T9_48" style:family="text">
      <style:text-properties fo:background-color="#ffffff"/>
    </style:style>
    <style:style style:name="T9_49" style:family="text">
      <style:text-properties fo:background-color="#ffffff"/>
    </style:style>
    <style:style style:name="T9_50" style:family="text">
      <style:text-properties fo:background-color="#ffffff"/>
    </style:style>
    <style:style style:name="T9_51" style:family="text">
      <style:text-properties fo:background-color="#ffffff"/>
    </style:style>
    <style:style style:name="T9_52" style:family="text">
      <style:text-properties fo:background-color="#ffffff"/>
    </style:style>
    <style:style style:name="T9_53" style:family="text">
      <style:text-properties fo:background-color="#ffffff"/>
    </style:style>
    <style:style style:name="T9_54" style:family="text">
      <style:text-properties fo:background-color="#ffffff"/>
    </style:style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T9_57" style:family="text">
      <style:text-properties fo:background-color="#ffffff"/>
    </style:style>
    <style:style style:name="T9_58" style:family="text">
      <style:text-properties fo:background-color="#ffffff"/>
    </style:style>
    <style:style style:name="T9_59" style:family="text">
      <style:text-properties fo:background-color="#ffffff"/>
    </style:style>
    <style:style style:name="T9_60" style:family="text">
      <style:text-properties fo:background-color="#ffffff"/>
    </style:style>
    <style:style style:name="T9_61" style:family="text">
      <style:text-properties fo:background-color="#ffffff"/>
    </style:style>
    <style:style style:name="T9_62" style:family="text">
      <style:text-properties fo:background-color="#ffffff"/>
    </style:style>
    <style:style style:name="T9_63" style:family="text">
      <style:text-properties fo:background-color="#ffffff"/>
    </style:style>
    <style:style style:name="T9_64" style:family="text">
      <style:text-properties fo:background-color="#ffffff"/>
    </style:style>
    <style:style style:name="T9_65" style:family="text">
      <style:text-properties fo:background-color="#ffffff"/>
    </style:style>
    <style:style style:name="T9_66" style:family="text">
      <style:text-properties fo:background-color="#ffffff"/>
    </style:style>
    <style:style style:name="T9_67" style:family="text">
      <style:text-properties fo:background-color="#ffffff"/>
    </style:style>
    <style:style style:name="T9_68" style:family="text">
      <style:text-properties fo:background-color="#ffffff"/>
    </style:style>
    <style:style style:name="T9_69" style:family="text">
      <style:text-properties fo:background-color="#ffffff"/>
    </style:style>
    <style:style style:name="T9_70" style:family="text">
      <style:text-properties fo:background-color="#ffffff"/>
    </style:style>
    <style:style style:name="T9_71" style:family="text">
      <style:text-properties fo:background-color="#ffffff"/>
    </style:style>
    <style:style style:name="T9_72" style:family="text">
      <style:text-properties fo:background-color="#ffffff"/>
    </style:style>
    <style:style style:name="T9_73" style:family="text">
      <style:text-properties fo:background-color="#ffffff"/>
    </style:style>
    <style:style style:name="T9_74" style:family="text">
      <style:text-properties fo:background-color="#ffffff"/>
    </style:style>
    <style:style style:name="T9_75" style:family="text">
      <style:text-properties fo:background-color="#ffffff"/>
    </style:style>
    <style:style style:name="T9_76" style:family="text">
      <style:text-properties fo:background-color="#ffffff"/>
    </style:style>
    <style:style style:name="T9_77" style:family="text">
      <style:text-properties fo:background-color="#ffffff"/>
    </style:style>
    <style:style style:name="T9_78" style:family="text">
      <style:text-properties fo:background-color="#ffffff"/>
    </style:style>
    <style:style style:name="T9_79" style:family="text">
      <style:text-properties fo:background-color="#ffffff"/>
    </style:style>
    <style:style style:name="T9_80" style:family="text">
      <style:text-properties fo:background-color="#ffffff"/>
    </style:style>
    <style:style style:name="T9_81" style:family="text">
      <style:text-properties fo:background-color="#ffffff"/>
    </style:style>
    <style:style style:name="T9_82" style:family="text">
      <style:text-properties fo:background-color="#ffffff"/>
    </style:style>
    <style:style style:name="T9_83" style:family="text">
      <style:text-properties fo:background-color="#ffffff"/>
    </style:style>
    <style:style style:name="T9_84" style:family="text">
      <style:text-properties fo:background-color="#ffffff"/>
    </style:style>
    <style:style style:name="T9_85" style:family="text">
      <style:text-properties fo:background-color="#ffffff"/>
    </style:style>
    <style:style style:name="T9_86" style:family="text">
      <style:text-properties fo:background-color="#ffffff"/>
    </style:style>
    <style:style style:name="T9_87" style:family="text">
      <style:text-properties fo:background-color="#ffffff"/>
    </style:style>
    <style:style style:name="T9_88" style:family="text">
      <style:text-properties fo:background-color="#ffffff"/>
    </style:style>
    <style:style style:name="T9_89" style:family="text">
      <style:text-properties fo:background-color="#ffffff"/>
    </style:style>
    <style:style style:name="T9_90" style:family="text">
      <style:text-properties fo:background-color="#ffffff"/>
    </style:style>
    <style:style style:name="T9_91" style:family="text">
      <style:text-properties fo:background-color="#ffffff"/>
    </style:style>
    <style:style style:name="T9_92" style:family="text">
      <style:text-properties fo:background-color="#ffffff"/>
    </style:style>
    <style:style style:name="T9_93" style:family="text">
      <style:text-properties fo:background-color="#ffffff"/>
    </style:style>
    <style:style style:name="T9_94" style:family="text">
      <style:text-properties fo:background-color="#ffffff"/>
    </style:style>
    <style:style style:name="T9_95" style:family="text">
      <style:text-properties fo:background-color="#ffffff"/>
    </style:style>
    <style:style style:name="T9_96" style:family="text">
      <style:text-properties fo:background-color="#ffffff"/>
    </style:style>
    <style:style style:name="T9_97" style:family="text">
      <style:text-properties fo:background-color="#ffffff"/>
    </style:style>
    <style:style style:name="T9_98" style:family="text">
      <style:text-properties fo:background-color="#ffffff"/>
    </style:style>
    <style:style style:name="T9_99" style:family="text">
      <style:text-properties fo:background-color="#ffffff"/>
    </style:style>
    <style:style style:name="T9_100" style:family="text">
      <style:text-properties fo:background-color="#ffffff"/>
    </style:style>
    <style:style style:name="T9_101" style:family="text">
      <style:text-properties fo:background-color="#ffffff"/>
    </style:style>
    <style:style style:name="T9_102" style:family="text">
      <style:text-properties fo:background-color="#ffffff"/>
    </style:style>
    <style:style style:name="T9_103" style:family="text">
      <style:text-properties fo:background-color="#ffffff"/>
    </style:style>
    <style:style style:name="T9_104" style:family="text">
      <style:text-properties fo:background-color="#ffffff"/>
    </style:style>
    <style:style style:name="T9_105" style:family="text">
      <style:text-properties fo:background-color="#ffffff"/>
    </style:style>
    <style:style style:name="T9_106" style:family="text">
      <style:text-properties fo:background-color="#ffffff"/>
    </style:style>
    <style:style style:name="T9_107" style:family="text">
      <style:text-properties fo:background-color="#ffffff"/>
    </style:style>
    <style:style style:name="T9_108" style:family="text">
      <style:text-properties fo:background-color="#ffffff"/>
    </style:style>
    <style:style style:name="T9_109" style:family="text">
      <style:text-properties fo:background-color="#ffffff"/>
    </style:style>
    <style:style style:name="T9_110" style:family="text">
      <style:text-properties fo:background-color="#ffffff"/>
    </style:style>
    <style:style style:name="T9_111" style:family="text">
      <style:text-properties fo:background-color="#ffffff"/>
    </style:style>
    <style:style style:name="T9_112" style:family="text">
      <style:text-properties fo:background-color="#ffffff"/>
    </style:style>
    <style:style style:name="T9_113" style:family="text">
      <style:text-properties fo:background-color="#ffffff"/>
    </style:style>
    <style:style style:name="T9_114" style:family="text">
      <style:text-properties fo:background-color="#ffffff"/>
    </style:style>
    <style:style style:name="T9_115" style:family="text">
      <style:text-properties fo:background-color="#ffffff"/>
    </style:style>
    <style:style style:name="T9_116" style:family="text">
      <style:text-properties fo:background-color="#ffffff"/>
    </style:style>
    <style:style style:name="T9_117" style:family="text">
      <style:text-properties fo:background-color="#ffffff"/>
    </style:style>
    <style:style style:name="T9_118" style:family="text">
      <style:text-properties fo:background-color="#ffffff"/>
    </style:style>
    <style:style style:name="T9_119" style:family="text">
      <style:text-properties fo:background-color="#ffffff"/>
    </style:style>
    <style:style style:name="T9_120" style:family="text">
      <style:text-properties fo:background-color="#ffffff"/>
    </style:style>
    <style:style style:name="T9_121" style:family="text">
      <style:text-properties fo:background-color="#ffffff"/>
    </style:style>
    <style:style style:name="T9_122" style:family="text">
      <style:text-properties fo:background-color="#ffffff"/>
    </style:style>
    <style:style style:name="T9_123" style:family="text">
      <style:text-properties fo:background-color="#ffffff"/>
    </style:style>
    <style:style style:name="T9_124" style:family="text">
      <style:text-properties fo:background-color="#ffffff"/>
    </style:style>
    <style:style style:name="T9_125" style:family="text">
      <style:text-properties fo:background-color="#ffffff"/>
    </style:style>
    <style:style style:name="T9_126" style:family="text">
      <style:text-properties fo:background-color="#ffffff"/>
    </style:style>
    <style:style style:name="T9_127" style:family="text">
      <style:text-properties fo:background-color="#ffffff"/>
    </style:style>
    <style:style style:name="T9_128" style:family="text">
      <style:text-properties fo:background-color="#ffffff"/>
    </style:style>
    <style:style style:name="T9_129" style:family="text">
      <style:text-properties fo:background-color="#ffffff"/>
    </style:style>
    <style:style style:name="T9_130" style:family="text">
      <style:text-properties fo:background-color="#ffffff"/>
    </style:style>
    <style:style style:name="T9_131" style:family="text">
      <style:text-properties fo:background-color="#ffffff"/>
    </style:style>
    <style:style style:name="T9_132" style:family="text">
      <style:text-properties fo:background-color="#ffffff"/>
    </style:style>
    <style:style style:name="T9_133" style:family="text">
      <style:text-properties fo:background-color="#ffffff"/>
    </style:style>
    <style:style style:name="T9_134" style:family="text">
      <style:text-properties fo:background-color="#ffffff"/>
    </style:style>
    <style:style style:name="T9_135" style:family="text">
      <style:text-properties fo:background-color="#ffffff"/>
    </style:style>
    <style:style style:name="T9_136" style:family="text">
      <style:text-properties fo:background-color="#ffffff"/>
    </style:style>
    <style:style style:name="T9_137" style:family="text">
      <style:text-properties fo:background-color="#ffffff"/>
    </style:style>
    <style:style style:name="T9_138" style:family="text">
      <style:text-properties fo:background-color="#ffffff"/>
    </style:style>
    <style:style style:name="T9_139" style:family="text">
      <style:text-properties fo:background-color="#ffffff"/>
    </style:style>
    <style:style style:name="T9_140" style:family="text">
      <style:text-properties fo:background-color="#ffffff"/>
    </style:style>
    <style:style style:name="T9_141" style:family="text">
      <style:text-properties fo:background-color="#ffffff"/>
    </style:style>
    <style:style style:name="T9_142" style:family="text">
      <style:text-properties fo:background-color="#ffffff"/>
    </style:style>
    <style:style style:name="T9_143" style:family="text">
      <style:text-properties fo:background-color="#ffffff"/>
    </style:style>
    <style:style style:name="T9_144" style:family="text">
      <style:text-properties fo:background-color="#ffffff"/>
    </style:style>
    <style:style style:name="T9_145" style:family="text">
      <style:text-properties fo:background-color="#ffffff"/>
    </style:style>
    <style:style style:name="T9_146" style:family="text">
      <style:text-properties fo:background-color="#ffffff"/>
    </style:style>
    <style:style style:name="T9_147" style:family="text">
      <style:text-properties fo:background-color="#ffffff"/>
    </style:style>
    <style:style style:name="T9_148" style:family="text">
      <style:text-properties fo:background-color="#ffffff"/>
    </style:style>
    <style:style style:name="T9_149" style:family="text">
      <style:text-properties fo:background-color="#ffffff"/>
    </style:style>
    <style:style style:name="T9_150" style:family="text">
      <style:text-properties fo:background-color="#ffffff"/>
    </style:style>
    <style:style style:name="T9_151" style:family="text">
      <style:text-properties fo:background-color="#ffffff"/>
    </style:style>
    <style:style style:name="T9_152" style:family="text">
      <style:text-properties fo:background-color="#ffffff"/>
    </style:style>
    <style:style style:name="T9_153" style:family="text">
      <style:text-properties fo:background-color="#ffffff"/>
    </style:style>
    <style:style style:name="T9_154" style:family="text">
      <style:text-properties fo:background-color="#ffffff"/>
    </style:style>
    <style:style style:name="T9_155" style:family="text">
      <style:text-properties fo:background-color="#ffffff"/>
    </style:style>
    <style:style style:name="T9_156" style:family="text"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T11_38" style:family="text">
      <style:text-properties fo:background-color="#ffffff"/>
    </style:style>
    <style:style style:name="T11_39" style:family="text">
      <style:text-properties fo:background-color="#ffffff"/>
    </style:style>
    <style:style style:name="T11_40" style:family="text">
      <style:text-properties fo:background-color="#ffffff"/>
    </style:style>
    <style:style style:name="T11_41" style:family="text">
      <style:text-properties fo:background-color="#ffffff"/>
    </style:style>
    <style:style style:name="T11_42" style:family="text">
      <style:text-properties fo:background-color="#ffffff"/>
    </style:style>
    <style:style style:name="T11_43" style:family="text">
      <style:text-properties fo:background-color="#ffffff"/>
    </style:style>
    <style:style style:name="T11_44" style:family="text">
      <style:text-properties fo:background-color="#ffffff"/>
    </style:style>
    <style:style style:name="T11_45" style:family="text">
      <style:text-properties fo:background-color="#ffffff"/>
    </style:style>
    <style:style style:name="T11_46" style:family="text">
      <style:text-properties fo:background-color="#ffffff"/>
    </style:style>
    <style:style style:name="T11_47" style:family="text">
      <style:text-properties fo:background-color="#ffffff"/>
    </style:style>
    <style:style style:name="T11_48" style:family="text">
      <style:text-properties fo:background-color="#ffffff"/>
    </style:style>
    <style:style style:name="T11_49" style:family="text">
      <style:text-properties fo:background-color="#ffffff"/>
    </style:style>
    <style:style style:name="T11_50" style:family="text">
      <style:text-properties fo:background-color="#ffffff"/>
    </style:style>
    <style:style style:name="T11_51" style:family="text">
      <style:text-properties fo:background-color="#ffffff"/>
    </style:style>
    <style:style style:name="T11_52" style:family="text">
      <style:text-properties fo:background-color="#ffffff"/>
    </style:style>
    <style:style style:name="T11_53" style:family="text">
      <style:text-properties fo:background-color="#ffffff"/>
    </style:style>
    <style:style style:name="T11_54" style:family="text">
      <style:text-properties fo:background-color="#ffffff"/>
    </style:style>
    <style:style style:name="T11_55" style:family="text">
      <style:text-properties fo:background-color="#ffffff"/>
    </style:style>
    <style:style style:name="T11_56" style:family="text">
      <style:text-properties fo:background-color="#ffffff"/>
    </style:style>
    <style:style style:name="T11_57" style:family="text">
      <style:text-properties fo:background-color="#ffffff"/>
    </style:style>
    <style:style style:name="T11_58" style:family="text">
      <style:text-properties fo:background-color="#ffffff"/>
    </style:style>
    <style:style style:name="T11_59" style:family="text">
      <style:text-properties fo:background-color="#ffffff"/>
    </style:style>
    <style:style style:name="T11_60" style:family="text">
      <style:text-properties fo:background-color="#ffffff"/>
    </style:style>
    <style:style style:name="T11_61" style:family="text">
      <style:text-properties fo:background-color="#ffffff"/>
    </style:style>
    <style:style style:name="T11_62" style:family="text">
      <style:text-properties fo:background-color="#ffffff"/>
    </style:style>
    <style:style style:name="T11_63" style:family="text">
      <style:text-properties fo:background-color="#ffffff"/>
    </style:style>
    <style:style style:name="T11_64" style:family="text">
      <style:text-properties fo:background-color="#ffffff"/>
    </style:style>
    <style:style style:name="T11_65" style:family="text">
      <style:text-properties fo:background-color="#ffffff"/>
    </style:style>
    <style:style style:name="T11_66" style:family="text">
      <style:text-properties fo:background-color="#ffffff"/>
    </style:style>
    <style:style style:name="T11_67" style:family="text">
      <style:text-properties fo:background-color="#ffffff"/>
    </style:style>
    <style:style style:name="T11_68" style:family="text">
      <style:text-properties fo:background-color="#ffffff"/>
    </style:style>
    <style:style style:name="T11_69" style:family="text">
      <style:text-properties fo:background-color="#ffffff"/>
    </style:style>
    <style:style style:name="T11_70" style:family="text">
      <style:text-properties fo:background-color="#ffffff"/>
    </style:style>
    <style:style style:name="T11_71" style:family="text">
      <style:text-properties fo:background-color="#ffffff"/>
    </style:style>
    <style:style style:name="T11_72" style:family="text">
      <style:text-properties fo:background-color="#ffffff"/>
    </style:style>
    <style:style style:name="T11_73" style:family="text">
      <style:text-properties fo:background-color="#ffffff"/>
    </style:style>
    <style:style style:name="T11_74" style:family="text">
      <style:text-properties fo:background-color="#ffffff"/>
    </style:style>
    <style:style style:name="T11_75" style:family="text">
      <style:text-properties fo:background-color="#ffffff"/>
    </style:style>
    <style:style style:name="T11_76" style:family="text">
      <style:text-properties fo:background-color="#ffffff"/>
    </style:style>
    <style:style style:name="T11_77" style:family="text">
      <style:text-properties fo:background-color="#ffffff"/>
    </style:style>
    <style:style style:name="T11_78" style:family="text">
      <style:text-properties fo:background-color="#ffffff"/>
    </style:style>
    <style:style style:name="T11_79" style:family="text">
      <style:text-properties fo:background-color="#ffffff"/>
    </style:style>
    <style:style style:name="T11_80" style:family="text">
      <style:text-properties fo:background-color="#ffffff"/>
    </style:style>
    <style:style style:name="T11_81" style:family="text">
      <style:text-properties fo:background-color="#ffffff"/>
    </style:style>
    <style:style style:name="T11_82" style:family="text">
      <style:text-properties fo:background-color="#ffffff"/>
    </style:style>
    <style:style style:name="T11_83" style:family="text">
      <style:text-properties fo:background-color="#ffffff"/>
    </style:style>
    <style:style style:name="T11_84" style:family="text">
      <style:text-properties fo:background-color="#ffffff"/>
    </style:style>
    <style:style style:name="T11_85" style:family="text">
      <style:text-properties fo:background-color="#ffffff"/>
    </style:style>
    <style:style style:name="T11_86" style:family="text">
      <style:text-properties fo:background-color="#ffffff"/>
    </style:style>
    <style:style style:name="T11_87" style:family="text">
      <style:text-properties fo:background-color="#ffffff"/>
    </style:style>
    <style:style style:name="T11_88" style:family="text">
      <style:text-properties fo:background-color="#ffffff"/>
    </style:style>
    <style:style style:name="T11_89" style:family="text">
      <style:text-properties fo:background-color="#ffffff"/>
    </style:style>
    <style:style style:name="T11_90" style:family="text">
      <style:text-properties fo:background-color="#ffffff"/>
    </style:style>
    <style:style style:name="T11_91" style:family="text">
      <style:text-properties fo:background-color="#ffffff"/>
    </style:style>
    <style:style style:name="T11_92" style:family="text">
      <style:text-properties fo:background-color="#ffffff"/>
    </style:style>
    <style:style style:name="T11_93" style:family="text">
      <style:text-properties fo:background-color="#ffffff"/>
    </style:style>
    <style:style style:name="T11_94" style:family="text">
      <style:text-properties fo:background-color="#ffffff"/>
    </style:style>
    <style:style style:name="T11_95" style:family="text">
      <style:text-properties fo:background-color="#ffffff"/>
    </style:style>
    <style:style style:name="T11_96" style:family="text">
      <style:text-properties fo:background-color="#ffffff"/>
    </style:style>
    <style:style style:name="T11_97" style:family="text">
      <style:text-properties fo:background-color="#ffffff"/>
    </style:style>
    <style:style style:name="T11_98" style:family="text">
      <style:text-properties fo:background-color="#ffffff"/>
    </style:style>
    <style:style style:name="T11_99" style:family="text">
      <style:text-properties fo:background-color="#ffffff"/>
    </style:style>
    <style:style style:name="T11_100" style:family="text">
      <style:text-properties fo:background-color="#ffffff"/>
    </style:style>
    <style:style style:name="T11_101" style:family="text">
      <style:text-properties fo:background-color="#ffffff"/>
    </style:style>
    <style:style style:name="T11_102" style:family="text">
      <style:text-properties fo:background-color="#ffffff"/>
    </style:style>
    <style:style style:name="T11_103" style:family="text">
      <style:text-properties fo:background-color="#ffffff"/>
    </style:style>
    <style:style style:name="T11_104" style:family="text">
      <style:text-properties fo:background-color="#ffffff"/>
    </style:style>
    <style:style style:name="T11_105" style:family="text">
      <style:text-properties fo:background-color="#ffffff"/>
    </style:style>
    <style:style style:name="T11_106" style:family="text">
      <style:text-properties fo:background-color="#ffffff"/>
    </style:style>
    <style:style style:name="T11_107" style:family="text">
      <style:text-properties fo:background-color="#ffffff"/>
    </style:style>
    <style:style style:name="T11_108" style:family="text">
      <style:text-properties fo:background-color="#ffffff"/>
    </style:style>
    <style:style style:name="T11_109" style:family="text">
      <style:text-properties fo:background-color="#ffffff"/>
    </style:style>
    <style:style style:name="T11_110" style:family="text"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T13_27" style:family="text">
      <style:text-properties fo:background-color="#ffffff"/>
    </style:style>
    <style:style style:name="T13_28" style:family="text">
      <style:text-properties fo:background-color="#ffffff"/>
    </style:style>
    <style:style style:name="T13_29" style:family="text">
      <style:text-properties fo:background-color="#ffffff"/>
    </style:style>
    <style:style style:name="T13_30" style:family="text">
      <style:text-properties fo:background-color="#ffffff"/>
    </style:style>
    <style:style style:name="T13_31" style:family="text">
      <style:text-properties fo:background-color="#ffffff"/>
    </style:style>
    <style:style style:name="T13_32" style:family="text">
      <style:text-properties fo:background-color="#ffffff"/>
    </style:style>
    <style:style style:name="T13_33" style:family="text">
      <style:text-properties fo:background-color="#ffffff"/>
    </style:style>
    <style:style style:name="T13_34" style:family="text">
      <style:text-properties fo:background-color="#ffffff"/>
    </style:style>
    <style:style style:name="T13_35" style:family="text">
      <style:text-properties fo:background-color="#ffffff"/>
    </style:style>
    <style:style style:name="T13_36" style:family="text">
      <style:text-properties fo:background-color="#ffffff"/>
    </style:style>
    <style:style style:name="T13_37" style:family="text">
      <style:text-properties fo:background-color="#ffffff"/>
    </style:style>
    <style:style style:name="T13_38" style:family="text">
      <style:text-properties fo:background-color="#ffffff"/>
    </style:style>
    <style:style style:name="T13_39" style:family="text">
      <style:text-properties fo:background-color="#ffffff"/>
    </style:style>
    <style:style style:name="T13_40" style:family="text">
      <style:text-properties fo:background-color="#ffffff"/>
    </style:style>
    <style:style style:name="T13_41" style:family="text">
      <style:text-properties fo:background-color="#ffffff"/>
    </style:style>
    <style:style style:name="T13_42" style:family="text">
      <style:text-properties fo:background-color="#ffffff"/>
    </style:style>
    <style:style style:name="T13_43" style:family="text">
      <style:text-properties fo:background-color="#ffffff"/>
    </style:style>
    <style:style style:name="T13_44" style:family="text">
      <style:text-properties fo:background-color="#ffffff"/>
    </style:style>
    <style:style style:name="T13_45" style:family="text">
      <style:text-properties fo:background-color="#ffffff"/>
    </style:style>
    <style:style style:name="T13_46" style:family="text">
      <style:text-properties fo:background-color="#ffffff"/>
    </style:style>
    <style:style style:name="T13_47" style:family="text">
      <style:text-properties fo:background-color="#ffffff"/>
    </style:style>
    <style:style style:name="T13_48" style:family="text">
      <style:text-properties fo:background-color="#ffffff"/>
    </style:style>
    <style:style style:name="T13_49" style:family="text">
      <style:text-properties fo:background-color="#ffffff"/>
    </style:style>
    <style:style style:name="T13_50" style:family="text">
      <style:text-properties fo:background-color="#ffffff"/>
    </style:style>
    <style:style style:name="T13_51" style:family="text">
      <style:text-properties fo:background-color="#ffffff"/>
    </style:style>
    <style:style style:name="T13_52" style:family="text">
      <style:text-properties fo:background-color="#ffffff"/>
    </style:style>
    <style:style style:name="T13_53" style:family="text">
      <style:text-properties fo:background-color="#ffffff"/>
    </style:style>
    <style:style style:name="T13_54" style:family="text">
      <style:text-properties fo:background-color="#ffffff"/>
    </style:style>
    <style:style style:name="T13_55" style:family="text">
      <style:text-properties fo:background-color="#ffffff"/>
    </style:style>
    <style:style style:name="T13_56" style:family="text">
      <style:text-properties fo:background-color="#ffffff"/>
    </style:style>
    <style:style style:name="T13_57" style:family="text">
      <style:text-properties fo:background-color="#ffffff"/>
    </style:style>
    <style:style style:name="T13_58" style:family="text">
      <style:text-properties fo:background-color="#ffffff"/>
    </style:style>
    <style:style style:name="T13_59" style:family="text">
      <style:text-properties fo:background-color="#ffffff"/>
    </style:style>
    <style:style style:name="T13_60" style:family="text">
      <style:text-properties fo:background-color="#ffffff"/>
    </style:style>
    <style:style style:name="T13_61" style:family="text">
      <style:text-properties fo:background-color="#ffffff"/>
    </style:style>
    <style:style style:name="T13_62" style:family="text">
      <style:text-properties fo:background-color="#ffffff"/>
    </style:style>
    <style:style style:name="T13_63" style:family="text">
      <style:text-properties fo:background-color="#ffffff"/>
    </style:style>
    <style:style style:name="T13_64" style:family="text">
      <style:text-properties fo:background-color="#ffffff"/>
    </style:style>
    <style:style style:name="T13_65" style:family="text">
      <style:text-properties fo:background-color="#ffffff"/>
    </style:style>
    <style:style style:name="T13_66" style:family="text">
      <style:text-properties fo:background-color="#ffffff"/>
    </style:style>
    <style:style style:name="T13_67" style:family="text">
      <style:text-properties fo:background-color="#ffffff"/>
    </style:style>
    <style:style style:name="T13_68" style:family="text">
      <style:text-properties fo:background-color="#ffffff"/>
    </style:style>
    <style:style style:name="T13_69" style:family="text">
      <style:text-properties fo:background-color="#ffffff"/>
    </style:style>
    <style:style style:name="T13_70" style:family="text">
      <style:text-properties fo:background-color="#ffffff"/>
    </style:style>
    <style:style style:name="T13_71" style:family="text">
      <style:text-properties fo:background-color="#ffffff"/>
    </style:style>
    <style:style style:name="T13_72" style:family="text">
      <style:text-properties fo:background-color="#ffffff"/>
    </style:style>
    <style:style style:name="T13_73" style:family="text">
      <style:text-properties fo:background-color="#ffffff"/>
    </style:style>
    <style:style style:name="T13_74" style:family="text">
      <style:text-properties fo:background-color="#ffffff"/>
    </style:style>
    <style:style style:name="T13_75" style:family="text">
      <style:text-properties fo:background-color="#ffffff"/>
    </style:style>
    <style:style style:name="T13_76" style:family="text">
      <style:text-properties fo:background-color="#ffffff"/>
    </style:style>
    <style:style style:name="T13_77" style:family="text">
      <style:text-properties fo:background-color="#ffffff"/>
    </style:style>
    <style:style style:name="T13_78" style:family="text">
      <style:text-properties fo:background-color="#ffffff"/>
    </style:style>
    <style:style style:name="T13_79" style:family="text">
      <style:text-properties fo:background-color="#ffffff"/>
    </style:style>
    <style:style style:name="T13_80" style:family="text">
      <style:text-properties fo:background-color="#ffffff"/>
    </style:style>
    <style:style style:name="T13_81" style:family="text">
      <style:text-properties fo:background-color="#ffffff"/>
    </style:style>
    <style:style style:name="T13_82" style:family="text">
      <style:text-properties fo:background-color="#ffffff"/>
    </style:style>
    <style:style style:name="T13_83" style:family="text">
      <style:text-properties fo:background-color="#ffffff"/>
    </style:style>
    <style:style style:name="T13_84" style:family="text">
      <style:text-properties fo:background-color="#ffffff"/>
    </style:style>
    <style:style style:name="T13_85" style:family="text">
      <style:text-properties fo:background-color="#ffffff"/>
    </style:style>
    <style:style style:name="T13_86" style:family="text">
      <style:text-properties fo:background-color="#ffffff"/>
    </style:style>
    <style:style style:name="T13_87" style:family="text">
      <style:text-properties fo:background-color="#ffffff"/>
    </style:style>
    <style:style style:name="T13_88" style:family="text">
      <style:text-properties fo:background-color="#ffffff"/>
    </style:style>
    <style:style style:name="T13_89" style:family="text">
      <style:text-properties fo:background-color="#ffffff"/>
    </style:style>
    <style:style style:name="T13_90" style:family="text">
      <style:text-properties fo:background-color="#ffffff"/>
    </style:style>
    <style:style style:name="T13_91" style:family="text">
      <style:text-properties fo:background-color="#ffffff"/>
    </style:style>
    <style:style style:name="T13_92" style:family="text">
      <style:text-properties fo:background-color="#ffffff"/>
    </style:style>
    <style:style style:name="T13_93" style:family="text">
      <style:text-properties fo:background-color="#ffffff"/>
    </style:style>
    <style:style style:name="T13_94" style:family="text">
      <style:text-properties fo:background-color="#ffffff"/>
    </style:style>
    <style:style style:name="T13_95" style:family="text">
      <style:text-properties fo:background-color="#ffffff"/>
    </style:style>
    <style:style style:name="T13_96" style:family="text">
      <style:text-properties fo:background-color="#ffffff"/>
    </style:style>
    <style:style style:name="T13_97" style:family="text">
      <style:text-properties fo:background-color="#ffffff"/>
    </style:style>
    <style:style style:name="T13_98" style:family="text">
      <style:text-properties fo:background-color="#ffffff"/>
    </style:style>
    <style:style style:name="T13_99" style:family="text">
      <style:text-properties fo:background-color="#ffffff"/>
    </style:style>
    <style:style style:name="T13_100" style:family="text">
      <style:text-properties fo:background-color="#ffffff"/>
    </style:style>
    <style:style style:name="T13_101" style:family="text">
      <style:text-properties fo:background-color="#ffffff"/>
    </style:style>
    <style:style style:name="T13_102" style:family="text">
      <style:text-properties fo:background-color="#ffffff"/>
    </style:style>
    <style:style style:name="T13_103" style:family="text">
      <style:text-properties fo:background-color="#ffffff"/>
    </style:style>
    <style:style style:name="T13_104" style:family="text">
      <style:text-properties fo:background-color="#ffffff"/>
    </style:style>
    <style:style style:name="T13_105" style:family="text">
      <style:text-properties fo:background-color="#ffffff"/>
    </style:style>
    <style:style style:name="T13_106" style:family="text">
      <style:text-properties fo:background-color="#ffffff"/>
    </style:style>
    <style:style style:name="T13_107" style:family="text">
      <style:text-properties fo:background-color="#ffffff"/>
    </style:style>
    <style:style style:name="T13_108" style:family="text">
      <style:text-properties fo:background-color="#ffffff"/>
    </style:style>
    <style:style style:name="T13_109" style:family="text">
      <style:text-properties fo:background-color="#ffffff"/>
    </style:style>
    <style:style style:name="T13_110" style:family="text">
      <style:text-properties fo:background-color="#ffffff"/>
    </style:style>
    <style:style style:name="T13_111" style:family="text">
      <style:text-properties fo:background-color="#ffffff"/>
    </style:style>
    <style:style style:name="T13_112" style:family="text">
      <style:text-properties fo:background-color="#ffffff"/>
    </style:style>
    <style:style style:name="T13_113" style:family="text">
      <style:text-properties fo:background-color="#ffffff"/>
    </style:style>
    <style:style style:name="T13_114" style:family="text">
      <style:text-properties fo:background-color="#ffffff"/>
    </style:style>
    <style:style style:name="T13_115" style:family="text">
      <style:text-properties fo:background-color="#ffffff"/>
    </style:style>
    <style:style style:name="T13_116" style:family="text">
      <style:text-properties fo:background-color="#ffffff"/>
    </style:style>
    <style:style style:name="T13_117" style:family="text">
      <style:text-properties fo:background-color="#ffffff"/>
    </style:style>
    <style:style style:name="T13_118" style:family="text"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T15_35" style:family="text">
      <style:text-properties fo:background-color="#ffffff"/>
    </style:style>
    <style:style style:name="T15_36" style:family="text">
      <style:text-properties fo:background-color="#ffffff"/>
    </style:style>
    <style:style style:name="T15_37" style:family="text">
      <style:text-properties fo:background-color="#ffffff"/>
    </style:style>
    <style:style style:name="T15_38" style:family="text">
      <style:text-properties fo:background-color="#ffffff"/>
    </style:style>
    <style:style style:name="T15_39" style:family="text">
      <style:text-properties fo:background-color="#ffffff"/>
    </style:style>
    <style:style style:name="T15_40" style:family="text">
      <style:text-properties fo:background-color="#ffffff"/>
    </style:style>
    <style:style style:name="T15_41" style:family="text">
      <style:text-properties fo:background-color="#ffffff"/>
    </style:style>
    <style:style style:name="T15_42" style:family="text">
      <style:text-properties fo:background-color="#ffffff"/>
    </style:style>
    <style:style style:name="T15_43" style:family="text">
      <style:text-properties fo:background-color="#ffffff"/>
    </style:style>
    <style:style style:name="T15_44" style:family="text">
      <style:text-properties fo:background-color="#ffffff"/>
    </style:style>
    <style:style style:name="T15_45" style:family="text">
      <style:text-properties fo:background-color="#ffffff"/>
    </style:style>
    <style:style style:name="T15_46" style:family="text">
      <style:text-properties fo:background-color="#ffffff"/>
    </style:style>
    <style:style style:name="T15_47" style:family="text">
      <style:text-properties fo:background-color="#ffffff"/>
    </style:style>
    <style:style style:name="T15_48" style:family="text">
      <style:text-properties fo:background-color="#ffffff"/>
    </style:style>
    <style:style style:name="T15_49" style:family="text">
      <style:text-properties fo:background-color="#ffffff"/>
    </style:style>
    <style:style style:name="T15_50" style:family="text">
      <style:text-properties fo:background-color="#ffffff"/>
    </style:style>
    <style:style style:name="T15_51" style:family="text">
      <style:text-properties fo:background-color="#ffffff"/>
    </style:style>
    <style:style style:name="T15_52" style:family="text">
      <style:text-properties fo:background-color="#ffffff"/>
    </style:style>
    <style:style style:name="T15_53" style:family="text">
      <style:text-properties fo:background-color="#ffffff"/>
    </style:style>
    <style:style style:name="T15_54" style:family="text">
      <style:text-properties fo:background-color="#ffffff"/>
    </style:style>
    <style:style style:name="T15_55" style:family="text">
      <style:text-properties fo:background-color="#ffffff"/>
    </style:style>
    <style:style style:name="T15_56" style:family="text">
      <style:text-properties fo:background-color="#ffffff"/>
    </style:style>
    <style:style style:name="T15_57" style:family="text">
      <style:text-properties fo:background-color="#ffffff"/>
    </style:style>
    <style:style style:name="T15_58" style:family="text">
      <style:text-properties fo:background-color="#ffffff"/>
    </style:style>
    <style:style style:name="T15_59" style:family="text">
      <style:text-properties fo:background-color="#ffffff"/>
    </style:style>
    <style:style style:name="T15_60" style:family="text">
      <style:text-properties fo:background-color="#ffffff"/>
    </style:style>
    <style:style style:name="T15_61" style:family="text">
      <style:text-properties fo:background-color="#ffffff"/>
    </style:style>
    <style:style style:name="T15_62" style:family="text">
      <style:text-properties fo:background-color="#ffffff"/>
    </style:style>
    <style:style style:name="T15_63" style:family="text">
      <style:text-properties fo:background-color="#ffffff"/>
    </style:style>
    <style:style style:name="T15_64" style:family="text">
      <style:text-properties fo:background-color="#ffffff"/>
    </style:style>
    <style:style style:name="T15_65" style:family="text">
      <style:text-properties fo:background-color="#ffffff"/>
    </style:style>
    <style:style style:name="T15_66" style:family="text">
      <style:text-properties fo:background-color="#ffffff"/>
    </style:style>
    <style:style style:name="T15_67" style:family="text">
      <style:text-properties fo:background-color="#ffffff"/>
    </style:style>
    <style:style style:name="T15_68" style:family="text">
      <style:text-properties fo:background-color="#ffffff"/>
    </style:style>
    <style:style style:name="T15_69" style:family="text">
      <style:text-properties fo:background-color="#ffffff"/>
    </style:style>
    <style:style style:name="T15_70" style:family="text">
      <style:text-properties fo:background-color="#ffffff"/>
    </style:style>
    <style:style style:name="T15_71" style:family="text">
      <style:text-properties fo:background-color="#ffffff"/>
    </style:style>
    <style:style style:name="T15_72" style:family="text">
      <style:text-properties fo:background-color="#ffffff"/>
    </style:style>
    <style:style style:name="T15_73" style:family="text">
      <style:text-properties fo:background-color="#ffffff"/>
    </style:style>
    <style:style style:name="T15_74" style:family="text">
      <style:text-properties fo:background-color="#ffffff"/>
    </style:style>
    <style:style style:name="T15_75" style:family="text">
      <style:text-properties fo:background-color="#ffffff"/>
    </style:style>
    <style:style style:name="T15_76" style:family="text">
      <style:text-properties fo:background-color="#ffffff"/>
    </style:style>
    <style:style style:name="T15_77" style:family="text">
      <style:text-properties fo:background-color="#ffffff"/>
    </style:style>
    <style:style style:name="T15_78" style:family="text">
      <style:text-properties fo:background-color="#ffffff"/>
    </style:style>
    <style:style style:name="T15_79" style:family="text">
      <style:text-properties fo:background-color="#ffffff"/>
    </style:style>
    <style:style style:name="T15_80" style:family="text">
      <style:text-properties fo:background-color="#ffffff"/>
    </style:style>
    <style:style style:name="T15_81" style:family="text">
      <style:text-properties fo:background-color="#ffffff"/>
    </style:style>
    <style:style style:name="T15_82" style:family="text">
      <style:text-properties fo:background-color="#ffffff"/>
    </style:style>
    <style:style style:name="T15_83" style:family="text">
      <style:text-properties fo:background-color="#ffffff"/>
    </style:style>
    <style:style style:name="T15_84" style:family="text">
      <style:text-properties fo:background-color="#ffffff"/>
    </style:style>
    <style:style style:name="T15_85" style:family="text">
      <style:text-properties fo:background-color="#ffffff"/>
    </style:style>
    <style:style style:name="T15_86" style:family="text">
      <style:text-properties fo:background-color="#ffffff"/>
    </style:style>
    <style:style style:name="T15_87" style:family="text">
      <style:text-properties fo:background-color="#ffffff"/>
    </style:style>
    <style:style style:name="T15_88" style:family="text">
      <style:text-properties fo:background-color="#ffffff"/>
    </style:style>
    <style:style style:name="P1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ff"/>
    </style:style>
    <style:style style:name="T17_2" style:family="text">
      <style:text-properties fo:background-color="#ffffff"/>
    </style:style>
    <style:style style:name="T17_3" style:family="text">
      <style:text-properties fo:background-color="#ffffff"/>
    </style:style>
    <style:style style:name="T17_4" style:family="text">
      <style:text-properties fo:background-color="#ffffff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T17_10" style:family="text">
      <style:text-properties fo:background-color="#ffffff"/>
    </style:style>
    <style:style style:name="T17_11" style:family="text">
      <style:text-properties fo:background-color="#ffffff"/>
    </style:style>
    <style:style style:name="T17_12" style:family="text">
      <style:text-properties fo:background-color="#ffffff"/>
    </style:style>
    <style:style style:name="T17_13" style:family="text">
      <style:text-properties fo:background-color="#ffffff"/>
    </style:style>
    <style:style style:name="T17_14" style:family="text">
      <style:text-properties fo:background-color="#ffffff"/>
    </style:style>
    <style:style style:name="T17_15" style:family="text">
      <style:text-properties fo:background-color="#ffffff"/>
    </style:style>
    <style:style style:name="T17_16" style:family="text">
      <style:text-properties fo:background-color="#ffffff"/>
    </style:style>
    <style:style style:name="T17_17" style:family="text">
      <style:text-properties fo:background-color="#ffffff"/>
    </style:style>
    <style:style style:name="T17_18" style:family="text">
      <style:text-properties fo:background-color="#ffffff"/>
    </style:style>
    <style:style style:name="T17_19" style:family="text">
      <style:text-properties fo:background-color="#ffffff"/>
    </style:style>
    <style:style style:name="T17_20" style:family="text">
      <style:text-properties fo:background-color="#ffffff"/>
    </style:style>
    <style:style style:name="T17_21" style:family="text">
      <style:text-properties fo:background-color="#ffffff"/>
    </style:style>
    <style:style style:name="T17_22" style:family="text">
      <style:text-properties fo:background-color="#ffffff"/>
    </style:style>
    <style:style style:name="T17_23" style:family="text">
      <style:text-properties fo:background-color="#ffffff"/>
    </style:style>
    <style:style style:name="T17_24" style:family="text">
      <style:text-properties fo:background-color="#ffffff"/>
    </style:style>
    <style:style style:name="T17_25" style:family="text">
      <style:text-properties fo:background-color="#ffffff"/>
    </style:style>
    <style:style style:name="T17_26" style:family="text">
      <style:text-properties fo:background-color="#ffffff"/>
    </style:style>
    <style:style style:name="T17_27" style:family="text">
      <style:text-properties fo:background-color="#ffffff"/>
    </style:style>
    <style:style style:name="T17_28" style:family="text">
      <style:text-properties fo:background-color="#ffffff"/>
    </style:style>
    <style:style style:name="T17_29" style:family="text">
      <style:text-properties fo:background-color="#ffffff"/>
    </style:style>
    <style:style style:name="T17_30" style:family="text">
      <style:text-properties fo:background-color="#ffffff"/>
    </style:style>
    <style:style style:name="T17_31" style:family="text">
      <style:text-properties fo:background-color="#ffffff"/>
    </style:style>
    <style:style style:name="T17_32" style:family="text">
      <style:text-properties fo:background-color="#ffffff"/>
    </style:style>
    <style:style style:name="T17_33" style:family="text">
      <style:text-properties fo:background-color="#ffffff"/>
    </style:style>
    <style:style style:name="T17_34" style:family="text">
      <style:text-properties fo:background-color="#ffffff"/>
    </style:style>
    <style:style style:name="T17_35" style:family="text">
      <style:text-properties fo:background-color="#ffffff"/>
    </style:style>
    <style:style style:name="T17_36" style:family="text">
      <style:text-properties fo:background-color="#ffffff"/>
    </style:style>
    <style:style style:name="T17_37" style:family="text">
      <style:text-properties fo:background-color="#ffffff"/>
    </style:style>
    <style:style style:name="T17_38" style:family="text">
      <style:text-properties fo:background-color="#ffffff"/>
    </style:style>
    <style:style style:name="T17_39" style:family="text">
      <style:text-properties fo:background-color="#ffffff"/>
    </style:style>
    <style:style style:name="T17_40" style:family="text">
      <style:text-properties fo:background-color="#ffffff"/>
    </style:style>
    <style:style style:name="T17_41" style:family="text">
      <style:text-properties fo:background-color="#ffffff"/>
    </style:style>
    <style:style style:name="T17_42" style:family="text">
      <style:text-properties fo:background-color="#ffffff"/>
    </style:style>
    <style:style style:name="T17_43" style:family="text">
      <style:text-properties fo:background-color="#ffffff"/>
    </style:style>
    <style:style style:name="T17_44" style:family="text">
      <style:text-properties fo:background-color="#ffffff"/>
    </style:style>
    <style:style style:name="T17_45" style:family="text">
      <style:text-properties fo:background-color="#ffffff"/>
    </style:style>
    <style:style style:name="T17_46" style:family="text">
      <style:text-properties fo:background-color="#ffffff"/>
    </style:style>
    <style:style style:name="T17_47" style:family="text">
      <style:text-properties fo:background-color="#ffffff"/>
    </style:style>
    <style:style style:name="T17_48" style:family="text">
      <style:text-properties fo:background-color="#ffffff"/>
    </style:style>
    <style:style style:name="T17_49" style:family="text">
      <style:text-properties fo:background-color="#ffffff"/>
    </style:style>
    <style:style style:name="T17_50" style:family="text">
      <style:text-properties fo:background-color="#ffffff"/>
    </style:style>
    <style:style style:name="T17_51" style:family="text">
      <style:text-properties fo:background-color="#ffffff"/>
    </style:style>
    <style:style style:name="T17_52" style:family="text">
      <style:text-properties fo:background-color="#ffffff"/>
    </style:style>
    <style:style style:name="T17_53" style:family="text">
      <style:text-properties fo:background-color="#ffffff"/>
    </style:style>
    <style:style style:name="T17_54" style:family="text">
      <style:text-properties fo:background-color="#ffffff"/>
    </style:style>
    <style:style style:name="T17_55" style:family="text">
      <style:text-properties fo:background-color="#ffffff"/>
    </style:style>
    <style:style style:name="T17_56" style:family="text">
      <style:text-properties fo:background-color="#ffffff"/>
    </style:style>
    <style:style style:name="T17_57" style:family="text">
      <style:text-properties fo:background-color="#ffffff"/>
    </style:style>
    <style:style style:name="T17_58" style:family="text">
      <style:text-properties fo:background-color="#ffffff"/>
    </style:style>
    <style:style style:name="T17_59" style:family="text">
      <style:text-properties fo:background-color="#ffffff"/>
    </style:style>
    <style:style style:name="T17_60" style:family="text">
      <style:text-properties fo:background-color="#ffffff"/>
    </style:style>
    <style:style style:name="T17_61" style:family="text">
      <style:text-properties fo:background-color="#ffffff"/>
    </style:style>
    <style:style style:name="T17_62" style:family="text">
      <style:text-properties fo:background-color="#ffffff"/>
    </style:style>
    <style:style style:name="T17_63" style:family="text">
      <style:text-properties fo:background-color="#ffffff"/>
    </style:style>
    <style:style style:name="T17_64" style:family="text">
      <style:text-properties fo:background-color="#ffffff"/>
    </style:style>
    <style:style style:name="T17_65" style:family="text">
      <style:text-properties fo:background-color="#ffffff"/>
    </style:style>
    <style:style style:name="T17_66" style:family="text">
      <style:text-properties fo:background-color="#ffffff"/>
    </style:style>
    <style:style style:name="T17_67" style:family="text">
      <style:text-properties fo:background-color="#ffffff"/>
    </style:style>
    <style:style style:name="T17_68" style:family="text">
      <style:text-properties fo:background-color="#ffffff"/>
    </style:style>
    <style:style style:name="T17_69" style:family="text">
      <style:text-properties fo:background-color="#ffffff"/>
    </style:style>
    <style:style style:name="T17_70" style:family="text">
      <style:text-properties fo:background-color="#ffffff"/>
    </style:style>
    <style:style style:name="T17_71" style:family="text">
      <style:text-properties fo:background-color="#ffffff"/>
    </style:style>
    <style:style style:name="T17_72" style:family="text">
      <style:text-properties fo:background-color="#ffffff"/>
    </style:style>
    <style:style style:name="T17_73" style:family="text">
      <style:text-properties fo:background-color="#ffffff"/>
    </style:style>
    <style:style style:name="T17_74" style:family="text">
      <style:text-properties fo:background-color="#ffffff"/>
    </style:style>
    <style:style style:name="T17_75" style:family="text">
      <style:text-properties fo:background-color="#ffffff"/>
    </style:style>
    <style:style style:name="T17_76" style:family="text">
      <style:text-properties fo:background-color="#ffffff"/>
    </style:style>
    <style:style style:name="T17_77" style:family="text">
      <style:text-properties fo:background-color="#ffffff"/>
    </style:style>
    <style:style style:name="T17_78" style:family="text">
      <style:text-properties fo:background-color="#ffffff"/>
    </style:style>
    <style:style style:name="T17_79" style:family="text">
      <style:text-properties fo:background-color="#ffffff"/>
    </style:style>
    <style:style style:name="T17_80" style:family="text">
      <style:text-properties fo:background-color="#ffffff"/>
    </style:style>
    <style:style style:name="T17_81" style:family="text">
      <style:text-properties fo:background-color="#ffffff"/>
    </style:style>
    <style:style style:name="T17_82" style:family="text">
      <style:text-properties fo:background-color="#ffffff"/>
    </style:style>
    <style:style style:name="T17_83" style:family="text">
      <style:text-properties fo:background-color="#ffffff"/>
    </style:style>
    <style:style style:name="T17_84" style:family="text">
      <style:text-properties fo:background-color="#ffffff"/>
    </style:style>
    <style:style style:name="T17_85" style:family="text">
      <style:text-properties fo:background-color="#ffffff"/>
    </style:style>
    <style:style style:name="T17_86" style:family="text">
      <style:text-properties fo:background-color="#ffffff"/>
    </style:style>
    <style:style style:name="T17_87" style:family="text">
      <style:text-properties fo:background-color="#ffffff"/>
    </style:style>
    <style:style style:name="T17_88" style:family="text">
      <style:text-properties fo:background-color="#ffffff"/>
    </style:style>
    <style:style style:name="T17_89" style:family="text">
      <style:text-properties fo:background-color="#ffffff"/>
    </style:style>
    <style:style style:name="T17_90" style:family="text">
      <style:text-properties fo:background-color="#ffffff"/>
    </style:style>
    <style:style style:name="T17_91" style:family="text">
      <style:text-properties fo:background-color="#ffffff"/>
    </style:style>
    <style:style style:name="T17_92" style:family="text">
      <style:text-properties fo:background-color="#ffffff"/>
    </style:style>
    <style:style style:name="T17_93" style:family="text">
      <style:text-properties fo:background-color="#ffffff"/>
    </style:style>
    <style:style style:name="T17_94" style:family="text">
      <style:text-properties fo:background-color="#ffffff"/>
    </style:style>
    <style:style style:name="T17_95" style:family="text">
      <style:text-properties fo:background-color="#ffffff"/>
    </style:style>
    <style:style style:name="T17_96" style:family="text">
      <style:text-properties fo:background-color="#ffffff"/>
    </style:style>
    <style:style style:name="T17_97" style:family="text">
      <style:text-properties fo:background-color="#ffffff"/>
    </style:style>
    <style:style style:name="T17_98" style:family="text">
      <style:text-properties fo:background-color="#ffffff"/>
    </style:style>
    <style:style style:name="T17_99" style:family="text">
      <style:text-properties fo:background-color="#ffffff"/>
    </style:style>
    <style:style style:name="T17_100" style:family="text">
      <style:text-properties fo:background-color="#ffffff"/>
    </style:style>
    <style:style style:name="T17_101" style:family="text">
      <style:text-properties fo:background-color="#ffffff"/>
    </style:style>
    <style:style style:name="T17_102" style:family="text">
      <style:text-properties fo:background-color="#ffffff"/>
    </style:style>
    <style:style style:name="T17_103" style:family="text">
      <style:text-properties fo:background-color="#ffffff"/>
    </style:style>
    <style:style style:name="T17_104" style:family="text">
      <style:text-properties fo:background-color="#ffffff"/>
    </style:style>
    <style:style style:name="T17_105" style:family="text">
      <style:text-properties fo:background-color="#ffffff"/>
    </style:style>
    <style:style style:name="T17_106" style:family="text">
      <style:text-properties fo:background-color="#ffffff"/>
    </style:style>
    <style:style style:name="T17_107" style:family="text">
      <style:text-properties fo:background-color="#ffffff"/>
    </style:style>
    <style:style style:name="T17_108" style:family="text">
      <style:text-properties fo:background-color="#ffffff"/>
    </style:style>
    <style:style style:name="T17_109" style:family="text">
      <style:text-properties fo:background-color="#ffffff"/>
    </style:style>
    <style:style style:name="T17_110" style:family="text">
      <style:text-properties fo:background-color="#ffffff"/>
    </style:style>
    <style:style style:name="T17_111" style:family="text">
      <style:text-properties fo:background-color="#ffffff"/>
    </style:style>
    <style:style style:name="T17_112" style:family="text">
      <style:text-properties fo:background-color="#ffffff"/>
    </style:style>
    <style:style style:name="T17_113" style:family="text">
      <style:text-properties fo:background-color="#ffffff"/>
    </style:style>
    <style:style style:name="T17_114" style:family="text">
      <style:text-properties fo:background-color="#ffffff"/>
    </style:style>
    <style:style style:name="T17_115" style:family="text">
      <style:text-properties fo:background-color="#ffffff"/>
    </style:style>
    <style:style style:name="T17_116" style:family="text">
      <style:text-properties fo:background-color="#ffffff"/>
    </style:style>
    <style:style style:name="T17_117" style:family="text">
      <style:text-properties fo:background-color="#ffffff"/>
    </style:style>
    <style:style style:name="T17_118" style:family="text">
      <style:text-properties fo:background-color="#ffffff"/>
    </style:style>
    <style:style style:name="T17_119" style:family="text">
      <style:text-properties fo:background-color="#ffffff"/>
    </style:style>
    <style:style style:name="T17_120" style:family="text">
      <style:text-properties fo:background-color="#ffffff"/>
    </style:style>
    <style:style style:name="T17_121" style:family="text">
      <style:text-properties fo:background-color="#ffffff"/>
    </style:style>
    <style:style style:name="T17_122" style:family="text">
      <style:text-properties fo:background-color="#ffffff"/>
    </style:style>
    <style:style style:name="T17_123" style:family="text">
      <style:text-properties fo:background-color="#ffffff"/>
    </style:style>
    <style:style style:name="T17_124" style:family="text">
      <style:text-properties fo:background-color="#ffffff"/>
    </style:style>
    <style:style style:name="T17_125" style:family="text">
      <style:text-properties fo:background-color="#ffffff"/>
    </style:style>
    <style:style style:name="T17_126" style:family="text">
      <style:text-properties fo:background-color="#ffffff"/>
    </style:style>
    <style:style style:name="T17_127" style:family="text">
      <style:text-properties fo:background-color="#ffffff"/>
    </style:style>
    <style:style style:name="T17_128" style:family="text">
      <style:text-properties fo:background-color="#ffffff"/>
    </style:style>
    <style:style style:name="T17_129" style:family="text">
      <style:text-properties fo:background-color="#ffffff"/>
    </style:style>
    <style:style style:name="T17_130" style:family="text">
      <style:text-properties fo:background-color="#ffffff"/>
    </style:style>
    <style:style style:name="T17_131" style:family="text">
      <style:text-properties fo:background-color="#ffffff"/>
    </style:style>
    <style:style style:name="T17_132" style:family="text">
      <style:text-properties fo:background-color="#ffffff"/>
    </style:style>
    <style:style style:name="T17_133" style:family="text">
      <style:text-properties fo:background-color="#ffffff"/>
    </style:style>
    <style:style style:name="T17_134" style:family="text">
      <style:text-properties fo:background-color="#ffffff"/>
    </style:style>
    <style:style style:name="T17_135" style:family="text">
      <style:text-properties fo:background-color="#ffffff"/>
    </style:style>
    <style:style style:name="T17_136" style:family="text">
      <style:text-properties fo:background-color="#ffffff"/>
    </style:style>
    <style:style style:name="T17_137" style:family="text">
      <style:text-properties fo:background-color="#ffffff"/>
    </style:style>
    <style:style style:name="T17_138" style:family="text">
      <style:text-properties fo:background-color="#ffffff"/>
    </style:style>
    <style:style style:name="T17_139" style:family="text">
      <style:text-properties fo:background-color="#ffffff"/>
    </style:style>
    <style:style style:name="T17_140" style:family="text">
      <style:text-properties fo:background-color="#ffffff"/>
    </style:style>
    <style:style style:name="T17_141" style:family="text">
      <style:text-properties fo:background-color="#ffffff"/>
    </style:style>
    <style:style style:name="T17_142" style:family="text">
      <style:text-properties fo:background-color="#ffffff"/>
    </style:style>
    <style:style style:name="T17_143" style:family="text">
      <style:text-properties fo:background-color="#ffffff"/>
    </style:style>
    <style:style style:name="T17_144" style:family="text">
      <style:text-properties fo:background-color="#ffffff"/>
    </style:style>
    <style:style style:name="T17_145" style:family="text">
      <style:text-properties fo:background-color="#ffffff"/>
    </style:style>
    <style:style style:name="T17_146" style:family="text">
      <style:text-properties fo:background-color="#ffffff"/>
    </style:style>
    <style:style style:name="T17_147" style:family="text">
      <style:text-properties fo:background-color="#ffffff"/>
    </style:style>
    <style:style style:name="T17_148" style:family="text">
      <style:text-properties fo:background-color="#ffffff"/>
    </style:style>
    <style:style style:name="T17_149" style:family="text">
      <style:text-properties fo:background-color="#ffffff"/>
    </style:style>
    <style:style style:name="T17_150" style:family="text">
      <style:text-properties fo:background-color="#ffffff"/>
    </style:style>
    <style:style style:name="T17_151" style:family="text">
      <style:text-properties fo:background-color="#ffffff"/>
    </style:style>
    <style:style style:name="T17_152" style:family="text">
      <style:text-properties fo:background-color="#ffffff"/>
    </style:style>
    <style:style style:name="T17_153" style:family="text">
      <style:text-properties fo:background-color="#ffffff"/>
    </style:style>
    <style:style style:name="T17_154" style:family="text">
      <style:text-properties fo:background-color="#ffffff"/>
    </style:style>
    <style:style style:name="T17_155" style:family="text">
      <style:text-properties fo:background-color="#ffffff"/>
    </style:style>
    <style:style style:name="T17_156" style:family="text">
      <style:text-properties fo:background-color="#ffffff"/>
    </style:style>
    <style:style style:name="T17_157" style:family="text">
      <style:text-properties fo:background-color="#ffffff"/>
    </style:style>
    <style:style style:name="T17_158" style:family="text">
      <style:text-properties fo:background-color="#ffffff"/>
    </style:style>
    <style:style style:name="T17_159" style:family="text">
      <style:text-properties fo:background-color="#ffffff"/>
    </style:style>
    <style:style style:name="T17_160" style:family="text">
      <style:text-properties fo:background-color="#ffffff"/>
    </style:style>
    <style:style style:name="T17_161" style:family="text">
      <style:text-properties fo:background-color="#ffffff"/>
    </style:style>
    <style:style style:name="T17_162" style:family="text">
      <style:text-properties fo:background-color="#ffffff"/>
    </style:style>
    <style:style style:name="T17_163" style:family="text">
      <style:text-properties fo:background-color="#ffffff"/>
    </style:style>
    <style:style style:name="T17_164" style:family="text">
      <style:text-properties fo:background-color="#ffffff"/>
    </style:style>
    <style:style style:name="T17_165" style:family="text">
      <style:text-properties fo:background-color="#ffffff"/>
    </style:style>
    <style:style style:name="T17_166" style:family="text">
      <style:text-properties fo:background-color="#ffffff"/>
    </style:style>
    <style:style style:name="T17_167" style:family="text">
      <style:text-properties fo:background-color="#ffffff"/>
    </style:style>
    <style:style style:name="T17_168" style:family="text">
      <style:text-properties fo:background-color="#ffffff"/>
    </style:style>
    <style:style style:name="T17_169" style:family="text">
      <style:text-properties fo:background-color="#ffffff"/>
    </style:style>
    <style:style style:name="T17_170" style:family="text">
      <style:text-properties fo:background-color="#ffffff"/>
    </style:style>
    <style:style style:name="T17_171" style:family="text">
      <style:text-properties fo:background-color="#ffffff"/>
    </style:style>
    <style:style style:name="T17_172" style:family="text">
      <style:text-properties fo:background-color="#ffffff"/>
    </style:style>
    <style:style style:name="P18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background-color="#ffffff"/>
    </style:style>
    <style:style style:name="T19_2" style:family="text">
      <style:text-properties fo:background-color="#ffffff"/>
    </style:style>
    <style:style style:name="T19_3" style:family="text">
      <style:text-properties fo:background-color="#ffffff"/>
    </style:style>
    <style:style style:name="T19_4" style:family="text">
      <style:text-properties fo:background-color="#ffffff"/>
    </style:style>
    <style:style style:name="T19_5" style:family="text">
      <style:text-properties fo:background-color="#ffffff"/>
    </style:style>
    <style:style style:name="T19_6" style:family="text">
      <style:text-properties fo:background-color="#ffffff"/>
    </style:style>
    <style:style style:name="T19_7" style:family="text">
      <style:text-properties fo:background-color="#ffffff"/>
    </style:style>
    <style:style style:name="T19_8" style:family="text">
      <style:text-properties fo:background-color="#ffffff"/>
    </style:style>
    <style:style style:name="P2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background-color="#ffffff"/>
    </style:style>
    <style:style style:name="T21_2" style:family="text">
      <style:text-properties fo:background-color="#ffffff"/>
    </style:style>
    <style:style style:name="T21_3" style:family="text">
      <style:text-properties fo:background-color="#ffffff"/>
    </style:style>
    <style:style style:name="T21_4" style:family="text">
      <style:text-properties fo:background-color="#ffffff"/>
    </style:style>
    <style:style style:name="T21_5" style:family="text">
      <style:text-properties fo:background-color="#ffffff"/>
    </style:style>
    <style:style style:name="T21_6" style:family="text">
      <style:text-properties fo:background-color="#ffffff"/>
    </style:style>
    <style:style style:name="T21_7" style:family="text">
      <style:text-properties fo:background-color="#ffffff"/>
    </style:style>
    <style:style style:name="T21_8" style:family="text">
      <style:text-properties fo:background-color="#ffffff"/>
    </style:style>
    <style:style style:name="T21_9" style:family="text">
      <style:text-properties fo:background-color="#ffffff"/>
    </style:style>
    <style:style style:name="T21_10" style:family="text">
      <style:text-properties fo:background-color="#ffffff"/>
    </style:style>
    <style:style style:name="T21_11" style:family="text">
      <style:text-properties fo:background-color="#ffffff"/>
    </style:style>
    <style:style style:name="T21_12" style:family="text">
      <style:text-properties fo:background-color="#ffffff"/>
    </style:style>
    <style:style style:name="T21_13" style:family="text">
      <style:text-properties fo:background-color="#ffffff"/>
    </style:style>
    <style:style style:name="T21_14" style:family="text">
      <style:text-properties fo:background-color="#ffffff"/>
    </style:style>
    <style:style style:name="T21_15" style:family="text">
      <style:text-properties fo:background-color="#ffffff"/>
    </style:style>
    <style:style style:name="T21_16" style:family="text">
      <style:text-properties fo:background-color="#ffffff"/>
    </style:style>
    <style:style style:name="T21_17" style:family="text">
      <style:text-properties fo:background-color="#ffffff"/>
    </style:style>
    <style:style style:name="T21_18" style:family="text">
      <style:text-properties fo:background-color="#ffffff"/>
    </style:style>
    <style:style style:name="T21_19" style:family="text">
      <style:text-properties fo:background-color="#ffffff"/>
    </style:style>
    <style:style style:name="T21_20" style:family="text">
      <style:text-properties fo:background-color="#ffffff"/>
    </style:style>
    <style:style style:name="T21_21" style:family="text">
      <style:text-properties fo:background-color="#ffffff"/>
    </style:style>
    <style:style style:name="T21_22" style:family="text">
      <style:text-properties fo:background-color="#ffffff"/>
    </style:style>
    <style:style style:name="T21_23" style:family="text">
      <style:text-properties fo:background-color="#ffffff"/>
    </style:style>
    <style:style style:name="T21_24" style:family="text">
      <style:text-properties fo:background-color="#ffffff"/>
    </style:style>
    <style:style style:name="T21_25" style:family="text">
      <style:text-properties fo:background-color="#ffffff"/>
    </style:style>
    <style:style style:name="T21_26" style:family="text">
      <style:text-properties fo:background-color="#ffffff"/>
    </style:style>
    <style:style style:name="T21_27" style:family="text">
      <style:text-properties fo:background-color="#ffffff"/>
    </style:style>
    <style:style style:name="T21_28" style:family="text">
      <style:text-properties fo:background-color="#ffffff"/>
    </style:style>
    <style:style style:name="T21_29" style:family="text">
      <style:text-properties fo:background-color="#ffffff"/>
    </style:style>
    <style:style style:name="T21_30" style:family="text">
      <style:text-properties fo:background-color="#ffffff"/>
    </style:style>
    <style:style style:name="T21_31" style:family="text">
      <style:text-properties fo:background-color="#ffffff"/>
    </style:style>
    <style:style style:name="T21_32" style:family="text">
      <style:text-properties fo:background-color="#ffffff"/>
    </style:style>
    <style:style style:name="T21_33" style:family="text">
      <style:text-properties fo:background-color="#ffffff"/>
    </style:style>
    <style:style style:name="T21_34" style:family="text">
      <style:text-properties fo:background-color="#ffffff"/>
    </style:style>
    <style:style style:name="T21_35" style:family="text">
      <style:text-properties fo:background-color="#ffffff"/>
    </style:style>
    <style:style style:name="T21_36" style:family="text">
      <style:text-properties fo:background-color="#ffffff"/>
    </style:style>
    <style:style style:name="T21_37" style:family="text">
      <style:text-properties fo:background-color="#ffffff"/>
    </style:style>
    <style:style style:name="T21_38" style:family="text">
      <style:text-properties fo:background-color="#ffffff"/>
    </style:style>
    <style:style style:name="T21_39" style:family="text">
      <style:text-properties fo:background-color="#ffffff"/>
    </style:style>
    <style:style style:name="T21_40" style:family="text">
      <style:text-properties fo:background-color="#ffffff"/>
    </style:style>
    <style:style style:name="T21_41" style:family="text">
      <style:text-properties fo:background-color="#ffffff"/>
    </style:style>
    <style:style style:name="T21_42" style:family="text">
      <style:text-properties fo:background-color="#ffffff"/>
    </style:style>
    <style:style style:name="T21_43" style:family="text">
      <style:text-properties fo:background-color="#ffffff"/>
    </style:style>
    <style:style style:name="T21_44" style:family="text">
      <style:text-properties fo:background-color="#ffffff"/>
    </style:style>
    <style:style style:name="T21_45" style:family="text">
      <style:text-properties fo:background-color="#ffffff"/>
    </style:style>
    <style:style style:name="T21_46" style:family="text">
      <style:text-properties fo:background-color="#ffffff"/>
    </style:style>
    <style:style style:name="T21_47" style:family="text">
      <style:text-properties fo:background-color="#ffffff"/>
    </style:style>
    <style:style style:name="T21_48" style:family="text">
      <style:text-properties fo:background-color="#ffffff"/>
    </style:style>
    <style:style style:name="T21_49" style:family="text">
      <style:text-properties fo:background-color="#ffffff"/>
    </style:style>
    <style:style style:name="T21_50" style:family="text">
      <style:text-properties fo:background-color="#ffffff"/>
    </style:style>
    <style:style style:name="T21_51" style:family="text">
      <style:text-properties fo:background-color="#ffffff"/>
    </style:style>
    <style:style style:name="T21_52" style:family="text">
      <style:text-properties fo:background-color="#ffffff"/>
    </style:style>
    <style:style style:name="T21_53" style:family="text">
      <style:text-properties fo:background-color="#ffffff"/>
    </style:style>
    <style:style style:name="T21_54" style:family="text">
      <style:text-properties fo:background-color="#ffffff"/>
    </style:style>
    <style:style style:name="T21_55" style:family="text">
      <style:text-properties fo:background-color="#ffffff"/>
    </style:style>
    <style:style style:name="T21_56" style:family="text">
      <style:text-properties fo:background-color="#ffffff"/>
    </style:style>
    <style:style style:name="T21_57" style:family="text">
      <style:text-properties fo:background-color="#ffffff"/>
    </style:style>
    <style:style style:name="T21_58" style:family="text">
      <style:text-properties fo:background-color="#ffffff"/>
    </style:style>
    <style:style style:name="T21_59" style:family="text">
      <style:text-properties fo:background-color="#ffffff"/>
    </style:style>
    <style:style style:name="T21_60" style:family="text">
      <style:text-properties fo:background-color="#ffffff"/>
    </style:style>
    <style:style style:name="T21_61" style:family="text">
      <style:text-properties fo:background-color="#ffffff"/>
    </style:style>
    <style:style style:name="T21_62" style:family="text">
      <style:text-properties fo:background-color="#ffffff"/>
    </style:style>
    <style:style style:name="T21_63" style:family="text">
      <style:text-properties fo:background-color="#ffffff"/>
    </style:style>
    <style:style style:name="T21_64" style:family="text">
      <style:text-properties fo:background-color="#ffffff"/>
    </style:style>
    <style:style style:name="T21_65" style:family="text">
      <style:text-properties fo:background-color="#ffffff"/>
    </style:style>
    <style:style style:name="T21_66" style:family="text">
      <style:text-properties fo:background-color="#ffffff"/>
    </style:style>
    <style:style style:name="T21_67" style:family="text">
      <style:text-properties fo:background-color="#ffffff"/>
    </style:style>
    <style:style style:name="T21_68" style:family="text">
      <style:text-properties fo:background-color="#ffffff"/>
    </style:style>
    <style:style style:name="T21_69" style:family="text">
      <style:text-properties fo:background-color="#ffffff"/>
    </style:style>
    <style:style style:name="T21_70" style:family="text">
      <style:text-properties fo:background-color="#ffffff"/>
    </style:style>
    <style:style style:name="T21_71" style:family="text">
      <style:text-properties fo:background-color="#ffffff"/>
    </style:style>
    <style:style style:name="T21_72" style:family="text">
      <style:text-properties fo:background-color="#ffffff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background-color="#ffffff"/>
    </style:style>
    <style:style style:name="T22_2" style:family="text">
      <style:text-properties fo:background-color="#ffffff"/>
    </style:style>
    <style:style style:name="T22_3" style:family="text">
      <style:text-properties fo:background-color="#ffffff"/>
    </style:style>
    <style:style style:name="T22_4" style:family="text">
      <style:text-properties fo:background-color="#ffffff"/>
    </style:style>
    <style:style style:name="T22_5" style:family="text">
      <style:text-properties fo:background-color="#ffffff"/>
    </style:style>
    <style:style style:name="T22_6" style:family="text">
      <style:text-properties fo:background-color="#ffffff"/>
    </style:style>
    <style:style style:name="T22_7" style:family="text">
      <style:text-properties fo:background-color="#ffffff"/>
    </style:style>
    <style:style style:name="T22_8" style:family="text">
      <style:text-properties fo:background-color="#ffffff"/>
    </style:style>
    <style:style style:name="T22_9" style:family="text">
      <style:text-properties fo:background-color="#ffffff"/>
    </style:style>
    <style:style style:name="T22_10" style:family="text">
      <style:text-properties fo:background-color="#ffffff"/>
    </style:style>
    <style:style style:name="T22_11" style:family="text">
      <style:text-properties fo:background-color="#ffffff"/>
    </style:style>
    <style:style style:name="T22_12" style:family="text">
      <style:text-properties fo:background-color="#ffffff"/>
    </style:style>
    <style:style style:name="T22_13" style:family="text">
      <style:text-properties fo:background-color="#ffffff"/>
    </style:style>
    <style:style style:name="T22_14" style:family="text">
      <style:text-properties fo:background-color="#ffffff"/>
    </style:style>
    <style:style style:name="T22_15" style:family="text">
      <style:text-properties fo:background-color="#ffffff"/>
    </style:style>
    <style:style style:name="T22_16" style:family="text">
      <style:text-properties fo:background-color="#ffffff"/>
    </style:style>
    <style:style style:name="T22_17" style:family="text">
      <style:text-properties fo:background-color="#ffffff"/>
    </style:style>
    <style:style style:name="T22_18" style:family="text">
      <style:text-properties fo:background-color="#ffffff"/>
    </style:style>
    <style:style style:name="T22_19" style:family="text">
      <style:text-properties fo:background-color="#ffffff"/>
    </style:style>
    <style:style style:name="T22_20" style:family="text">
      <style:text-properties fo:background-color="#ffffff"/>
    </style:style>
    <style:style style:name="T22_21" style:family="text">
      <style:text-properties fo:background-color="#ffffff"/>
    </style:style>
    <style:style style:name="T22_22" style:family="text">
      <style:text-properties fo:background-color="#ffffff"/>
    </style:style>
    <style:style style:name="T22_23" style:family="text">
      <style:text-properties fo:background-color="#ffffff"/>
    </style:style>
    <style:style style:name="T22_24" style:family="text">
      <style:text-properties fo:background-color="#ffffff"/>
    </style:style>
    <style:style style:name="T22_25" style:family="text">
      <style:text-properties fo:background-color="#ffffff"/>
    </style:style>
    <style:style style:name="T22_26" style:family="text">
      <style:text-properties fo:background-color="#ffffff"/>
    </style:style>
    <style:style style:name="T22_27" style:family="text">
      <style:text-properties fo:background-color="#ffffff"/>
    </style:style>
    <style:style style:name="T22_28" style:family="text">
      <style:text-properties fo:background-color="#ffffff"/>
    </style:style>
    <style:style style:name="T22_29" style:family="text">
      <style:text-properties fo:background-color="#ffffff"/>
    </style:style>
    <style:style style:name="T22_30" style:family="text">
      <style:text-properties fo:background-color="#ffffff"/>
    </style:style>
    <style:style style:name="T22_31" style:family="text">
      <style:text-properties fo:background-color="#ffffff"/>
    </style:style>
    <style:style style:name="T22_32" style:family="text">
      <style:text-properties fo:background-color="#ffffff"/>
    </style:style>
    <style:style style:name="T22_33" style:family="text">
      <style:text-properties fo:background-color="#ffffff"/>
    </style:style>
    <style:style style:name="T22_34" style:family="text">
      <style:text-properties fo:background-color="#ffffff"/>
    </style:style>
    <style:style style:name="T22_35" style:family="text">
      <style:text-properties fo:background-color="#ffffff"/>
    </style:style>
    <style:style style:name="T22_36" style:family="text">
      <style:text-properties fo:background-color="#ffffff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background-color="#ffffff"/>
    </style:style>
    <style:style style:name="T23_2" style:family="text">
      <style:text-properties fo:background-color="#ffffff"/>
    </style:style>
    <style:style style:name="T23_3" style:family="text">
      <style:text-properties fo:background-color="#ffffff"/>
    </style:style>
    <style:style style:name="T23_4" style:family="text">
      <style:text-properties fo:background-color="#ffffff"/>
    </style:style>
    <style:style style:name="T23_5" style:family="text">
      <style:text-properties fo:background-color="#ffffff"/>
    </style:style>
    <style:style style:name="T23_6" style:family="text">
      <style:text-properties fo:background-color="#ffffff"/>
    </style:style>
    <style:style style:name="T23_7" style:family="text">
      <style:text-properties fo:background-color="#ffffff"/>
    </style:style>
    <style:style style:name="T23_8" style:family="text">
      <style:text-properties fo:background-color="#ffffff"/>
    </style:style>
    <style:style style:name="T23_9" style:family="text">
      <style:text-properties fo:background-color="#ffffff"/>
    </style:style>
    <style:style style:name="T23_10" style:family="text">
      <style:text-properties fo:background-color="#ffffff"/>
    </style:style>
    <style:style style:name="T23_11" style:family="text">
      <style:text-properties fo:background-color="#ffffff"/>
    </style:style>
    <style:style style:name="T23_12" style:family="text">
      <style:text-properties fo:background-color="#ffffff"/>
    </style:style>
    <style:style style:name="T23_13" style:family="text">
      <style:text-properties fo:background-color="#ffffff"/>
    </style:style>
    <style:style style:name="T23_14" style:family="text">
      <style:text-properties fo:background-color="#ffffff"/>
    </style:style>
    <style:style style:name="T23_15" style:family="text">
      <style:text-properties fo:background-color="#ffffff"/>
    </style:style>
    <style:style style:name="T23_16" style:family="text">
      <style:text-properties fo:background-color="#ffffff"/>
    </style:style>
    <style:style style:name="T23_17" style:family="text">
      <style:text-properties fo:background-color="#ffffff"/>
    </style:style>
    <style:style style:name="T23_18" style:family="text">
      <style:text-properties fo:background-color="#ffffff"/>
    </style:style>
    <style:style style:name="T23_19" style:family="text">
      <style:text-properties fo:background-color="#ffffff"/>
    </style:style>
    <style:style style:name="T23_20" style:family="text">
      <style:text-properties fo:background-color="#ffffff"/>
    </style:style>
    <style:style style:name="T23_21" style:family="text">
      <style:text-properties fo:background-color="#ffffff"/>
    </style:style>
    <style:style style:name="T23_22" style:family="text">
      <style:text-properties fo:background-color="#ffffff"/>
    </style:style>
    <style:style style:name="T23_23" style:family="text">
      <style:text-properties fo:background-color="#ffffff"/>
    </style:style>
    <style:style style:name="T23_24" style:family="text">
      <style:text-properties fo:background-color="#ffffff"/>
    </style:style>
    <style:style style:name="T23_25" style:family="text">
      <style:text-properties fo:background-color="#ffffff"/>
    </style:style>
    <style:style style:name="T23_26" style:family="text">
      <style:text-properties fo:background-color="#ffffff"/>
    </style:style>
    <style:style style:name="T23_27" style:family="text">
      <style:text-properties fo:background-color="#ffffff"/>
    </style:style>
    <style:style style:name="T23_28" style:family="text">
      <style:text-properties fo:background-color="#ffffff"/>
    </style:style>
    <style:style style:name="T23_29" style:family="text">
      <style:text-properties fo:background-color="#ffffff"/>
    </style:style>
    <style:style style:name="T23_30" style:family="text">
      <style:text-properties fo:background-color="#ffffff"/>
    </style:style>
    <style:style style:name="T23_31" style:family="text">
      <style:text-properties fo:background-color="#ffffff"/>
    </style:style>
    <style:style style:name="T23_32" style:family="text">
      <style:text-properties fo:background-color="#ffffff"/>
    </style:style>
    <style:style style:name="T23_33" style:family="text">
      <style:text-properties fo:background-color="#ffffff"/>
    </style:style>
    <style:style style:name="T23_34" style:family="text">
      <style:text-properties fo:background-color="#ffffff"/>
    </style:style>
    <style:style style:name="T23_35" style:family="text">
      <style:text-properties fo:background-color="#ffffff"/>
    </style:style>
    <style:style style:name="T23_36" style:family="text">
      <style:text-properties fo:background-color="#ffffff"/>
    </style:style>
    <style:style style:name="T23_37" style:family="text">
      <style:text-properties fo:background-color="#ffffff"/>
    </style:style>
    <style:style style:name="T23_38" style:family="text">
      <style:text-properties fo:background-color="#ffffff"/>
    </style:style>
    <style:style style:name="T23_39" style:family="text">
      <style:text-properties fo:background-color="#ffffff"/>
    </style:style>
    <style:style style:name="T23_40" style:family="text">
      <style:text-properties fo:background-color="#ffffff"/>
    </style:style>
    <style:style style:name="T23_41" style:family="text">
      <style:text-properties fo:background-color="#ffffff"/>
    </style:style>
    <style:style style:name="T23_42" style:family="text">
      <style:text-properties fo:background-color="#ffffff"/>
    </style:style>
    <style:style style:name="T23_43" style:family="text">
      <style:text-properties fo:background-color="#ffffff"/>
    </style:style>
    <style:style style:name="T23_44" style:family="text">
      <style:text-properties fo:background-color="#ffffff"/>
    </style:style>
    <style:style style:name="T23_45" style:family="text">
      <style:text-properties fo:background-color="#ffffff"/>
    </style:style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>
      <style:text-properties fo:background-color="#ffffff"/>
    </style:style>
    <style:style style:name="T24_2" style:family="text">
      <style:text-properties fo:background-color="#ffffff"/>
    </style:style>
    <style:style style:name="T24_3" style:family="text">
      <style:text-properties fo:background-color="#ffffff"/>
    </style:style>
    <style:style style:name="T24_4" style:family="text">
      <style:text-properties fo:background-color="#ffffff"/>
    </style:style>
    <style:style style:name="T24_5" style:family="text">
      <style:text-properties fo:background-color="#ffffff"/>
    </style:style>
    <style:style style:name="T24_6" style:family="text">
      <style:text-properties fo:background-color="#ffffff"/>
    </style:style>
    <style:style style:name="T24_7" style:family="text">
      <style:text-properties fo:background-color="#ffffff"/>
    </style:style>
    <style:style style:name="T24_8" style:family="text">
      <style:text-properties fo:background-color="#ffffff"/>
    </style:style>
    <style:style style:name="T24_9" style:family="text">
      <style:text-properties fo:background-color="#ffffff"/>
    </style:style>
    <style:style style:name="T24_10" style:family="text">
      <style:text-properties fo:background-color="#ffffff"/>
    </style:style>
    <style:style style:name="T24_11" style:family="text">
      <style:text-properties fo:background-color="#ffffff"/>
    </style:style>
    <style:style style:name="T24_12" style:family="text">
      <style:text-properties fo:background-color="#ffffff"/>
    </style:style>
    <style:style style:name="T24_13" style:family="text">
      <style:text-properties fo:background-color="#ffffff"/>
    </style:style>
    <style:style style:name="T24_14" style:family="text">
      <style:text-properties fo:background-color="#ffffff"/>
    </style:style>
    <style:style style:name="T24_15" style:family="text">
      <style:text-properties fo:background-color="#ffffff"/>
    </style:style>
    <style:style style:name="T24_16" style:family="text">
      <style:text-properties fo:background-color="#ffffff"/>
    </style:style>
    <style:style style:name="T24_17" style:family="text">
      <style:text-properties fo:background-color="#ffffff"/>
    </style:style>
    <style:style style:name="T24_18" style:family="text">
      <style:text-properties fo:background-color="#ffffff"/>
    </style:style>
    <style:style style:name="T24_19" style:family="text">
      <style:text-properties fo:background-color="#ffffff"/>
    </style:style>
    <style:style style:name="T24_20" style:family="text">
      <style:text-properties fo:background-color="#ffffff"/>
    </style:style>
    <style:style style:name="T24_21" style:family="text">
      <style:text-properties fo:background-color="#ffffff"/>
    </style:style>
    <style:style style:name="T24_22" style:family="text">
      <style:text-properties fo:background-color="#ffffff"/>
    </style:style>
    <style:style style:name="T24_23" style:family="text">
      <style:text-properties fo:background-color="#ffffff"/>
    </style:style>
    <style:style style:name="T24_24" style:family="text">
      <style:text-properties fo:background-color="#ffffff"/>
    </style:style>
    <style:style style:name="T24_25" style:family="text">
      <style:text-properties fo:background-color="#ffffff"/>
    </style:style>
    <style:style style:name="T24_26" style:family="text">
      <style:text-properties fo:background-color="#ffffff"/>
    </style:style>
    <style:style style:name="T24_27" style:family="text">
      <style:text-properties fo:background-color="#ffffff"/>
    </style:style>
    <style:style style:name="T24_28" style:family="text">
      <style:text-properties fo:background-color="#ffffff"/>
    </style:style>
    <style:style style:name="T24_29" style:family="text">
      <style:text-properties fo:background-color="#ffffff"/>
    </style:style>
    <style:style style:name="T24_30" style:family="text">
      <style:text-properties fo:background-color="#ffffff"/>
    </style:style>
    <style:style style:name="T24_31" style:family="text">
      <style:text-properties fo:background-color="#ffffff"/>
    </style:style>
    <style:style style:name="T24_32" style:family="text">
      <style:text-properties fo:background-color="#ffffff"/>
    </style:style>
    <style:style style:name="T24_33" style:family="text">
      <style:text-properties fo:background-color="#ffffff"/>
    </style:style>
    <style:style style:name="T24_34" style:family="text">
      <style:text-properties fo:background-color="#ffffff"/>
    </style:style>
    <style:style style:name="T24_35" style:family="text">
      <style:text-properties fo:background-color="#ffffff"/>
    </style:style>
    <style:style style:name="T24_36" style:family="text">
      <style:text-properties fo:background-color="#ffffff"/>
    </style:style>
    <style:style style:name="T24_37" style:family="text">
      <style:text-properties fo:background-color="#ffffff"/>
    </style:style>
    <style:style style:name="T24_38" style:family="text">
      <style:text-properties fo:background-color="#ffffff"/>
    </style:style>
    <style:style style:name="T24_39" style:family="text">
      <style:text-properties fo:background-color="#ffffff"/>
    </style:style>
    <style:style style:name="T24_40" style:family="text">
      <style:text-properties fo:background-color="#ffffff"/>
    </style:style>
    <style:style style:name="T24_41" style:family="text">
      <style:text-properties fo:background-color="#ffffff"/>
    </style:style>
    <style:style style:name="T24_42" style:family="text">
      <style:text-properties fo:background-color="#ffffff"/>
    </style:style>
    <style:style style:name="T24_43" style:family="text">
      <style:text-properties fo:background-color="#ffffff"/>
    </style:style>
    <style:style style:name="T24_44" style:family="text">
      <style:text-properties fo:background-color="#ffffff"/>
    </style:style>
    <style:style style:name="T24_45" style:family="text">
      <style:text-properties fo:background-color="#ffffff"/>
    </style:style>
    <style:style style:name="T24_46" style:family="text">
      <style:text-properties fo:background-color="#ffffff"/>
    </style:style>
    <style:style style:name="T24_47" style:family="text">
      <style:text-properties fo:background-color="#ffffff"/>
    </style:style>
    <style:style style:name="T24_48" style:family="text">
      <style:text-properties fo:background-color="#ffffff"/>
    </style:style>
    <style:style style:name="T24_49" style:family="text">
      <style:text-properties fo:background-color="#ffffff"/>
    </style:style>
    <style:style style:name="T24_50" style:family="text">
      <style:text-properties fo:background-color="#ffffff"/>
    </style:style>
    <style:style style:name="T24_51" style:family="text">
      <style:text-properties fo:background-color="#ffffff"/>
    </style:style>
    <style:style style:name="T24_52" style:family="text">
      <style:text-properties fo:background-color="#ffffff"/>
    </style:style>
    <style:style style:name="T24_53" style:family="text">
      <style:text-properties fo:background-color="#ffffff"/>
    </style:style>
    <style:style style:name="T24_54" style:family="text">
      <style:text-properties fo:background-color="#ffffff"/>
    </style:style>
    <style:style style:name="T24_55" style:family="text">
      <style:text-properties fo:background-color="#ffffff"/>
    </style:style>
    <style:style style:name="T24_56" style:family="text">
      <style:text-properties fo:background-color="#ffffff"/>
    </style:style>
    <style:style style:name="P25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6" style:family="paragraph" style:parent-style-name="Heading_20_3">
      <style:paragraph-properties fo:break-before="auto" fo:line-height="115%" style:writing-mode="lr-tb"/>
    </style:style>
    <style:style style:name="T26_1" style:family="text">
      <style:text-properties fo:color="#000000" style:font-name="Arial" style:font-name-asian="Arial" style:font-name-complex="Arial"/>
    </style:style>
    <style:style style:name="T26_2" style:family="text">
      <style:text-properties fo:color="#000000" style:font-name="Arial" style:font-name-asian="Arial" style:font-name-complex="Arial"/>
    </style:style>
    <style:style style:name="T26_3" style:family="text">
      <style:text-properties fo:color="#000000" style:font-name="Arial" style:font-name-asian="Arial" style:font-name-complex="Arial"/>
    </style:style>
    <style:style style:name="T26_4" style:family="text">
      <style:text-properties fo:color="#000000" style:font-name="Arial" style:font-name-asian="Arial" style:font-name-complex="Arial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weight="bold" style:font-weight-asian="bold" style:font-weight-complex="bold"/>
    </style:style>
    <style:style style:name="T28_6" style:family="text">
      <style:text-properties fo:font-weight="bold" style:font-weight-asian="bold" style:font-weight-complex="bold"/>
    </style:style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P29" style:family="paragraph" style:parent-style-name="Heading_20_3">
      <style:paragraph-properties fo:break-before="auto" fo:line-height="115%" style:writing-mode="lr-tb"/>
    </style:style>
    <style:style style:name="P30" style:family="paragraph" style:parent-style-name="Heading_20_3">
      <style:paragraph-properties fo:break-before="auto" fo:line-height="115%" style:writing-mode="lr-tb"/>
    </style:style>
    <style:style style:name="T30_1" style:family="text">
      <style:text-properties fo:color="#000000" style:font-name="Arial" style:font-name-asian="Arial" style:font-name-complex="Arial"/>
    </style:style>
    <style:style style:name="T30_2" style:family="text">
      <style:text-properties fo:color="#000000" style:font-name="Arial" style:font-name-asian="Arial" style:font-name-complex="Arial"/>
    </style:style>
    <style:style style:name="T30_3" style:family="text">
      <style:text-properties fo:color="#000000" style:font-name="Arial" style:font-name-asian="Arial" style:font-name-complex="Arial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background-color="#ffffff"/>
    </style:style>
    <style:style style:name="T32_2" style:family="text">
      <style:text-properties fo:background-color="#ffffff"/>
    </style:style>
    <style:style style:name="T32_3" style:family="text">
      <style:text-properties fo:background-color="#ffffff"/>
    </style:style>
    <style:style style:name="T32_4" style:family="text">
      <style:text-properties fo:background-color="#ffffff"/>
    </style:style>
    <style:style style:name="T32_5" style:family="text">
      <style:text-properties fo:background-color="#ffffff"/>
    </style:style>
    <style:style style:name="T32_6" style:family="text">
      <style:text-properties fo:background-color="#ffffff"/>
    </style:style>
    <style:style style:name="T32_7" style:family="text">
      <style:text-properties fo:background-color="#ffffff"/>
    </style:style>
    <style:style style:name="T32_8" style:family="text">
      <style:text-properties fo:background-color="#ffffff"/>
    </style:style>
    <style:style style:name="T32_9" style:family="text">
      <style:text-properties fo:background-color="#ffffff"/>
    </style:style>
    <style:style style:name="T32_10" style:family="text">
      <style:text-properties fo:background-color="#ffffff"/>
    </style:style>
    <style:style style:name="T32_11" style:family="text">
      <style:text-properties fo:background-color="#ffffff"/>
    </style:style>
    <style:style style:name="T32_12" style:family="text">
      <style:text-properties fo:background-color="#ffffff"/>
    </style:style>
    <style:style style:name="T32_13" style:family="text">
      <style:text-properties fo:background-color="#ffffff"/>
    </style:style>
    <style:style style:name="T32_14" style:family="text">
      <style:text-properties fo:background-color="#ffffff"/>
    </style:style>
    <style:style style:name="T32_15" style:family="text">
      <style:text-properties fo:background-color="#ffffff"/>
    </style:style>
    <style:style style:name="T32_16" style:family="text">
      <style:text-properties fo:background-color="#ffffff"/>
    </style:style>
    <style:style style:name="T32_17" style:family="text">
      <style:text-properties fo:background-color="#ffffff"/>
    </style:style>
    <style:style style:name="T32_18" style:family="text">
      <style:text-properties fo:background-color="#ffffff"/>
    </style:style>
    <style:style style:name="T32_19" style:family="text">
      <style:text-properties fo:background-color="#ffffff"/>
    </style:style>
    <style:style style:name="T32_20" style:family="text">
      <style:text-properties fo:background-color="#ffffff"/>
    </style:style>
    <style:style style:name="T32_21" style:family="text">
      <style:text-properties fo:background-color="#ffffff"/>
    </style:style>
    <style:style style:name="T32_22" style:family="text">
      <style:text-properties fo:background-color="#ffffff"/>
    </style:style>
    <style:style style:name="T32_23" style:family="text">
      <style:text-properties fo:background-color="#ffffff"/>
    </style:style>
    <style:style style:name="T32_24" style:family="text">
      <style:text-properties fo:background-color="#ffffff"/>
    </style:style>
    <style:style style:name="T32_25" style:family="text">
      <style:text-properties fo:background-color="#ffffff"/>
    </style:style>
    <style:style style:name="T32_26" style:family="text">
      <style:text-properties fo:background-color="#ffffff"/>
    </style:style>
    <style:style style:name="T32_27" style:family="text">
      <style:text-properties fo:background-color="#ffffff"/>
    </style:style>
    <style:style style:name="T32_28" style:family="text">
      <style:text-properties fo:background-color="#ffffff"/>
    </style:style>
    <style:style style:name="T32_29" style:family="text">
      <style:text-properties fo:background-color="#ffffff"/>
    </style:style>
    <style:style style:name="T32_30" style:family="text">
      <style:text-properties fo:background-color="#ffffff"/>
    </style:style>
    <style:style style:name="T32_31" style:family="text">
      <style:text-properties fo:background-color="#ffffff"/>
    </style:style>
    <style:style style:name="T32_32" style:family="text">
      <style:text-properties fo:background-color="#ffffff"/>
    </style:style>
    <style:style style:name="T32_33" style:family="text">
      <style:text-properties fo:background-color="#ffffff"/>
    </style:style>
    <style:style style:name="T32_34" style:family="text">
      <style:text-properties fo:background-color="#ffffff"/>
    </style:style>
    <style:style style:name="T32_35" style:family="text">
      <style:text-properties fo:background-color="#ffffff"/>
    </style:style>
    <style:style style:name="T32_36" style:family="text">
      <style:text-properties fo:background-color="#ffffff"/>
    </style:style>
    <style:style style:name="T32_37" style:family="text">
      <style:text-properties fo:background-color="#ffffff"/>
    </style:style>
    <style:style style:name="T32_38" style:family="text">
      <style:text-properties fo:background-color="#ffffff"/>
    </style:style>
    <style:style style:name="T32_39" style:family="text">
      <style:text-properties fo:background-color="#ffffff"/>
    </style:style>
    <style:style style:name="T32_40" style:family="text">
      <style:text-properties fo:background-color="#ffffff"/>
    </style:style>
    <style:style style:name="T32_41" style:family="text">
      <style:text-properties fo:background-color="#ffffff"/>
    </style:style>
    <style:style style:name="T32_42" style:family="text">
      <style:text-properties fo:background-color="#ffffff"/>
    </style:style>
    <style:style style:name="T32_43" style:family="text">
      <style:text-properties fo:background-color="#ffffff"/>
    </style:style>
    <style:style style:name="T32_44" style:family="text">
      <style:text-properties fo:background-color="#ffffff"/>
    </style:style>
    <style:style style:name="T32_45" style:family="text">
      <style:text-properties fo:background-color="#ffffff"/>
    </style:style>
    <style:style style:name="T32_46" style:family="text">
      <style:text-properties fo:background-color="#ffffff"/>
    </style:style>
    <style:style style:name="T32_47" style:family="text">
      <style:text-properties fo:background-color="#ffffff"/>
    </style:style>
    <style:style style:name="T32_48" style:family="text">
      <style:text-properties fo:background-color="#ffffff"/>
    </style:style>
    <style:style style:name="T32_49" style:family="text">
      <style:text-properties fo:background-color="#ffffff"/>
    </style:style>
    <style:style style:name="T32_50" style:family="text">
      <style:text-properties fo:background-color="#ffffff"/>
    </style:style>
    <style:style style:name="P33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33_1" style:family="text">
      <style:text-properties fo:color="#000000" style:font-name="Arial" style:font-name-asian="Arial" style:font-name-complex="Arial"/>
    </style:style>
    <style:style style:name="T33_2" style:family="text">
      <style:text-properties fo:color="#000000" style:font-name="Arial" style:font-name-asian="Arial" style:font-name-complex="Arial"/>
    </style:style>
    <style:style style:name="T33_3" style:family="text">
      <style:text-properties fo:color="#000000" style:font-name="Arial" style:font-name-asian="Arial" style:font-name-complex="Arial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background-color="#ffffff"/>
    </style:style>
    <style:style style:name="T34_2" style:family="text">
      <style:text-properties fo:background-color="#ffffff"/>
    </style:style>
    <style:style style:name="T34_3" style:family="text">
      <style:text-properties fo:background-color="#ffffff"/>
    </style:style>
    <style:style style:name="T34_4" style:family="text">
      <style:text-properties fo:background-color="#ffffff"/>
    </style:style>
    <style:style style:name="T34_5" style:family="text">
      <style:text-properties fo:background-color="#ffffff"/>
    </style:style>
    <style:style style:name="T34_6" style:family="text">
      <style:text-properties fo:background-color="#ffffff"/>
    </style:style>
    <style:style style:name="T34_7" style:family="text">
      <style:text-properties fo:background-color="#ffffff"/>
    </style:style>
    <style:style style:name="T34_8" style:family="text">
      <style:text-properties fo:background-color="#ffffff"/>
    </style:style>
    <style:style style:name="T34_9" style:family="text">
      <style:text-properties fo:background-color="#ffffff"/>
    </style:style>
    <style:style style:name="T34_10" style:family="text">
      <style:text-properties fo:background-color="#ffffff"/>
    </style:style>
    <style:style style:name="T34_11" style:family="text">
      <style:text-properties fo:background-color="#ffffff"/>
    </style:style>
    <style:style style:name="T34_12" style:family="text">
      <style:text-properties fo:background-color="#ffffff"/>
    </style:style>
    <style:style style:name="T34_13" style:family="text">
      <style:text-properties fo:background-color="#ffffff"/>
    </style:style>
    <style:style style:name="T34_14" style:family="text">
      <style:text-properties fo:background-color="#ffffff"/>
    </style:style>
    <style:style style:name="T34_15" style:family="text">
      <style:text-properties fo:background-color="#ffffff"/>
    </style:style>
    <style:style style:name="T34_16" style:family="text">
      <style:text-properties fo:background-color="#ffffff"/>
    </style:style>
    <style:style style:name="T34_17" style:family="text">
      <style:text-properties fo:background-color="#ffffff"/>
    </style:style>
    <style:style style:name="T34_18" style:family="text">
      <style:text-properties fo:background-color="#ffffff"/>
    </style:style>
    <style:style style:name="T34_19" style:family="text">
      <style:text-properties fo:background-color="#ffffff"/>
    </style:style>
    <style:style style:name="T34_20" style:family="text">
      <style:text-properties fo:background-color="#ffffff"/>
    </style:style>
    <style:style style:name="T34_21" style:family="text">
      <style:text-properties fo:background-color="#ffffff"/>
    </style:style>
    <style:style style:name="T34_22" style:family="text">
      <style:text-properties fo:background-color="#ffffff"/>
    </style:style>
    <style:style style:name="T34_23" style:family="text">
      <style:text-properties fo:background-color="#ffffff"/>
    </style:style>
    <style:style style:name="T34_24" style:family="text">
      <style:text-properties fo:background-color="#ffffff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fo:background-color="#ffffff"/>
    </style:style>
    <style:style style:name="T35_2" style:family="text">
      <style:text-properties fo:background-color="#ffffff"/>
    </style:style>
    <style:style style:name="T35_3" style:family="text">
      <style:text-properties fo:background-color="#ffffff"/>
    </style:style>
    <style:style style:name="T35_4" style:family="text">
      <style:text-properties fo:background-color="#ffffff"/>
    </style:style>
    <style:style style:name="T35_5" style:family="text">
      <style:text-properties fo:background-color="#ffffff"/>
    </style:style>
    <style:style style:name="T35_6" style:family="text">
      <style:text-properties fo:background-color="#ffffff"/>
    </style:style>
    <style:style style:name="T35_7" style:family="text">
      <style:text-properties fo:background-color="#ffffff"/>
    </style:style>
    <style:style style:name="T35_8" style:family="text">
      <style:text-properties fo:background-color="#ffffff"/>
    </style:style>
    <style:style style:name="T35_9" style:family="text">
      <style:text-properties fo:background-color="#ffffff"/>
    </style:style>
    <style:style style:name="T35_10" style:family="text">
      <style:text-properties fo:background-color="#ffffff"/>
    </style:style>
    <style:style style:name="T35_11" style:family="text">
      <style:text-properties fo:background-color="#ffffff"/>
    </style:style>
    <style:style style:name="T35_12" style:family="text">
      <style:text-properties fo:background-color="#ffffff"/>
    </style:style>
    <style:style style:name="T35_13" style:family="text">
      <style:text-properties fo:background-color="#ffffff"/>
    </style:style>
    <style:style style:name="T35_14" style:family="text">
      <style:text-properties fo:background-color="#ffffff"/>
    </style:style>
    <style:style style:name="T35_15" style:family="text">
      <style:text-properties fo:background-color="#ffffff"/>
    </style:style>
    <style:style style:name="T35_16" style:family="text">
      <style:text-properties fo:background-color="#ffffff"/>
    </style:style>
    <style:style style:name="T35_17" style:family="text">
      <style:text-properties fo:background-color="#ffffff"/>
    </style:style>
    <style:style style:name="T35_18" style:family="text">
      <style:text-properties fo:background-color="#ffffff"/>
    </style:style>
    <style:style style:name="T35_19" style:family="text">
      <style:text-properties fo:background-color="#ffffff"/>
    </style:style>
    <style:style style:name="T35_20" style:family="text">
      <style:text-properties fo:background-color="#ffffff"/>
    </style:style>
    <style:style style:name="T35_21" style:family="text">
      <style:text-properties fo:background-color="#ffffff"/>
    </style:style>
    <style:style style:name="T35_22" style:family="text">
      <style:text-properties fo:background-color="#ffffff"/>
    </style:style>
    <style:style style:name="T35_23" style:family="text">
      <style:text-properties fo:background-color="#ffffff"/>
    </style:style>
    <style:style style:name="T35_24" style:family="text">
      <style:text-properties fo:background-color="#ffffff"/>
    </style:style>
    <style:style style:name="T35_25" style:family="text">
      <style:text-properties fo:background-color="#ffffff"/>
    </style:style>
    <style:style style:name="T35_26" style:family="text">
      <style:text-properties fo:background-color="#ffffff"/>
    </style:style>
    <style:style style:name="T35_27" style:family="text">
      <style:text-properties fo:background-color="#ffffff"/>
    </style:style>
    <style:style style:name="T35_28" style:family="text">
      <style:text-properties fo:background-color="#ffffff"/>
    </style:style>
    <style:style style:name="T35_29" style:family="text">
      <style:text-properties fo:background-color="#ffffff"/>
    </style:style>
    <style:style style:name="T35_30" style:family="text">
      <style:text-properties fo:background-color="#ffffff"/>
    </style:style>
    <style:style style:name="T35_31" style:family="text">
      <style:text-properties fo:background-color="#ffffff"/>
    </style:style>
    <style:style style:name="T35_32" style:family="text">
      <style:text-properties fo:background-color="#ffffff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background-color="#ffffff"/>
    </style:style>
    <style:style style:name="T36_2" style:family="text">
      <style:text-properties fo:background-color="#ffffff"/>
    </style:style>
    <style:style style:name="T36_3" style:family="text">
      <style:text-properties fo:background-color="#ffffff"/>
    </style:style>
    <style:style style:name="T36_4" style:family="text">
      <style:text-properties fo:background-color="#ffffff"/>
    </style:style>
    <style:style style:name="T36_5" style:family="text">
      <style:text-properties fo:background-color="#ffffff"/>
    </style:style>
    <style:style style:name="T36_6" style:family="text">
      <style:text-properties fo:background-color="#ffffff"/>
    </style:style>
    <style:style style:name="T36_7" style:family="text">
      <style:text-properties fo:background-color="#ffffff"/>
    </style:style>
    <style:style style:name="T36_8" style:family="text">
      <style:text-properties fo:background-color="#ffffff"/>
    </style:style>
    <style:style style:name="T36_9" style:family="text">
      <style:text-properties fo:background-color="#ffffff"/>
    </style:style>
    <style:style style:name="T36_10" style:family="text">
      <style:text-properties fo:background-color="#ffffff"/>
    </style:style>
    <style:style style:name="T36_11" style:family="text">
      <style:text-properties fo:background-color="#ffffff"/>
    </style:style>
    <style:style style:name="T36_12" style:family="text">
      <style:text-properties fo:background-color="#ffffff"/>
    </style:style>
    <style:style style:name="T36_13" style:family="text">
      <style:text-properties fo:background-color="#ffffff"/>
    </style:style>
    <style:style style:name="T36_14" style:family="text">
      <style:text-properties fo:background-color="#ffffff"/>
    </style:style>
    <style:style style:name="T36_15" style:family="text">
      <style:text-properties fo:background-color="#ffffff"/>
    </style:style>
    <style:style style:name="T36_16" style:family="text">
      <style:text-properties fo:background-color="#ffffff"/>
    </style:style>
    <style:style style:name="T36_17" style:family="text">
      <style:text-properties fo:background-color="#ffffff"/>
    </style:style>
    <style:style style:name="T36_18" style:family="text">
      <style:text-properties fo:background-color="#ffffff"/>
    </style:style>
    <style:style style:name="T36_19" style:family="text">
      <style:text-properties fo:background-color="#ffffff"/>
    </style:style>
    <style:style style:name="T36_20" style:family="text">
      <style:text-properties fo:background-color="#ffffff"/>
    </style:style>
    <style:style style:name="T36_21" style:family="text">
      <style:text-properties fo:background-color="#ffffff"/>
    </style:style>
    <style:style style:name="T36_22" style:family="text">
      <style:text-properties fo:background-color="#ffffff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background-color="#ffffff"/>
    </style:style>
    <style:style style:name="T37_2" style:family="text">
      <style:text-properties fo:background-color="#ffffff"/>
    </style:style>
    <style:style style:name="T37_3" style:family="text">
      <style:text-properties fo:background-color="#ffffff"/>
    </style:style>
    <style:style style:name="T37_4" style:family="text">
      <style:text-properties fo:background-color="#ffffff"/>
    </style:style>
    <style:style style:name="T37_5" style:family="text">
      <style:text-properties fo:background-color="#ffffff"/>
    </style:style>
    <style:style style:name="T37_6" style:family="text">
      <style:text-properties fo:background-color="#ffffff"/>
    </style:style>
    <style:style style:name="T37_7" style:family="text">
      <style:text-properties fo:background-color="#ffffff"/>
    </style:style>
    <style:style style:name="T37_8" style:family="text">
      <style:text-properties fo:background-color="#ffffff"/>
    </style:style>
    <style:style style:name="T37_9" style:family="text">
      <style:text-properties fo:background-color="#ffffff"/>
    </style:style>
    <style:style style:name="T37_10" style:family="text">
      <style:text-properties fo:background-color="#ffffff"/>
    </style:style>
    <style:style style:name="T37_11" style:family="text">
      <style:text-properties fo:background-color="#ffffff"/>
    </style:style>
    <style:style style:name="T37_12" style:family="text">
      <style:text-properties fo:background-color="#ffffff"/>
    </style:style>
    <style:style style:name="P38" style:family="paragraph" style:parent-style-name="Standard">
      <style:paragraph-properties fo:break-before="auto" fo:line-height="115%" fo:margin-top="0cm" fo:margin-bottom="0cm" style:writing-mode="lr-tb"/>
    </style:style>
    <style:style style:name="T38_1" style:family="text">
      <style:text-properties fo:background-color="#ffffff"/>
    </style:style>
    <style:style style:name="T38_2" style:family="text">
      <style:text-properties fo:background-color="#ffffff"/>
    </style:style>
    <style:style style:name="T38_3" style:family="text">
      <style:text-properties fo:background-color="#ffffff"/>
    </style:style>
    <style:style style:name="T38_4" style:family="text">
      <style:text-properties fo:background-color="#ffffff"/>
    </style:style>
    <style:style style:name="T38_5" style:family="text">
      <style:text-properties fo:background-color="#ffffff"/>
    </style:style>
    <style:style style:name="T38_6" style:family="text">
      <style:text-properties fo:background-color="#ffffff"/>
    </style:style>
    <style:style style:name="T38_7" style:family="text">
      <style:text-properties fo:background-color="#ffffff"/>
    </style:style>
    <style:style style:name="T38_8" style:family="text">
      <style:text-properties fo:background-color="#ffffff"/>
    </style:style>
    <style:style style:name="T38_9" style:family="text">
      <style:text-properties fo:background-color="#ffffff"/>
    </style:style>
    <style:style style:name="T38_10" style:family="text">
      <style:text-properties fo:background-color="#ffffff"/>
    </style:style>
    <style:style style:name="T38_11" style:family="text">
      <style:text-properties fo:background-color="#ffffff"/>
    </style:style>
    <style:style style:name="T38_12" style:family="text">
      <style:text-properties fo:background-color="#ffffff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j2rbxagp18i5"/><text:bookmark-end text:name="h.j2rbxagp18i5"/><text:span text:style-name="T1_1">Evelyn</text:span><text:span text:style-name="T1_2"><text:s/></text:span><text:span text:style-name="T1_3">Archer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Evelyn</text:span><text:span text:style-name="T3_6"><text:s/></text:span><text:span text:style-name="T3_7">Archer</text:span><text:span text:style-name="T3_8">,<text:s/></text:span><text:span text:style-name="T3_9">devoted</text:span><text:span text:style-name="T3_10"><text:s/></text:span><text:span text:style-name="T3_11">wife</text:span><text:span text:style-name="T3_12"><text:s/></text:span><text:span text:style-name="T3_13">of</text:span><text:span text:style-name="T3_14"><text:s/></text:span><text:span text:style-name="T3_15">landowner</text:span><text:span text:style-name="T3_16"><text:s/></text:span><text:span text:style-name="T3_17">and</text:span><text:span text:style-name="T3_18"><text:s/></text:span><text:span text:style-name="T3_19">local</text:span><text:span text:style-name="T3_20"><text:s/></text:span><text:span text:style-name="T3_21">Luton</text:span><text:span text:style-name="T3_22"><text:s/></text:span><text:span text:style-name="T3_23">nobleman</text:span><text:span text:style-name="T3_24"><text:s/></text:span><text:span text:style-name="T3_25">Samuel</text:span><text:span text:style-name="T3_26"><text:s/></text:span><text:span text:style-name="T3_27">Archer</text:span><text:span text:style-name="T3_28">.<text:s/></text:span><text:span text:style-name="T3_29">Unfortunately</text:span><text:span text:style-name="T3_30">,<text:s/></text:span><text:span text:style-name="T3_31">you</text:span><text:span text:style-name="T3_32"><text:s/></text:span><text:span text:style-name="T3_33">are</text:span><text:span text:style-name="T3_34"><text:s/></text:span><text:span text:style-name="T3_35">attending</text:span><text:span text:style-name="T3_36"><text:s/></text:span><text:span text:style-name="T3_37">this</text:span><text:span text:style-name="T3_38"><text:s/></text:span><text:span text:style-name="T3_39">Yuletide</text:span><text:span text:style-name="T3_40"><text:s/></text:span><text:span text:style-name="T3_41">celebration</text:span><text:span text:style-name="T3_42"><text:s/></text:span><text:span text:style-name="T3_43">on</text:span><text:span text:style-name="T3_44"><text:s/></text:span><text:span text:style-name="T3_45">your</text:span><text:span text:style-name="T3_46"><text:s/></text:span><text:span text:style-name="T3_47">own</text:span><text:span text:style-name="T3_48"><text:s/></text:span><text:span text:style-name="T3_49">as</text:span><text:span text:style-name="T3_50"><text:s/></text:span><text:span text:style-name="T3_51">your</text:span><text:span text:style-name="T3_52"><text:s/></text:span><text:span text:style-name="T3_53">husband</text:span><text:span text:style-name="T3_54"><text:s/></text:span><text:span text:style-name="T3_55">is</text:span><text:span text:style-name="T3_56"><text:s/></text:span><text:span text:style-name="T3_57">in</text:span><text:span text:style-name="T3_58"><text:s/></text:span><text:span text:style-name="T3_59">London</text:span><text:span text:style-name="T3_60"><text:s/></text:span><text:span text:style-name="T3_61">to</text:span><text:span text:style-name="T3_62"><text:s/></text:span><text:span text:style-name="T3_63">meet</text:span><text:span text:style-name="T3_64"><text:s/></text:span><text:span text:style-name="T3_65">with</text:span><text:span text:style-name="T3_66"><text:s/></text:span><text:span text:style-name="T3_67">the</text:span><text:span text:style-name="T3_68"><text:s/></text:span><text:span text:style-name="T3_69">newly</text:span><text:span text:style-name="T3_70"><text:s/></text:span><text:span text:style-name="T3_71">reinstated</text:span><text:span text:style-name="T3_72"><text:s/></text:span><text:span text:style-name="T3_73">King</text:span><text:span text:style-name="T3_74"><text:s/></text:span><text:span text:style-name="T3_75">Charles</text:span><text:span text:style-name="T3_76"><text:s/></text:span><text:span text:style-name="T3_77">II</text:span><text:span text:style-name="T3_78"><text:s/></text:span><text:span text:style-name="T3_79">himself</text:span><text:span text:style-name="T3_80">.</text:span></text:p>
      <text:p text:style-name="P4"/>
      <text:p text:style-name="P5"><text:span text:style-name="T5_1">You</text:span><text:span text:style-name="T5_2"><text:s/></text:span><text:span text:style-name="T5_3">consider</text:span><text:span text:style-name="T5_4"><text:s/></text:span><text:span text:style-name="T5_5">yourself</text:span><text:span text:style-name="T5_6"><text:s/></text:span><text:span text:style-name="T5_7">to</text:span><text:span text:style-name="T5_8"><text:s/></text:span><text:span text:style-name="T5_9">be</text:span><text:span text:style-name="T5_10"><text:s/></text:span><text:span text:style-name="T5_11">a</text:span><text:span text:style-name="T5_12"><text:s/></text:span><text:span text:style-name="T5_13">staunch</text:span><text:span text:style-name="T5_14"><text:s/>1600</text:span><text:span text:style-name="T5_15">s</text:span><text:span text:style-name="T5_16"><text:s/></text:span><text:span text:style-name="T5_17">feminist</text:span><text:span text:style-name="T5_18"><text:s/></text:span><text:span text:style-name="T5_19">and</text:span><text:span text:style-name="T5_20"><text:s/></text:span><text:span text:style-name="T5_21">because</text:span><text:span text:style-name="T5_22"><text:s/></text:span><text:span text:style-name="T5_23">of</text:span><text:span text:style-name="T5_24"><text:s/></text:span><text:span text:style-name="T5_25">this</text:span><text:span text:style-name="T5_26"><text:s/></text:span><text:span text:style-name="T5_27">you</text:span><text:span text:style-name="T5_28"><text:s/></text:span><text:span text:style-name="T5_29">cannot</text:span><text:span text:style-name="T5_30"><text:s/></text:span><text:span text:style-name="T5_31">stand</text:span><text:span text:style-name="T5_32"><text:s/></text:span><text:span text:style-name="T5_33">the</text:span><text:span text:style-name="T5_34"><text:s/></text:span><text:span text:style-name="T5_35">situation</text:span><text:span text:style-name="T5_36"><text:s/></text:span><text:span text:style-name="T5_37">that</text:span><text:span text:style-name="T5_38"><text:s/></text:span><text:span text:style-name="T5_39">your</text:span><text:span text:style-name="T5_40"><text:s/></text:span><text:span text:style-name="T5_41">favourite</text:span><text:span text:style-name="T5_42"><text:s/></text:span><text:span text:style-name="T5_43">sister</text:span><text:span text:style-name="T5_44"><text:s/></text:span><text:span text:style-name="T5_45">Bessie</text:span><text:span text:style-name="T5_46"><text:s/></text:span><text:span text:style-name="T5_47">has</text:span><text:span text:style-name="T5_48"><text:s/></text:span><text:span text:style-name="T5_49">got</text:span><text:span text:style-name="T5_50"><text:s/></text:span><text:span text:style-name="T5_51">herself</text:span><text:span text:style-name="T5_52"><text:s/></text:span><text:span text:style-name="T5_53">into</text:span><text:span text:style-name="T5_54">.<text:s/></text:span><text:span text:style-name="T5_55">Bessie</text:span><text:span text:style-name="T5_56"><text:s/></text:span><text:span text:style-name="T5_57">is</text:span><text:span text:style-name="T5_58"><text:s/></text:span><text:span text:style-name="T5_59">married</text:span><text:span text:style-name="T5_60"><text:s/></text:span><text:span text:style-name="T5_61">to</text:span><text:span text:style-name="T5_62"><text:s/></text:span><text:span text:style-name="T5_63">the</text:span><text:span text:style-name="T5_64"><text:s/></text:span><text:span text:style-name="T5_65">Puritan</text:span><text:span text:style-name="T5_66"><text:s/></text:span><text:span text:style-name="T5_67">chauvinist</text:span><text:span text:style-name="T5_68"><text:s/></text:span><text:span text:style-name="T5_69">nobleman</text:span><text:span text:style-name="T5_70"><text:s/></text:span><text:span text:style-name="T5_71">James</text:span><text:span text:style-name="T5_72"><text:s/></text:span><text:span text:style-name="T5_73">Farthing</text:span><text:span text:style-name="T5_74"><text:s/>-<text:s/></text:span><text:span text:style-name="T5_75">a</text:span><text:span text:style-name="T5_76"><text:s/></text:span><text:span text:style-name="T5_77">man</text:span><text:span text:style-name="T5_78"><text:s/></text:span><text:span text:style-name="T5_79">who</text:span><text:span text:style-name="T5_80"><text:s/></text:span><text:span text:style-name="T5_81">believes</text:span><text:span text:style-name="T5_82"><text:s/></text:span><text:span text:style-name="T5_83">women</text:span><text:span text:style-name="T5_84"><text:s/></text:span><text:span text:style-name="T5_85">were</text:span><text:span text:style-name="T5_86"><text:s/></text:span><text:span text:style-name="T5_87">put</text:span><text:span text:style-name="T5_88"><text:s/></text:span><text:span text:style-name="T5_89">on</text:span><text:span text:style-name="T5_90"><text:s/></text:span><text:span text:style-name="T5_91">earth</text:span><text:span text:style-name="T5_92"><text:s/></text:span><text:span text:style-name="T5_93">to</text:span><text:span text:style-name="T5_94"><text:s/></text:span><text:span text:style-name="T5_95">serve</text:span><text:span text:style-name="T5_96"><text:s/></text:span><text:span text:style-name="T5_97">their</text:span><text:span text:style-name="T5_98"><text:s/></text:span><text:span text:style-name="T5_99">husbands</text:span><text:span text:style-name="T5_100">.<text:s/></text:span><text:span text:style-name="T5_101">As</text:span><text:span text:style-name="T5_102"><text:s/></text:span><text:span text:style-name="T5_103">a</text:span><text:span text:style-name="T5_104"><text:s/></text:span><text:span text:style-name="T5_105">result</text:span><text:span text:style-name="T5_106">,<text:s/></text:span><text:span text:style-name="T5_107">you</text:span><text:span text:style-name="T5_108"><text:s/></text:span><text:span text:style-name="T5_109">have</text:span><text:span text:style-name="T5_110"><text:s/></text:span><text:span text:style-name="T5_111">watched</text:span><text:span text:style-name="T5_112"><text:s/></text:span><text:span text:style-name="T5_113">your</text:span><text:span text:style-name="T5_114"><text:s/></text:span><text:span text:style-name="T5_115">sister</text:span><text:span text:style-name="T5_116"><text:s/></text:span><text:span text:style-name="T5_117">be</text:span><text:span text:style-name="T5_118"><text:s/></text:span><text:span text:style-name="T5_119">oppressed</text:span><text:span text:style-name="T5_120"><text:s/></text:span><text:span text:style-name="T5_121">by</text:span><text:span text:style-name="T5_122"><text:s/></text:span><text:span text:style-name="T5_123">this</text:span><text:span text:style-name="T5_124"><text:s/></text:span><text:span text:style-name="T5_125">harsh</text:span><text:span text:style-name="T5_126"><text:s/></text:span><text:span text:style-name="T5_127">man</text:span><text:span text:style-name="T5_128">.</text:span></text:p>
      <text:p text:style-name="P6"/>
      <text:p text:style-name="P7"><text:span text:style-name="T7_1">Well</text:span><text:span text:style-name="T7_2">,<text:s/></text:span><text:span text:style-name="T7_3">recently</text:span><text:span text:style-name="T7_4"><text:s/></text:span><text:span text:style-name="T7_5">you</text:span><text:span text:style-name="T7_6"><text:s/></text:span><text:span text:style-name="T7_7">discovered</text:span><text:span text:style-name="T7_8"><text:s/></text:span><text:span text:style-name="T7_9">that</text:span><text:span text:style-name="T7_10"><text:s/></text:span><text:span text:style-name="T7_11">Puritan</text:span><text:span text:style-name="T7_12"><text:s/></text:span><text:span text:style-name="T7_13">James</text:span><text:span text:style-name="T7_14"><text:s/></text:span><text:span text:style-name="T7_15">might</text:span><text:span text:style-name="T7_16"><text:s/></text:span><text:span text:style-name="T7_17">not</text:span><text:span text:style-name="T7_18"><text:s/></text:span><text:span text:style-name="T7_19">be</text:span><text:span text:style-name="T7_20"><text:s/></text:span><text:span text:style-name="T7_21">living</text:span><text:span text:style-name="T7_22"><text:s/></text:span><text:span text:style-name="T7_23">completely</text:span><text:span text:style-name="T7_24"><text:s/></text:span><text:span text:style-name="T7_25">by</text:span><text:span text:style-name="T7_26"><text:s/></text:span><text:span text:style-name="T7_27">the</text:span><text:span text:style-name="T7_28"><text:s/></text:span><text:span text:style-name="T7_29">Puritan</text:span><text:span text:style-name="T7_30"><text:s/></text:span><text:span text:style-name="T7_31">code</text:span><text:span text:style-name="T7_32">.<text:s/></text:span><text:span text:style-name="T7_33">Your</text:span><text:span text:style-name="T7_34"><text:s/></text:span><text:span text:style-name="T7_35">little</text:span><text:span text:style-name="T7_36"><text:s/></text:span><text:span text:style-name="T7_37">birds</text:span><text:span text:style-name="T7_38"><text:s/></text:span><text:span text:style-name="T7_39">have</text:span><text:span text:style-name="T7_40"><text:s/></text:span><text:span text:style-name="T7_41">informed</text:span><text:span text:style-name="T7_42"><text:s/></text:span><text:span text:style-name="T7_43">you</text:span><text:span text:style-name="T7_44"><text:s/></text:span><text:span text:style-name="T7_45">that</text:span><text:span text:style-name="T7_46"><text:s/></text:span><text:span text:style-name="T7_47">James</text:span><text:span text:style-name="T7_48"><text:s/></text:span><text:span text:style-name="T7_49">may</text:span><text:span text:style-name="T7_50"><text:s/></text:span><text:span text:style-name="T7_51">be</text:span><text:span text:style-name="T7_52"><text:s/></text:span><text:span text:style-name="T7_53">having</text:span><text:span text:style-name="T7_54"><text:s/></text:span><text:span text:style-name="T7_55">an</text:span><text:span text:style-name="T7_56"><text:s/></text:span><text:span text:style-name="T7_57">affair</text:span><text:span text:style-name="T7_58"><text:s/></text:span><text:span text:style-name="T7_59">with</text:span><text:span text:style-name="T7_60"><text:s/></text:span><text:span text:style-name="T7_61">a</text:span><text:span text:style-name="T7_62"><text:s/></text:span><text:span text:style-name="T7_63">certain</text:span><text:span text:style-name="T7_64"><text:s/></text:span><text:span text:style-name="T7_65">Susannah</text:span><text:span text:style-name="T7_66"><text:s/></text:span><text:span text:style-name="T7_67">Silvester</text:span><text:span text:style-name="T7_68"><text:s/>-<text:s/></text:span><text:span text:style-name="T7_69">a</text:span><text:span text:style-name="T7_70"><text:s/></text:span><text:span text:style-name="T7_71">local</text:span><text:span text:style-name="T7_72"><text:s/></text:span><text:span text:style-name="T7_73">market</text:span><text:span text:style-name="T7_74"><text:s/></text:span><text:span text:style-name="T7_75">peddler</text:span><text:span text:style-name="T7_76"><text:s/></text:span><text:span text:style-name="T7_77">and</text:span><text:span text:style-name="T7_78"><text:s/></text:span><text:span text:style-name="T7_79">sister</text:span><text:span text:style-name="T7_80"><text:s/></text:span><text:span text:style-name="T7_81">of</text:span><text:span text:style-name="T7_82"><text:s/></text:span><text:span text:style-name="T7_83">Farthing</text:span><text:span text:style-name="T7_84">’</text:span><text:span text:style-name="T7_85">s</text:span><text:span text:style-name="T7_86"><text:s/></text:span><text:span text:style-name="T7_87">household</text:span><text:span text:style-name="T7_88"><text:s/></text:span><text:span text:style-name="T7_89">guard</text:span><text:span text:style-name="T7_90"><text:s/></text:span><text:span text:style-name="T7_91">captain</text:span><text:span text:style-name="T7_92"><text:s/></text:span><text:span text:style-name="T7_93">Silas</text:span><text:span text:style-name="T7_94"><text:s/></text:span><text:span text:style-name="T7_95">Silvester</text:span><text:span text:style-name="T7_96">.<text:s/></text:span></text:p>
      <text:p text:style-name="P8"/>
      <text:p text:style-name="P9"><text:span text:style-name="T9_1">This</text:span><text:span text:style-name="T9_2"><text:s/></text:span><text:span text:style-name="T9_3">information</text:span><text:span text:style-name="T9_4"><text:s/></text:span><text:span text:style-name="T9_5">is</text:span><text:span text:style-name="T9_6"><text:s/></text:span><text:span text:style-name="T9_7">exactly</text:span><text:span text:style-name="T9_8"><text:s/></text:span><text:span text:style-name="T9_9">what</text:span><text:span text:style-name="T9_10"><text:s/></text:span><text:span text:style-name="T9_11">you</text:span><text:span text:style-name="T9_12"><text:s/></text:span><text:span text:style-name="T9_13">need</text:span><text:span text:style-name="T9_14"><text:s/></text:span><text:span text:style-name="T9_15">to</text:span><text:span text:style-name="T9_16"><text:s/></text:span><text:span text:style-name="T9_17">put</text:span><text:span text:style-name="T9_18"><text:s/></text:span><text:span text:style-name="T9_19">Farthing</text:span><text:span text:style-name="T9_20"><text:s/></text:span><text:span text:style-name="T9_21">in</text:span><text:span text:style-name="T9_22"><text:s/></text:span><text:span text:style-name="T9_23">his</text:span><text:span text:style-name="T9_24"><text:s/></text:span><text:span text:style-name="T9_25">place</text:span><text:span text:style-name="T9_26"><text:s/></text:span><text:span text:style-name="T9_27">and</text:span><text:span text:style-name="T9_28"><text:s/></text:span><text:span text:style-name="T9_29">the</text:span><text:span text:style-name="T9_30"><text:s/></text:span><text:span text:style-name="T9_31">celebrations</text:span><text:span text:style-name="T9_32"><text:s/></text:span><text:span text:style-name="T9_33">give</text:span><text:span text:style-name="T9_34"><text:s/></text:span><text:span text:style-name="T9_35">you</text:span><text:span text:style-name="T9_36"><text:s/></text:span><text:span text:style-name="T9_37">the</text:span><text:span text:style-name="T9_38"><text:s/></text:span><text:span text:style-name="T9_39">perfect</text:span><text:span text:style-name="T9_40"><text:s/></text:span><text:span text:style-name="T9_41">opportunity</text:span><text:span text:style-name="T9_42"><text:s/></text:span><text:span text:style-name="T9_43">to</text:span><text:span text:style-name="T9_44"><text:s/></text:span><text:span text:style-name="T9_45">approach</text:span><text:span text:style-name="T9_46"><text:s/></text:span><text:span text:style-name="T9_47">Susannah</text:span><text:span text:style-name="T9_48">.<text:s/></text:span><text:span text:style-name="T9_49">If</text:span><text:span text:style-name="T9_50"><text:s/></text:span><text:span text:style-name="T9_51">you</text:span><text:span text:style-name="T9_52"><text:s/></text:span><text:span text:style-name="T9_53">can</text:span><text:span text:style-name="T9_54"><text:s/></text:span><text:span text:style-name="T9_55">convince</text:span><text:span text:style-name="T9_56"><text:s/></text:span><text:span text:style-name="T9_57">Susannah</text:span><text:span text:style-name="T9_58"><text:s/></text:span><text:span text:style-name="T9_59">to</text:span><text:span text:style-name="T9_60"><text:s/></text:span><text:span text:style-name="T9_61">expose</text:span><text:span text:style-name="T9_62"><text:s/></text:span><text:span text:style-name="T9_63">the</text:span><text:span text:style-name="T9_64"><text:s/></text:span><text:span text:style-name="T9_65">affair</text:span><text:span text:style-name="T9_66"><text:s/></text:span><text:span text:style-name="T9_67">to</text:span><text:span text:style-name="T9_68"><text:s/></text:span><text:span text:style-name="T9_69">the</text:span><text:span text:style-name="T9_70"><text:s/></text:span><text:span text:style-name="T9_71">town</text:span><text:span text:style-name="T9_72">,<text:s/></text:span><text:span text:style-name="T9_73">then</text:span><text:span text:style-name="T9_74"><text:s/></text:span><text:span text:style-name="T9_75">Farthing</text:span><text:span text:style-name="T9_76">’</text:span><text:span text:style-name="T9_77">s</text:span><text:span text:style-name="T9_78"><text:s/></text:span><text:span text:style-name="T9_79">standing</text:span><text:span text:style-name="T9_80"><text:s/></text:span><text:span text:style-name="T9_81">in</text:span><text:span text:style-name="T9_82"><text:s/></text:span><text:span text:style-name="T9_83">society</text:span><text:span text:style-name="T9_84"><text:s/></text:span><text:span text:style-name="T9_85">will</text:span><text:span text:style-name="T9_86"><text:s/></text:span><text:span text:style-name="T9_87">be</text:span><text:span text:style-name="T9_88"><text:s/></text:span><text:span text:style-name="T9_89">bespoilt</text:span><text:span text:style-name="T9_90">!<text:s/></text:span><text:span text:style-name="T9_91">If</text:span><text:span text:style-name="T9_92"><text:s/></text:span><text:span text:style-name="T9_93">you</text:span><text:span text:style-name="T9_94"><text:s/></text:span><text:span text:style-name="T9_95">can</text:span><text:span text:style-name="T9_96">’</text:span><text:span text:style-name="T9_97">t</text:span><text:span text:style-name="T9_98"><text:s/></text:span><text:span text:style-name="T9_99">get</text:span><text:span text:style-name="T9_100"><text:s/></text:span><text:span text:style-name="T9_101">Susannah</text:span><text:span text:style-name="T9_102"><text:s/></text:span><text:span text:style-name="T9_103">to</text:span><text:span text:style-name="T9_104"><text:s/></text:span><text:span text:style-name="T9_105">co</text:span><text:span text:style-name="T9_106">-</text:span><text:span text:style-name="T9_107">operate</text:span><text:span text:style-name="T9_108"><text:s/></text:span><text:span text:style-name="T9_109">then</text:span><text:span text:style-name="T9_110"><text:s/></text:span><text:span text:style-name="T9_111">you</text:span><text:span text:style-name="T9_112"><text:s/></text:span><text:span text:style-name="T9_113">may</text:span><text:span text:style-name="T9_114"><text:s/></text:span><text:span text:style-name="T9_115">have</text:span><text:span text:style-name="T9_116"><text:s/></text:span><text:span text:style-name="T9_117">to</text:span><text:span text:style-name="T9_118"><text:s/></text:span><text:span text:style-name="T9_119">look</text:span><text:span text:style-name="T9_120"><text:s/></text:span><text:span text:style-name="T9_121">elsewhere</text:span><text:span text:style-name="T9_122"><text:s/></text:span><text:span text:style-name="T9_123">for</text:span><text:span text:style-name="T9_124"><text:s/></text:span><text:span text:style-name="T9_125">evidence</text:span><text:span text:style-name="T9_126"><text:s/>-<text:s/></text:span><text:span text:style-name="T9_127">maybe</text:span><text:span text:style-name="T9_128"><text:s/></text:span><text:span text:style-name="T9_129">you</text:span><text:span text:style-name="T9_130"><text:s/></text:span><text:span text:style-name="T9_131">can</text:span><text:span text:style-name="T9_132"><text:s/></text:span><text:span text:style-name="T9_133">drag</text:span><text:span text:style-name="T9_134"><text:s/></text:span><text:span text:style-name="T9_135">Bessie</text:span><text:span text:style-name="T9_136"><text:s/></text:span><text:span text:style-name="T9_137">into</text:span><text:span text:style-name="T9_138"><text:s/></text:span><text:span text:style-name="T9_139">this</text:span><text:span text:style-name="T9_140"><text:s/></text:span><text:span text:style-name="T9_141">to</text:span><text:span text:style-name="T9_142"><text:s/></text:span><text:span text:style-name="T9_143">help</text:span><text:span text:style-name="T9_144"><text:s/></text:span><text:span text:style-name="T9_145">but</text:span><text:span text:style-name="T9_146"><text:s/></text:span><text:span text:style-name="T9_147">only</text:span><text:span text:style-name="T9_148"><text:s/></text:span><text:span text:style-name="T9_149">if</text:span><text:span text:style-name="T9_150"><text:s/></text:span><text:span text:style-name="T9_151">you</text:span><text:span text:style-name="T9_152"><text:s/></text:span><text:span text:style-name="T9_153">have</text:span><text:span text:style-name="T9_154"><text:s/></text:span><text:span text:style-name="T9_155">to</text:span><text:span text:style-name="T9_156">!</text:span></text:p>
      <text:p text:style-name="P10"/>
      <text:p text:style-name="P11"><text:span text:style-name="T11_1">You</text:span><text:span text:style-name="T11_2"><text:s/></text:span><text:span text:style-name="T11_3">also</text:span><text:span text:style-name="T11_4"><text:s/></text:span><text:span text:style-name="T11_5">have</text:span><text:span text:style-name="T11_6"><text:s/></text:span><text:span text:style-name="T11_7">learnt</text:span><text:span text:style-name="T11_8"><text:s/></text:span><text:span text:style-name="T11_9">that</text:span><text:span text:style-name="T11_10"><text:s/></text:span><text:span text:style-name="T11_11">staunch</text:span><text:span text:style-name="T11_12"><text:s/></text:span><text:span text:style-name="T11_13">Royalist</text:span><text:span text:style-name="T11_14"><text:s/></text:span><text:span text:style-name="T11_15">Sir</text:span><text:span text:style-name="T11_16"><text:s/></text:span><text:span text:style-name="T11_17">Nathaniel</text:span><text:span text:style-name="T11_18"><text:s/></text:span><text:span text:style-name="T11_19">Gascoigne</text:span><text:span text:style-name="T11_20"><text:s/></text:span><text:span text:style-name="T11_21">is</text:span><text:span text:style-name="T11_22"><text:s/></text:span><text:span text:style-name="T11_23">in</text:span><text:span text:style-name="T11_24"><text:s/></text:span><text:span text:style-name="T11_25">Luton</text:span><text:span text:style-name="T11_26">.<text:s/></text:span><text:span text:style-name="T11_27">His</text:span><text:span text:style-name="T11_28"><text:s/></text:span><text:span text:style-name="T11_29">Royalist</text:span><text:span text:style-name="T11_30"><text:s/></text:span><text:span text:style-name="T11_31">standing</text:span><text:span text:style-name="T11_32"><text:s/></text:span><text:span text:style-name="T11_33">and</text:span><text:span text:style-name="T11_34"><text:s/></text:span><text:span text:style-name="T11_35">reputation</text:span><text:span text:style-name="T11_36"><text:s/></text:span><text:span text:style-name="T11_37">means</text:span><text:span text:style-name="T11_38"><text:s/></text:span><text:span text:style-name="T11_39">that</text:span><text:span text:style-name="T11_40"><text:s/></text:span><text:span text:style-name="T11_41">he</text:span><text:span text:style-name="T11_42"><text:s/></text:span><text:span text:style-name="T11_43">is</text:span><text:span text:style-name="T11_44"><text:s/></text:span><text:span text:style-name="T11_45">almost</text:span><text:span text:style-name="T11_46"><text:s/></text:span><text:span text:style-name="T11_47">certainly</text:span><text:span text:style-name="T11_48"><text:s/></text:span><text:span text:style-name="T11_49">an</text:span><text:span text:style-name="T11_50"><text:s/></text:span><text:span text:style-name="T11_51">opponent</text:span><text:span text:style-name="T11_52"><text:s/></text:span><text:span text:style-name="T11_53">of</text:span><text:span text:style-name="T11_54"><text:s/></text:span><text:span text:style-name="T11_55">Puritan</text:span><text:span text:style-name="T11_56"><text:s/></text:span><text:span text:style-name="T11_57">Farthing</text:span><text:span text:style-name="T11_58"><text:s/>-<text:s/></text:span><text:span text:style-name="T11_59">which</text:span><text:span text:style-name="T11_60"><text:s/></text:span><text:span text:style-name="T11_61">means</text:span><text:span text:style-name="T11_62"><text:s/></text:span><text:span text:style-name="T11_63">a</text:span><text:span text:style-name="T11_64"><text:s/></text:span><text:span text:style-name="T11_65">potential</text:span><text:span text:style-name="T11_66"><text:s/></text:span><text:span text:style-name="T11_67">ally</text:span><text:span text:style-name="T11_68"><text:s/></text:span><text:span text:style-name="T11_69">for</text:span><text:span text:style-name="T11_70"><text:s/></text:span><text:span text:style-name="T11_71">you</text:span><text:span text:style-name="T11_72">.<text:s/></text:span><text:span text:style-name="T11_73">Anything</text:span><text:span text:style-name="T11_74"><text:s/></text:span><text:span text:style-name="T11_75">you</text:span><text:span text:style-name="T11_76"><text:s/></text:span><text:span text:style-name="T11_77">can</text:span><text:span text:style-name="T11_78"><text:s/></text:span><text:span text:style-name="T11_79">do</text:span><text:span text:style-name="T11_80"><text:s/></text:span><text:span text:style-name="T11_81">to</text:span><text:span text:style-name="T11_82"><text:s/></text:span><text:span text:style-name="T11_83">help</text:span><text:span text:style-name="T11_84"><text:s/></text:span><text:span text:style-name="T11_85">his</text:span><text:span text:style-name="T11_86"><text:s/></text:span><text:span text:style-name="T11_87">Royalist</text:span><text:span text:style-name="T11_88"><text:s/></text:span><text:span text:style-name="T11_89">goals</text:span><text:span text:style-name="T11_90"><text:s/></text:span><text:span text:style-name="T11_91">and</text:span><text:span text:style-name="T11_92"><text:s/></text:span><text:span text:style-name="T11_93">hurt</text:span><text:span text:style-name="T11_94"><text:s/></text:span><text:span text:style-name="T11_95">Farthing</text:span><text:span text:style-name="T11_96"><text:s/></text:span><text:span text:style-name="T11_97">is</text:span><text:span text:style-name="T11_98"><text:s/></text:span><text:span text:style-name="T11_99">a</text:span><text:span text:style-name="T11_100"><text:s/></text:span><text:span text:style-name="T11_101">step</text:span><text:span text:style-name="T11_102"><text:s/></text:span><text:span text:style-name="T11_103">in</text:span><text:span text:style-name="T11_104"><text:s/></text:span><text:span text:style-name="T11_105">the</text:span><text:span text:style-name="T11_106"><text:s/></text:span><text:span text:style-name="T11_107">right</text:span><text:span text:style-name="T11_108"><text:s/></text:span><text:span text:style-name="T11_109">direction</text:span><text:span text:style-name="T11_110">.</text:span></text:p>
      <text:p text:style-name="P12"/>
      <text:p text:style-name="P13"><text:span text:style-name="T13_1">Your</text:span><text:span text:style-name="T13_2"><text:s/>“</text:span><text:span text:style-name="T13_3">feminist</text:span><text:span text:style-name="T13_4">”<text:s/></text:span><text:span text:style-name="T13_5">tendencies</text:span><text:span text:style-name="T13_6"><text:s/></text:span><text:span text:style-name="T13_7">also</text:span><text:span text:style-name="T13_8"><text:s/></text:span><text:span text:style-name="T13_9">mean</text:span><text:span text:style-name="T13_10"><text:s/></text:span><text:span text:style-name="T13_11">that</text:span><text:span text:style-name="T13_12"><text:s/></text:span><text:span text:style-name="T13_13">you</text:span><text:span text:style-name="T13_14"><text:s/></text:span><text:span text:style-name="T13_15">abhor</text:span><text:span text:style-name="T13_16"><text:s/></text:span><text:span text:style-name="T13_17">the</text:span><text:span text:style-name="T13_18"><text:s/></text:span><text:span text:style-name="T13_19">ridiculous</text:span><text:span text:style-name="T13_20"><text:s/></text:span><text:span text:style-name="T13_21">and</text:span><text:span text:style-name="T13_22"><text:s/></text:span><text:span text:style-name="T13_23">cruel</text:span><text:span text:style-name="T13_24"><text:s/></text:span><text:span text:style-name="T13_25">punishment</text:span><text:span text:style-name="T13_26"><text:s/></text:span><text:span text:style-name="T13_27">that</text:span><text:span text:style-name="T13_28"><text:s/></text:span><text:span text:style-name="T13_29">has</text:span><text:span text:style-name="T13_30"><text:s/></text:span><text:span text:style-name="T13_31">been</text:span><text:span text:style-name="T13_32"><text:s/></text:span><text:span text:style-name="T13_33">sweeping</text:span><text:span text:style-name="T13_34"><text:s/></text:span><text:span text:style-name="T13_35">Continental</text:span><text:span text:style-name="T13_36"><text:s/></text:span><text:span text:style-name="T13_37">Europe</text:span><text:span text:style-name="T13_38"><text:s/></text:span><text:span text:style-name="T13_39">and</text:span><text:span text:style-name="T13_40"><text:s/></text:span><text:span text:style-name="T13_41">England</text:span><text:span text:style-name="T13_42"><text:s/></text:span><text:span text:style-name="T13_43">of</text:span><text:span text:style-name="T13_44"><text:s/></text:span><text:span text:style-name="T13_45">burning</text:span><text:span text:style-name="T13_46"><text:s/>“</text:span><text:span text:style-name="T13_47">witches</text:span><text:span text:style-name="T13_48">”<text:s/></text:span><text:span text:style-name="T13_49">after</text:span><text:span text:style-name="T13_50"><text:s/></text:span><text:span text:style-name="T13_51">what</text:span><text:span text:style-name="T13_52"><text:s/></text:span><text:span text:style-name="T13_53">can</text:span><text:span text:style-name="T13_54"><text:s/></text:span><text:span text:style-name="T13_55">hardly</text:span><text:span text:style-name="T13_56"><text:s/></text:span><text:span text:style-name="T13_57">be</text:span><text:span text:style-name="T13_58"><text:s/></text:span><text:span text:style-name="T13_59">described</text:span><text:span text:style-name="T13_60"><text:s/></text:span><text:span text:style-name="T13_61">as</text:span><text:span text:style-name="T13_62"><text:s/></text:span><text:span text:style-name="T13_63">a</text:span><text:span text:style-name="T13_64"><text:s/></text:span><text:span text:style-name="T13_65">fair</text:span><text:span text:style-name="T13_66"><text:s/></text:span><text:span text:style-name="T13_67">trial</text:span><text:span text:style-name="T13_68">.<text:s/></text:span><text:span text:style-name="T13_69">You</text:span><text:span text:style-name="T13_70"><text:s/></text:span><text:span text:style-name="T13_71">understand</text:span><text:span text:style-name="T13_72"><text:s/></text:span><text:span text:style-name="T13_73">that</text:span><text:span text:style-name="T13_74"><text:s/></text:span><text:span text:style-name="T13_75">while</text:span><text:span text:style-name="T13_76"><text:s/></text:span><text:span text:style-name="T13_77">the</text:span><text:span text:style-name="T13_78"><text:s/></text:span><text:span text:style-name="T13_79">Town</text:span><text:span text:style-name="T13_80"><text:s/></text:span><text:span text:style-name="T13_81">Charter</text:span><text:span text:style-name="T13_82"><text:s/></text:span><text:span text:style-name="T13_83">currently</text:span><text:span text:style-name="T13_84"><text:s/></text:span><text:span text:style-name="T13_85">lists</text:span><text:span text:style-name="T13_86"><text:s/></text:span><text:span text:style-name="T13_87">Witchcraft</text:span><text:span text:style-name="T13_88"><text:s/></text:span><text:span text:style-name="T13_89">as</text:span><text:span text:style-name="T13_90"><text:s/></text:span><text:span text:style-name="T13_91">a</text:span><text:span text:style-name="T13_92"><text:s/></text:span><text:span text:style-name="T13_93">felony</text:span><text:span text:style-name="T13_94"><text:s/></text:span><text:span text:style-name="T13_95">punishable</text:span><text:span text:style-name="T13_96"><text:s/></text:span><text:span text:style-name="T13_97">by</text:span><text:span text:style-name="T13_98"><text:s/></text:span><text:span text:style-name="T13_99">burning</text:span><text:span text:style-name="T13_100">,<text:s/></text:span><text:span text:style-name="T13_101">there</text:span><text:span text:style-name="T13_102"><text:s/></text:span><text:span text:style-name="T13_103">is</text:span><text:span text:style-name="T13_104"><text:s/></text:span><text:span text:style-name="T13_105">scope</text:span><text:span text:style-name="T13_106"><text:s/></text:span><text:span text:style-name="T13_107">to</text:span><text:span text:style-name="T13_108"><text:s/></text:span><text:span text:style-name="T13_109">get</text:span><text:span text:style-name="T13_110"><text:s/></text:span><text:span text:style-name="T13_111">Donatus</text:span><text:span text:style-name="T13_112"><text:s/></text:span><text:span text:style-name="T13_113">to</text:span><text:span text:style-name="T13_114"><text:s/></text:span><text:span text:style-name="T13_115">change</text:span><text:span text:style-name="T13_116"><text:s/></text:span><text:span text:style-name="T13_117">this</text:span><text:span text:style-name="T13_118">!</text:span></text:p>
      <text:p text:style-name="P14"/>
      <text:p text:style-name="P15"><text:span text:style-name="T15_1">In</text:span><text:span text:style-name="T15_2"><text:s/></text:span><text:span text:style-name="T15_3">fact</text:span><text:span text:style-name="T15_4">,<text:s/></text:span><text:span text:style-name="T15_5">you</text:span><text:span text:style-name="T15_6"><text:s/></text:span><text:span text:style-name="T15_7">have</text:span><text:span text:style-name="T15_8"><text:s/></text:span><text:span text:style-name="T15_9">been</text:span><text:span text:style-name="T15_10"><text:s/></text:span><text:span text:style-name="T15_11">planting</text:span><text:span text:style-name="T15_12"><text:s/></text:span><text:span text:style-name="T15_13">items</text:span><text:span text:style-name="T15_14"><text:s/></text:span><text:span text:style-name="T15_15">associated</text:span><text:span text:style-name="T15_16"><text:s/></text:span><text:span text:style-name="T15_17">with</text:span><text:span text:style-name="T15_18"><text:s/></text:span><text:span text:style-name="T15_19">Witchcraft</text:span><text:span text:style-name="T15_20"><text:s/></text:span><text:span text:style-name="T15_21">on</text:span><text:span text:style-name="T15_22"><text:s/></text:span><text:span text:style-name="T15_23">men</text:span><text:span text:style-name="T15_24"><text:s/></text:span><text:span text:style-name="T15_25">throughout</text:span><text:span text:style-name="T15_26"><text:s/></text:span><text:span text:style-name="T15_27">Luton</text:span><text:span text:style-name="T15_28"><text:s/></text:span><text:span text:style-name="T15_29">to</text:span><text:span text:style-name="T15_30"><text:s/></text:span><text:span text:style-name="T15_31">illustrate</text:span><text:span text:style-name="T15_32"><text:s/></text:span><text:span text:style-name="T15_33">the</text:span><text:span text:style-name="T15_34"><text:s/></text:span><text:span text:style-name="T15_35">double</text:span><text:span text:style-name="T15_36">-</text:span><text:span text:style-name="T15_37">standard</text:span><text:span text:style-name="T15_38"><text:s/></text:span><text:span text:style-name="T15_39">and</text:span><text:span text:style-name="T15_40"><text:s/></text:span><text:span text:style-name="T15_41">focus</text:span><text:span text:style-name="T15_42"><text:s/></text:span><text:span text:style-name="T15_43">them</text:span><text:span text:style-name="T15_44"><text:s/></text:span><text:span text:style-name="T15_45">on</text:span><text:span text:style-name="T15_46"><text:s/></text:span><text:span text:style-name="T15_47">the</text:span><text:span text:style-name="T15_48"><text:s/></text:span><text:span text:style-name="T15_49">issue</text:span><text:span text:style-name="T15_50"><text:s/></text:span><text:span text:style-name="T15_51">in</text:span><text:span text:style-name="T15_52"><text:s/></text:span><text:span text:style-name="T15_53">the</text:span><text:span text:style-name="T15_54"><text:s/></text:span><text:span text:style-name="T15_55">hopes</text:span><text:span text:style-name="T15_56"><text:s/></text:span><text:span text:style-name="T15_57">of</text:span><text:span text:style-name="T15_58"><text:s/></text:span><text:span text:style-name="T15_59">leading</text:span><text:span text:style-name="T15_60"><text:s/></text:span><text:span text:style-name="T15_61">to</text:span><text:span text:style-name="T15_62"><text:s/></text:span><text:span text:style-name="T15_63">progressive</text:span><text:span text:style-name="T15_64"><text:s/></text:span><text:span text:style-name="T15_65">change</text:span><text:span text:style-name="T15_66">.<text:s/></text:span><text:span text:style-name="T15_67">You</text:span><text:span text:style-name="T15_68"><text:s/></text:span><text:span text:style-name="T15_69">recently</text:span><text:span text:style-name="T15_70"><text:s/></text:span><text:span text:style-name="T15_71">planted</text:span><text:span text:style-name="T15_72"><text:s/></text:span><text:span text:style-name="T15_73">a</text:span><text:span text:style-name="T15_74"><text:s/></text:span><text:span text:style-name="T15_75">witches</text:span><text:span text:style-name="T15_76"><text:s/></text:span><text:span text:style-name="T15_77">broom</text:span><text:span text:style-name="T15_78"><text:s/></text:span><text:span text:style-name="T15_79">in</text:span><text:span text:style-name="T15_80"><text:s/></text:span><text:span text:style-name="T15_81">Christian</text:span><text:span text:style-name="T15_82"><text:s/></text:span><text:span text:style-name="T15_83">Drake</text:span><text:span text:style-name="T15_84">’</text:span><text:span text:style-name="T15_85">s</text:span><text:span text:style-name="T15_86"><text:s/></text:span><text:span text:style-name="T15_87">caravan</text:span><text:span text:style-name="T15_88">.</text:span></text:p>
      <text:p text:style-name="P16"/>
      <text:p text:style-name="P17"><text:span text:style-name="T17_1">In</text:span><text:span text:style-name="T17_2"><text:s/></text:span><text:span text:style-name="T17_3">an</text:span><text:span text:style-name="T17_4"><text:s/></text:span><text:span text:style-name="T17_5">act</text:span><text:span text:style-name="T17_6"><text:s/></text:span><text:span text:style-name="T17_7">of</text:span><text:span text:style-name="T17_8"><text:s/></text:span><text:span text:style-name="T17_9">recent</text:span><text:span text:style-name="T17_10"><text:s/></text:span><text:span text:style-name="T17_11">kindness</text:span><text:span text:style-name="T17_12">,<text:s/></text:span><text:span text:style-name="T17_13">you</text:span><text:span text:style-name="T17_14"><text:s/></text:span><text:span text:style-name="T17_15">took</text:span><text:span text:style-name="T17_16"><text:s/></text:span><text:span text:style-name="T17_17">in</text:span><text:span text:style-name="T17_18"><text:s/></text:span><text:span text:style-name="T17_19">a</text:span><text:span text:style-name="T17_20"><text:s/></text:span><text:span text:style-name="T17_21">semi</text:span><text:span text:style-name="T17_22">-</text:span><text:span text:style-name="T17_23">clad</text:span><text:span text:style-name="T17_24"><text:s/></text:span><text:span text:style-name="T17_25">and</text:span><text:span text:style-name="T17_26"><text:s/></text:span><text:span text:style-name="T17_27">distressed</text:span><text:span text:style-name="T17_28"><text:s/></text:span><text:span text:style-name="T17_29">looking</text:span><text:span text:style-name="T17_30"><text:s/></text:span><text:span text:style-name="T17_31">young</text:span><text:span text:style-name="T17_32"><text:s/></text:span><text:span text:style-name="T17_33">woman</text:span><text:span text:style-name="T17_34"><text:s/></text:span><text:span text:style-name="T17_35">by</text:span><text:span text:style-name="T17_36"><text:s/></text:span><text:span text:style-name="T17_37">the</text:span><text:span text:style-name="T17_38"><text:s/></text:span><text:span text:style-name="T17_39">name</text:span><text:span text:style-name="T17_40"><text:s/></text:span><text:span text:style-name="T17_41">of</text:span><text:span text:style-name="T17_42"><text:s/></text:span><text:span text:style-name="T17_43">Rohesia</text:span><text:span text:style-name="T17_44"><text:s/></text:span><text:span text:style-name="T17_45">Wills</text:span><text:span text:style-name="T17_46">.<text:s/></text:span><text:span text:style-name="T17_47">While</text:span><text:span text:style-name="T17_48"><text:s/></text:span><text:span text:style-name="T17_49">she</text:span><text:span text:style-name="T17_50"><text:s/></text:span><text:span text:style-name="T17_51">wouldn</text:span><text:span text:style-name="T17_52">’</text:span><text:span text:style-name="T17_53">t</text:span><text:span text:style-name="T17_54"><text:s/></text:span><text:span text:style-name="T17_55">tell</text:span><text:span text:style-name="T17_56"><text:s/></text:span><text:span text:style-name="T17_57">you</text:span><text:span text:style-name="T17_58"><text:s/></text:span><text:span text:style-name="T17_59">much</text:span><text:span text:style-name="T17_60">,<text:s/></text:span><text:span text:style-name="T17_61">you</text:span><text:span text:style-name="T17_62"><text:s/></text:span><text:span text:style-name="T17_63">could</text:span><text:span text:style-name="T17_64"><text:s/></text:span><text:span text:style-name="T17_65">tell</text:span><text:span text:style-name="T17_66"><text:s/></text:span><text:span text:style-name="T17_67">she</text:span><text:span text:style-name="T17_68"><text:s/></text:span><text:span text:style-name="T17_69">had</text:span><text:span text:style-name="T17_70"><text:s/></text:span><text:span text:style-name="T17_71">gotten</text:span><text:span text:style-name="T17_72"><text:s/></text:span><text:span text:style-name="T17_73">herself</text:span><text:span text:style-name="T17_74"><text:s/></text:span><text:span text:style-name="T17_75">into</text:span><text:span text:style-name="T17_76"><text:s/></text:span><text:span text:style-name="T17_77">some</text:span><text:span text:style-name="T17_78"><text:s/></text:span><text:span text:style-name="T17_79">kind</text:span><text:span text:style-name="T17_80"><text:s/></text:span><text:span text:style-name="T17_81">of</text:span><text:span text:style-name="T17_82"><text:s/></text:span><text:span text:style-name="T17_83">trouble</text:span><text:span text:style-name="T17_84"><text:s/></text:span><text:span text:style-name="T17_85">and</text:span><text:span text:style-name="T17_86"><text:s/></text:span><text:span text:style-name="T17_87">needed</text:span><text:span text:style-name="T17_88"><text:s/></text:span><text:span text:style-name="T17_89">the</text:span><text:span text:style-name="T17_90"><text:s/></text:span><text:span text:style-name="T17_91">help</text:span><text:span text:style-name="T17_92"><text:s/></text:span><text:span text:style-name="T17_93">of</text:span><text:span text:style-name="T17_94"><text:s/></text:span><text:span text:style-name="T17_95">a</text:span><text:span text:style-name="T17_96"><text:s/></text:span><text:span text:style-name="T17_97">kind</text:span><text:span text:style-name="T17_98"><text:s/></text:span><text:span text:style-name="T17_99">stranger</text:span><text:span text:style-name="T17_100">.<text:s/></text:span><text:span text:style-name="T17_101">You</text:span><text:span text:style-name="T17_102"><text:s/></text:span><text:span text:style-name="T17_103">suspect</text:span><text:span text:style-name="T17_104"><text:s/></text:span><text:span text:style-name="T17_105">that</text:span><text:span text:style-name="T17_106"><text:s/></text:span><text:span text:style-name="T17_107">she</text:span><text:span text:style-name="T17_108"><text:s/></text:span><text:span text:style-name="T17_109">is</text:span><text:span text:style-name="T17_110"><text:s/></text:span><text:span text:style-name="T17_111">on</text:span><text:span text:style-name="T17_112"><text:s/></text:span><text:span text:style-name="T17_113">the</text:span><text:span text:style-name="T17_114"><text:s/></text:span><text:span text:style-name="T17_115">run</text:span><text:span text:style-name="T17_116"><text:s/></text:span><text:span text:style-name="T17_117">from</text:span><text:span text:style-name="T17_118"><text:s/></text:span><text:span text:style-name="T17_119">the</text:span><text:span text:style-name="T17_120"><text:s/></text:span><text:span text:style-name="T17_121">law</text:span><text:span text:style-name="T17_122">,<text:s/></text:span><text:span text:style-name="T17_123">but</text:span><text:span text:style-name="T17_124"><text:s/></text:span><text:span text:style-name="T17_125">nonetheless</text:span><text:span text:style-name="T17_126"><text:s/></text:span><text:span text:style-name="T17_127">you</text:span><text:span text:style-name="T17_128"><text:s/></text:span><text:span text:style-name="T17_129">have</text:span><text:span text:style-name="T17_130"><text:s/></text:span><text:span text:style-name="T17_131">cared</text:span><text:span text:style-name="T17_132"><text:s/></text:span><text:span text:style-name="T17_133">for</text:span><text:span text:style-name="T17_134"><text:s/></text:span><text:span text:style-name="T17_135">her</text:span><text:span text:style-name="T17_136">,<text:s/></text:span><text:span text:style-name="T17_137">fed</text:span><text:span text:style-name="T17_138"><text:s/></text:span><text:span text:style-name="T17_139">her</text:span><text:span text:style-name="T17_140"><text:s/></text:span><text:span text:style-name="T17_141">and</text:span><text:span text:style-name="T17_142"><text:s/></text:span><text:span text:style-name="T17_143">clothed</text:span><text:span text:style-name="T17_144"><text:s/></text:span><text:span text:style-name="T17_145">her</text:span><text:span text:style-name="T17_146">.<text:s/></text:span><text:span text:style-name="T17_147">You</text:span><text:span text:style-name="T17_148"><text:s/></text:span><text:span text:style-name="T17_149">even</text:span><text:span text:style-name="T17_150"><text:s/></text:span><text:span text:style-name="T17_151">brought</text:span><text:span text:style-name="T17_152"><text:s/></text:span><text:span text:style-name="T17_153">her</text:span><text:span text:style-name="T17_154"><text:s/></text:span><text:span text:style-name="T17_155">along</text:span><text:span text:style-name="T17_156"><text:s/></text:span><text:span text:style-name="T17_157">to</text:span><text:span text:style-name="T17_158"><text:s/></text:span><text:span text:style-name="T17_159">the</text:span><text:span text:style-name="T17_160"><text:s/></text:span><text:span text:style-name="T17_161">Yuletide</text:span><text:span text:style-name="T17_162"><text:s/></text:span><text:span text:style-name="T17_163">celebrations</text:span><text:span text:style-name="T17_164">.<text:s/></text:span><text:span text:style-name="T17_165">She</text:span><text:span text:style-name="T17_166"><text:s/></text:span><text:span text:style-name="T17_167">certainly</text:span><text:span text:style-name="T17_168"><text:s/></text:span><text:span text:style-name="T17_169">owes</text:span><text:span text:style-name="T17_170"><text:s/></text:span><text:span text:style-name="T17_171">you</text:span><text:span text:style-name="T17_172">!</text:span></text:p>
      <text:p text:style-name="P18"/>
      <text:p text:style-name="P19"><text:span text:style-name="T19_1">In</text:span><text:span text:style-name="T19_2"><text:s/></text:span><text:span text:style-name="T19_3">other</text:span><text:span text:style-name="T19_4"><text:s/></text:span><text:span text:style-name="T19_5">recent</text:span><text:span text:style-name="T19_6"><text:s/></text:span><text:span text:style-name="T19_7">news</text:span><text:span text:style-name="T19_8">:</text:span></text:p>
      <text:p text:style-name="P20"/>
      <text:list text:style-name="LS1" xml:id="list0">
        <text:list-item>
          <text:p text:style-name="P21"><text:span text:style-name="T21_1">You</text:span><text:span text:style-name="T21_2"><text:s/></text:span><text:span text:style-name="T21_3">recently</text:span><text:span text:style-name="T21_4"><text:s/></text:span><text:span text:style-name="T21_5">heard</text:span><text:span text:style-name="T21_6"><text:s/></text:span><text:span text:style-name="T21_7">Gilbert</text:span><text:span text:style-name="T21_8"><text:s/></text:span><text:span text:style-name="T21_9">Sleeb</text:span><text:span text:style-name="T21_10">,<text:s/></text:span><text:span text:style-name="T21_11">the</text:span><text:span text:style-name="T21_12"><text:s/></text:span><text:span text:style-name="T21_13">town</text:span><text:span text:style-name="T21_14"><text:s/></text:span><text:span text:style-name="T21_15">judge</text:span><text:span text:style-name="T21_16"><text:s/></text:span><text:span text:style-name="T21_17">tell</text:span><text:span text:style-name="T21_18"><text:s/></text:span><text:span text:style-name="T21_19">a</text:span><text:span text:style-name="T21_20"><text:s/></text:span><text:span text:style-name="T21_21">gruesome</text:span><text:span text:style-name="T21_22"><text:s/></text:span><text:span text:style-name="T21_23">story</text:span><text:span text:style-name="T21_24"><text:s/></text:span><text:span text:style-name="T21_25">about</text:span><text:span text:style-name="T21_26"><text:s/></text:span><text:span text:style-name="T21_27">how</text:span><text:span text:style-name="T21_28"><text:s/></text:span><text:span text:style-name="T21_29">he</text:span><text:span text:style-name="T21_30"><text:s/></text:span><text:span text:style-name="T21_31">witnessed</text:span><text:span text:style-name="T21_32"><text:s/></text:span><text:span text:style-name="T21_33">a</text:span><text:span text:style-name="T21_34"><text:s/></text:span><text:span text:style-name="T21_35">man</text:span><text:span text:style-name="T21_36"><text:s/></text:span><text:span text:style-name="T21_37">get</text:span><text:span text:style-name="T21_38"><text:s/></text:span><text:span text:style-name="T21_39">stabbed</text:span><text:span text:style-name="T21_40"><text:s/></text:span><text:span text:style-name="T21_41">at</text:span><text:span text:style-name="T21_42"><text:s/></text:span><text:span text:style-name="T21_43">the</text:span><text:span text:style-name="T21_44"><text:s/></text:span><text:span text:style-name="T21_45">London</text:span><text:span text:style-name="T21_46"><text:s/></text:span><text:span text:style-name="T21_47">meat</text:span><text:span text:style-name="T21_48"><text:s/></text:span><text:span text:style-name="T21_49">markets</text:span><text:span text:style-name="T21_50">!<text:s/></text:span><text:span text:style-name="T21_51">The</text:span><text:span text:style-name="T21_52"><text:s/></text:span><text:span text:style-name="T21_53">murder</text:span><text:span text:style-name="T21_54"><text:s/></text:span><text:span text:style-name="T21_55">of</text:span><text:span text:style-name="T21_56"><text:s/></text:span><text:span text:style-name="T21_57">Duke</text:span><text:span text:style-name="T21_58"><text:s/></text:span><text:span text:style-name="T21_59">Smallwood</text:span><text:span text:style-name="T21_60"><text:s/></text:span><text:span text:style-name="T21_61">made</text:span><text:span text:style-name="T21_62"><text:s/></text:span><text:span text:style-name="T21_63">you</text:span><text:span text:style-name="T21_64"><text:s/></text:span><text:span text:style-name="T21_65">remember</text:span><text:span text:style-name="T21_66"><text:s/></text:span><text:span text:style-name="T21_67">this</text:span><text:span text:style-name="T21_68"><text:s/></text:span><text:span text:style-name="T21_69">terrible</text:span><text:span text:style-name="T21_70"><text:s/></text:span><text:span text:style-name="T21_71">tale</text:span><text:span text:style-name="T21_72">.</text:span></text:p>
        </text:list-item>
        <text:list-item>
          <text:p text:style-name="P22"><text:span text:style-name="T22_1">You</text:span><text:span text:style-name="T22_2"><text:s/></text:span><text:span text:style-name="T22_3">saw</text:span><text:span text:style-name="T22_4"><text:s/></text:span><text:span text:style-name="T22_5">Aja</text:span><text:span text:style-name="T22_6"><text:s/></text:span><text:span text:style-name="T22_7">drop</text:span><text:span text:style-name="T22_8"><text:s/></text:span><text:span text:style-name="T22_9">a</text:span><text:span text:style-name="T22_10"><text:s/></text:span><text:span text:style-name="T22_11">blue</text:span><text:span text:style-name="T22_12"><text:s/></text:span><text:span text:style-name="T22_13">dice</text:span><text:span text:style-name="T22_14"><text:s/></text:span><text:span text:style-name="T22_15">and</text:span><text:span text:style-name="T22_16"><text:s/></text:span><text:span text:style-name="T22_17">you</text:span><text:span text:style-name="T22_18"><text:s/></text:span><text:span text:style-name="T22_19">picked</text:span><text:span text:style-name="T22_20"><text:s/></text:span><text:span text:style-name="T22_21">it</text:span><text:span text:style-name="T22_22"><text:s/></text:span><text:span text:style-name="T22_23">up</text:span><text:span text:style-name="T22_24"><text:s/></text:span><text:span text:style-name="T22_25">for</text:span><text:span text:style-name="T22_26"><text:s/></text:span><text:span text:style-name="T22_27">her</text:span><text:span text:style-name="T22_28">.<text:s/></text:span><text:span text:style-name="T22_29">You</text:span><text:span text:style-name="T22_30"><text:s/></text:span><text:span text:style-name="T22_31">lost</text:span><text:span text:style-name="T22_32"><text:s/></text:span><text:span text:style-name="T22_33">it</text:span><text:span text:style-name="T22_34">,<text:s/></text:span><text:span text:style-name="T22_35">though</text:span><text:span text:style-name="T22_36">.<text:s/></text:span></text:p>
        </text:list-item>
        <text:list-item>
          <text:p text:style-name="P23"><text:span text:style-name="T23_1">You</text:span><text:span text:style-name="T23_2"><text:s/></text:span><text:span text:style-name="T23_3">heard</text:span><text:span text:style-name="T23_4"><text:s/></text:span><text:span text:style-name="T23_5">a</text:span><text:span text:style-name="T23_6"><text:s/></text:span><text:span text:style-name="T23_7">loud</text:span><text:span text:style-name="T23_8">,<text:s/></text:span><text:span text:style-name="T23_9">drunk</text:span><text:span text:style-name="T23_10"><text:s/></text:span><text:span text:style-name="T23_11">person</text:span><text:span text:style-name="T23_12"><text:s/></text:span><text:span text:style-name="T23_13">boasting</text:span><text:span text:style-name="T23_14"><text:s/></text:span><text:span text:style-name="T23_15">about</text:span><text:span text:style-name="T23_16"><text:s/></text:span><text:span text:style-name="T23_17">killing</text:span><text:span text:style-name="T23_18"><text:s/></text:span><text:span text:style-name="T23_19">a</text:span><text:span text:style-name="T23_20"><text:s/></text:span><text:span text:style-name="T23_21">priest</text:span><text:span text:style-name="T23_22">.<text:s/></text:span><text:span text:style-name="T23_23">The</text:span><text:span text:style-name="T23_24"><text:s/></text:span><text:span text:style-name="T23_25">voice</text:span><text:span text:style-name="T23_26"><text:s/></text:span><text:span text:style-name="T23_27">sounded</text:span><text:span text:style-name="T23_28"><text:s/></text:span><text:span text:style-name="T23_29">familiar</text:span><text:span text:style-name="T23_30"><text:s/></text:span><text:span text:style-name="T23_31">and</text:span><text:span text:style-name="T23_32"><text:s/></text:span><text:span text:style-name="T23_33">you</text:span><text:span text:style-name="T23_34"><text:s/></text:span><text:span text:style-name="T23_35">suspect</text:span><text:span text:style-name="T23_36"><text:s/></text:span><text:span text:style-name="T23_37">that</text:span><text:span text:style-name="T23_38"><text:s/></text:span><text:span text:style-name="T23_39">they</text:span><text:span text:style-name="T23_40"><text:s/></text:span><text:span text:style-name="T23_41">get</text:span><text:span text:style-name="T23_42"><text:s/></text:span><text:span text:style-name="T23_43">drunk</text:span><text:span text:style-name="T23_44"><text:s/></text:span><text:span text:style-name="T23_45">often</text:span></text:p>
        </text:list-item>
        <text:list-item>
          <text:p text:style-name="P24"><text:span text:style-name="T24_1">When</text:span><text:span text:style-name="T24_2"><text:s/></text:span><text:span text:style-name="T24_3">you</text:span><text:span text:style-name="T24_4"><text:s/></text:span><text:span text:style-name="T24_5">were</text:span><text:span text:style-name="T24_6"><text:s/></text:span><text:span text:style-name="T24_7">looking</text:span><text:span text:style-name="T24_8"><text:s/></text:span><text:span text:style-name="T24_9">through</text:span><text:span text:style-name="T24_10"><text:s/></text:span><text:span text:style-name="T24_11">your</text:span><text:span text:style-name="T24_12"><text:s/></text:span><text:span text:style-name="T24_13">husbands</text:span><text:span text:style-name="T24_14"><text:s/></text:span><text:span text:style-name="T24_15">old</text:span><text:span text:style-name="T24_16"><text:s/></text:span><text:span text:style-name="T24_17">items</text:span><text:span text:style-name="T24_18"><text:s/></text:span><text:span text:style-name="T24_19">from</text:span><text:span text:style-name="T24_20"><text:s/></text:span><text:span text:style-name="T24_21">his</text:span><text:span text:style-name="T24_22"><text:s/></text:span><text:span text:style-name="T24_23">time</text:span><text:span text:style-name="T24_24"><text:s/></text:span><text:span text:style-name="T24_25">in</text:span><text:span text:style-name="T24_26"><text:s/></text:span><text:span text:style-name="T24_27">Cambridge</text:span><text:span text:style-name="T24_28">,<text:s/></text:span><text:span text:style-name="T24_29">you</text:span><text:span text:style-name="T24_30"><text:s/></text:span><text:span text:style-name="T24_31">noticed</text:span><text:span text:style-name="T24_32"><text:s/></text:span><text:span text:style-name="T24_33">a</text:span><text:span text:style-name="T24_34"><text:s/></text:span><text:span text:style-name="T24_35">list</text:span><text:span text:style-name="T24_36"><text:s/></text:span><text:span text:style-name="T24_37">of</text:span><text:span text:style-name="T24_38"><text:s/></text:span><text:span text:style-name="T24_39">your</text:span><text:span text:style-name="T24_40"><text:s/></text:span><text:span text:style-name="T24_41">husband</text:span><text:span text:style-name="T24_42">’</text:span><text:span text:style-name="T24_43">s</text:span><text:span text:style-name="T24_44"><text:s/></text:span><text:span text:style-name="T24_45">graduating</text:span><text:span text:style-name="T24_46"><text:s/></text:span><text:span text:style-name="T24_47">class</text:span><text:span text:style-name="T24_48">.<text:s/></text:span><text:span text:style-name="T24_49">It</text:span><text:span text:style-name="T24_50"><text:s/></text:span><text:span text:style-name="T24_51">included</text:span><text:span text:style-name="T24_52"><text:s/></text:span><text:span text:style-name="T24_53">Christian</text:span><text:span text:style-name="T24_54"><text:s/></text:span><text:span text:style-name="T24_55">Drake</text:span><text:span text:style-name="T24_56">.<text:s/></text:span></text:p>
        </text:list-item>
      </text:list>
      <text:p text:style-name="P25"/>
      <text:h text:style-name="P26" text:outline-level="10"><text:bookmark-start text:name="h.2au7ex6kclhn"/><text:bookmark-end text:name="h.2au7ex6kclhn"/><text:span text:style-name="T26_1">Other</text:span><text:span text:style-name="T26_2"><text:s/></text:span><text:span text:style-name="T26_3">People</text:span><text:span text:style-name="T26_4"><text:s/></text:span></text:h>
      <text:p text:style-name="P27"/>
      <text:p text:style-name="P28"><text:span text:style-name="T28_1">Duchess</text:span><text:span text:style-name="T28_2"><text:s/></text:span><text:span text:style-name="T28_3">Agnes</text:span><text:span text:style-name="T28_4"><text:s/></text:span><text:span text:style-name="T28_5">Smallwood</text:span><text:span text:style-name="T28_6"><text:s/></text:span><text:span text:style-name="T28_7">-<text:s/></text:span><text:span text:style-name="T28_8">you</text:span><text:span text:style-name="T28_9"><text:s/></text:span><text:span text:style-name="T28_10">two</text:span><text:span text:style-name="T28_11"><text:s/></text:span><text:span text:style-name="T28_12">occasionally</text:span><text:span text:style-name="T28_13"><text:s/></text:span><text:span text:style-name="T28_14">have</text:span><text:span text:style-name="T28_15"><text:s/></text:span><text:span text:style-name="T28_16">tea</text:span><text:span text:style-name="T28_17"><text:s/></text:span><text:span text:style-name="T28_18">together</text:span><text:span text:style-name="T28_19">.<text:s/></text:span><text:span text:style-name="T28_20">You</text:span><text:span text:style-name="T28_21"><text:s/></text:span><text:span text:style-name="T28_22">are</text:span><text:span text:style-name="T28_23"><text:s/></text:span><text:span text:style-name="T28_24">trying</text:span><text:span text:style-name="T28_25"><text:s/></text:span><text:span text:style-name="T28_26">to</text:span><text:span text:style-name="T28_27"><text:s/></text:span><text:span text:style-name="T28_28">open</text:span><text:span text:style-name="T28_29"><text:s/></text:span><text:span text:style-name="T28_30">her</text:span><text:span text:style-name="T28_31"><text:s/></text:span><text:span text:style-name="T28_32">world</text:span><text:span text:style-name="T28_33">-</text:span><text:span text:style-name="T28_34">view</text:span><text:span text:style-name="T28_35"><text:s/></text:span><text:span text:style-name="T28_36">up</text:span><text:span text:style-name="T28_37"><text:s/></text:span><text:span text:style-name="T28_38">to</text:span><text:span text:style-name="T28_39"><text:s/></text:span><text:span text:style-name="T28_40">more</text:span><text:span text:style-name="T28_41"><text:s/></text:span><text:span text:style-name="T28_42">equal</text:span><text:span text:style-name="T28_43"><text:s/></text:span><text:span text:style-name="T28_44">rights</text:span><text:span text:style-name="T28_45"><text:s/></text:span><text:span text:style-name="T28_46">for</text:span><text:span text:style-name="T28_47"><text:s/></text:span><text:span text:style-name="T28_48">women</text:span><text:span text:style-name="T28_49">.</text:span></text:p>
      <text:h text:style-name="P29" text:outline-level="10"><text:bookmark-start text:name="h.mdfqpyqod7rn"/><text:bookmark-end text:name="h.mdfqpyqod7rn"/></text:h>
      <text:h text:style-name="P30" text:outline-level="10"><text:bookmark-start text:name="h.rnxozcaykxjo"/><text:bookmark-end text:name="h.rnxozcaykxjo"/><text:span text:style-name="T30_1">Interesting</text:span><text:span text:style-name="T30_2"><text:s/></text:span><text:span text:style-name="T30_3">Trivia</text:span></text:h>
      <text:p text:style-name="P31"/>
      <text:p text:style-name="P32"><text:span text:style-name="T32_1">You</text:span><text:span text:style-name="T32_2"><text:s/></text:span><text:span text:style-name="T32_3">are</text:span><text:span text:style-name="T32_4"><text:s/></text:span><text:span text:style-name="T32_5">on</text:span><text:span text:style-name="T32_6"><text:s/></text:span><text:span text:style-name="T32_7">the</text:span><text:span text:style-name="T32_8"><text:s/></text:span><text:span text:style-name="T32_9">Yuletide</text:span><text:span text:style-name="T32_10"><text:s/></text:span><text:span text:style-name="T32_11">organising</text:span><text:span text:style-name="T32_12"><text:s/></text:span><text:span text:style-name="T32_13">committee</text:span><text:span text:style-name="T32_14"><text:s/></text:span><text:span text:style-name="T32_15">responsible</text:span><text:span text:style-name="T32_16"><text:s/></text:span><text:span text:style-name="T32_17">for</text:span><text:span text:style-name="T32_18"><text:s/></text:span><text:span text:style-name="T32_19">this</text:span><text:span text:style-name="T32_20"><text:s/></text:span><text:span text:style-name="T32_21">festival</text:span><text:span text:style-name="T32_22">.<text:s/></text:span><text:span text:style-name="T32_23">Other</text:span><text:span text:style-name="T32_24"><text:s/></text:span><text:span text:style-name="T32_25">members</text:span><text:span text:style-name="T32_26"><text:s/></text:span><text:span text:style-name="T32_27">include</text:span><text:span text:style-name="T32_28"><text:s/></text:span><text:span text:style-name="T32_29">Emery</text:span><text:span text:style-name="T32_30"><text:s/></text:span><text:span text:style-name="T32_31">Briar</text:span><text:span text:style-name="T32_32">,<text:s/></text:span><text:span text:style-name="T32_33">Bessie</text:span><text:span text:style-name="T32_34"><text:s/></text:span><text:span text:style-name="T32_35">Farthing</text:span><text:span text:style-name="T32_36">,<text:s/></text:span><text:span text:style-name="T32_37">Lucy</text:span><text:span text:style-name="T32_38"><text:s/></text:span><text:span text:style-name="T32_39">Gadrill</text:span><text:span text:style-name="T32_40">,<text:s/></text:span><text:span text:style-name="T32_41">Felicity</text:span><text:span text:style-name="T32_42"><text:s/></text:span><text:span text:style-name="T32_43">Rosencrantz</text:span><text:span text:style-name="T32_44"><text:s/></text:span><text:span text:style-name="T32_45">and</text:span><text:span text:style-name="T32_46"><text:s/></text:span><text:span text:style-name="T32_47">Isabel</text:span><text:span text:style-name="T32_48"><text:s/></text:span><text:span text:style-name="T32_49">Williams</text:span><text:span text:style-name="T32_50">.</text:span></text:p>
      <text:h text:style-name="P33" text:outline-level="10"><text:bookmark-start text:name="h.pbd33ukfqkg0"/><text:bookmark-end text:name="h.pbd33ukfqkg0"/><text:span text:style-name="T33_1">Your</text:span><text:span text:style-name="T33_2"><text:s/></text:span><text:span text:style-name="T33_3">Goals</text:span></text:h>
      <text:list text:style-name="LS2" xml:id="list4">
        <text:list-item>
          <text:p text:style-name="P34"><text:span text:style-name="T34_1">Obtain</text:span><text:span text:style-name="T34_2"><text:s/></text:span><text:span text:style-name="T34_3">evidence</text:span><text:span text:style-name="T34_4"><text:s/></text:span><text:span text:style-name="T34_5">and</text:span><text:span text:style-name="T34_6"><text:s/></text:span><text:span text:style-name="T34_7">expose</text:span><text:span text:style-name="T34_8"><text:s/></text:span><text:span text:style-name="T34_9">the</text:span><text:span text:style-name="T34_10"><text:s/></text:span><text:span text:style-name="T34_11">affair</text:span><text:span text:style-name="T34_12"><text:s/></text:span><text:span text:style-name="T34_13">between</text:span><text:span text:style-name="T34_14"><text:s/></text:span><text:span text:style-name="T34_15">James</text:span><text:span text:style-name="T34_16"><text:s/></text:span><text:span text:style-name="T34_17">Farthing</text:span><text:span text:style-name="T34_18"><text:s/></text:span><text:span text:style-name="T34_19">and</text:span><text:span text:style-name="T34_20"><text:s/></text:span><text:span text:style-name="T34_21">Susannah</text:span><text:span text:style-name="T34_22"><text:s/></text:span><text:span text:style-name="T34_23">Silvester</text:span><text:span text:style-name="T34_24">.</text:span></text:p>
        </text:list-item>
        <text:list-item>
          <text:p text:style-name="P35"><text:span text:style-name="T35_1">Look</text:span><text:span text:style-name="T35_2"><text:s/></text:span><text:span text:style-name="T35_3">out</text:span><text:span text:style-name="T35_4"><text:s/></text:span><text:span text:style-name="T35_5">for</text:span><text:span text:style-name="T35_6"><text:s/></text:span><text:span text:style-name="T35_7">Rosehia</text:span><text:span text:style-name="T35_8"><text:s/></text:span><text:span text:style-name="T35_9">Wills</text:span><text:span text:style-name="T35_10"><text:s/></text:span><text:span text:style-name="T35_11">and</text:span><text:span text:style-name="T35_12"><text:s/></text:span><text:span text:style-name="T35_13">make</text:span><text:span text:style-name="T35_14"><text:s/></text:span><text:span text:style-name="T35_15">sure</text:span><text:span text:style-name="T35_16"><text:s/></text:span><text:span text:style-name="T35_17">she</text:span><text:span text:style-name="T35_18"><text:s/></text:span><text:span text:style-name="T35_19">doesn</text:span><text:span text:style-name="T35_20">’</text:span><text:span text:style-name="T35_21">t</text:span><text:span text:style-name="T35_22"><text:s/></text:span><text:span text:style-name="T35_23">get</text:span><text:span text:style-name="T35_24"><text:s/></text:span><text:span text:style-name="T35_25">into</text:span><text:span text:style-name="T35_26"><text:s/></text:span><text:span text:style-name="T35_27">too</text:span><text:span text:style-name="T35_28"><text:s/></text:span><text:span text:style-name="T35_29">much</text:span><text:span text:style-name="T35_30"><text:s/></text:span><text:span text:style-name="T35_31">trouble</text:span><text:span text:style-name="T35_32">.</text:span></text:p>
        </text:list-item>
        <text:list-item>
          <text:p text:style-name="P36"><text:span text:style-name="T36_1">Get</text:span><text:span text:style-name="T36_2"><text:s/></text:span><text:span text:style-name="T36_3">witchcraft</text:span><text:span text:style-name="T36_4"><text:s/></text:span><text:span text:style-name="T36_5">removed</text:span><text:span text:style-name="T36_6"><text:s/></text:span><text:span text:style-name="T36_7">from</text:span><text:span text:style-name="T36_8"><text:s/></text:span><text:span text:style-name="T36_9">Town</text:span><text:span text:style-name="T36_10"><text:s/></text:span><text:span text:style-name="T36_11">Charter</text:span><text:span text:style-name="T36_12"><text:s/></text:span><text:span text:style-name="T36_13">and</text:span><text:span text:style-name="T36_14"><text:s/></text:span><text:span text:style-name="T36_15">protect</text:span><text:span text:style-name="T36_16"><text:s/></text:span><text:span text:style-name="T36_17">any</text:span><text:span text:style-name="T36_18"><text:s/></text:span><text:span text:style-name="T36_19">accused</text:span><text:span text:style-name="T36_20"><text:s/></text:span><text:span text:style-name="T36_21">witches</text:span><text:span text:style-name="T36_22">.</text:span></text:p>
        </text:list-item>
        <text:list-item>
          <text:p text:style-name="P37"><text:span text:style-name="T37_1">Help</text:span><text:span text:style-name="T37_2"><text:s/></text:span><text:span text:style-name="T37_3">Nathaniel</text:span><text:span text:style-name="T37_4"><text:s/></text:span><text:span text:style-name="T37_5">Gascoigne</text:span><text:span text:style-name="T37_6"><text:s/></text:span><text:span text:style-name="T37_7">and</text:span><text:span text:style-name="T37_8"><text:s/></text:span><text:span text:style-name="T37_9">his</text:span><text:span text:style-name="T37_10"><text:s/></text:span><text:span text:style-name="T37_11">allies</text:span><text:span text:style-name="T37_12">.</text:span></text:p>
        </text:list-item>
        <text:list-item>
          <text:p text:style-name="P38"><text:span text:style-name="T38_1">Solve</text:span><text:span text:style-name="T38_2"><text:s/></text:span><text:span text:style-name="T38_3">the</text:span><text:span text:style-name="T38_4"><text:s/></text:span><text:span text:style-name="T38_5">murder</text:span><text:span text:style-name="T38_6"><text:s/></text:span><text:span text:style-name="T38_7">of</text:span><text:span text:style-name="T38_8"><text:s/></text:span><text:span text:style-name="T38_9">Duke</text:span><text:span text:style-name="T38_10"><text:s/></text:span><text:span text:style-name="T38_11">Smallwood</text:span><text:span text:style-name="T38_12">.</text:span></text:p>
        </text:list-item>
      </text:list>
      <text:p text:style-name="P39"/>
      <text:p text:style-name="P4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